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 style:family="graphic" style:parent-style-name="standard">
      <style:graphic-properties draw:stroke="none" draw:fill="solid" draw:fill-color="#ced4da" draw:opacity="50%" draw:textarea-horizontal-align="justify" draw:textarea-vertical-align="middle" draw:auto-grow-height="false" fo:min-height="1.822cm" fo:min-width="0cm" draw:shadow-opacity="50%"/>
    </style:style>
    <style:style style:name="gr5"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pr1" style:family="presentation" style:parent-style-name="Title-title">
      <style:graphic-properties fo:min-height="2.6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Title_5f_-title">
      <style:graphic-properties fo:min-height="2.629cm"/>
      <style:paragraph-properties style:writing-mode="lr-tb"/>
    </style:style>
    <style:style style:name="pr5" style:family="presentation" style:parent-style-name="Title_5f_-notes">
      <style:graphic-properties draw:fill-color="#ffffff" draw:auto-grow-height="true" fo:min-height="13.364cm"/>
      <style:paragraph-properties style:writing-mode="lr-tb"/>
    </style:style>
    <style:style style:name="pr6" style:family="presentation" style:parent-style-name="Content_20_1_5f_-notes">
      <style:graphic-properties draw:fill-color="#ffffff" draw:auto-grow-height="true" fo:min-height="13.364cm"/>
      <style:paragraph-properties style:writing-mode="lr-tb"/>
    </style:style>
    <style:style style:name="pr7" style:family="presentation" style:parent-style-name="Title_5f__5f_-title">
      <style:graphic-properties fo:min-height="2.629cm"/>
      <style:paragraph-properties style:writing-mode="lr-tb"/>
    </style:style>
    <style:style style:name="pr8" style:family="presentation" style:parent-style-name="Title_5f__5f_-notes">
      <style:graphic-properties draw:fill-color="#ffffff" draw:auto-grow-height="true" fo:min-height="13.364cm"/>
      <style:paragraph-properties style:writing-mode="lr-tb"/>
    </style:style>
    <style:style style:name="pr9" style:family="presentation" style:parent-style-name="Content_20_1_5f__5f_-notes">
      <style:graphic-properties draw:fill-color="#ffffff" draw:auto-grow-height="true" fo:min-height="13.364cm"/>
      <style:paragraph-properties style:writing-mode="lr-tb"/>
    </style:style>
    <style:style style:name="pr10" style:family="presentation" style:parent-style-name="Title_5f__5f__5f_-title">
      <style:graphic-properties fo:min-height="2.629cm"/>
      <style:paragraph-properties style:writing-mode="lr-tb"/>
    </style:style>
    <style:style style:name="pr11" style:family="presentation" style:parent-style-name="Title_5f__5f__5f_-notes">
      <style:graphic-properties draw:fill-color="#ffffff" draw:auto-grow-height="true" fo:min-height="13.364cm"/>
      <style:paragraph-properties style:writing-mode="lr-tb"/>
    </style:style>
    <style:style style:name="pr12" style:family="presentation" style:parent-style-name="Content_20_1_5f__5f__5f_-notes">
      <style:graphic-properties draw:fill-color="#ffffff" draw:auto-grow-height="true" fo:min-height="13.364cm"/>
      <style:paragraph-properties style:writing-mode="lr-tb"/>
    </style:style>
    <style:style style:name="pr13" style:family="presentation" style:parent-style-name="Title_5f__5f__5f__5f_-title">
      <style:graphic-properties fo:min-height="2.629cm"/>
      <style:paragraph-properties style:writing-mode="lr-tb"/>
    </style:style>
    <style:style style:name="pr14" style:family="presentation" style:parent-style-name="Title_5f__5f__5f__5f_-notes">
      <style:graphic-properties draw:fill-color="#ffffff" draw:auto-grow-height="true" fo:min-height="13.364cm"/>
      <style:paragraph-properties style:writing-mode="lr-tb"/>
    </style:style>
    <style:style style:name="pr15" style:family="presentation" style:parent-style-name="Content_20_1_5f__5f__5f__5f_-notes">
      <style:graphic-properties draw:fill-color="#ffffff" draw:auto-grow-height="true" fo:min-height="13.364cm"/>
      <style:paragraph-properties style:writing-mode="lr-tb"/>
    </style:style>
    <style:style style:name="pr16" style:family="presentation" style:parent-style-name="Title_5f__5f__5f__5f__5f_-title">
      <style:graphic-properties fo:min-height="2.629cm"/>
      <style:paragraph-properties style:writing-mode="lr-tb"/>
    </style:style>
    <style:style style:name="pr17" style:family="presentation" style:parent-style-name="Title_5f__5f__5f__5f__5f_-notes">
      <style:graphic-properties draw:fill-color="#ffffff" draw:auto-grow-height="true" fo:min-height="13.364cm"/>
      <style:paragraph-properties style:writing-mode="lr-tb"/>
    </style:style>
    <style:style style:name="pr18" style:family="presentation" style:parent-style-name="Content_20_1_5f__5f__5f__5f__5f_-notes">
      <style:graphic-properties draw:fill-color="#ffffff" draw:auto-grow-height="true" fo:min-height="13.364cm"/>
      <style:paragraph-properties style:writing-mode="lr-tb"/>
    </style:style>
    <style:style style:name="pr19" style:family="presentation" style:parent-style-name="Title_5f__5f__5f__5f__5f__5f_-title">
      <style:graphic-properties fo:min-height="2.629cm"/>
      <style:paragraph-properties style:writing-mode="lr-tb"/>
    </style:style>
    <style:style style:name="pr20" style:family="presentation" style:parent-style-name="Title_5f__5f__5f__5f__5f__5f_-notes">
      <style:graphic-properties draw:fill-color="#ffffff" draw:auto-grow-height="true" fo:min-height="13.364cm"/>
      <style:paragraph-properties style:writing-mode="lr-tb"/>
    </style:style>
    <style:style style:name="pr21" style:family="presentation" style:parent-style-name="Content_20_1_5f__5f__5f__5f__5f__5f_-notes">
      <style:graphic-properties draw:fill-color="#ffffff" draw:auto-grow-height="true" fo:min-height="13.364cm"/>
      <style:paragraph-properties style:writing-mode="lr-tb"/>
    </style:style>
    <style:style style:name="pr22" style:family="presentation" style:parent-style-name="Title_5f__5f__5f__5f__5f__5f__5f__5f__5f__5f__5f__5f__5f__5f__5f_-title">
      <style:graphic-properties fo:min-height="2.629cm"/>
      <style:paragraph-properties style:writing-mode="lr-tb"/>
    </style:style>
    <style:style style:name="pr23" style:family="presentation" style:parent-style-name="Title_5f__5f__5f__5f__5f__5f__5f__5f__5f__5f__5f__5f__5f__5f__5f_-notes">
      <style:graphic-properties draw:fill-color="#ffffff" draw:auto-grow-height="true" fo:min-height="13.364cm"/>
      <style:paragraph-properties style:writing-mode="lr-tb"/>
    </style:style>
    <style:style style:name="pr24" style:family="presentation" style:parent-style-name="Content_20_1_5f__5f__5f__5f__5f__5f__5f_-notes">
      <style:graphic-properties draw:fill-color="#ffffff" draw:auto-grow-height="true" fo:min-height="13.364cm"/>
      <style:paragraph-properties style:writing-mode="lr-tb"/>
    </style:style>
    <style:style style:name="pr25" style:family="presentation" style:parent-style-name="Title_5f__5f__5f__5f__5f__5f__5f_-title">
      <style:graphic-properties fo:min-height="2.629cm"/>
      <style:paragraph-properties style:writing-mode="lr-tb"/>
    </style:style>
    <style:style style:name="pr26" style:family="presentation" style:parent-style-name="Title_5f__5f__5f__5f__5f__5f__5f_-notes">
      <style:graphic-properties draw:fill-color="#ffffff" draw:auto-grow-height="true" fo:min-height="13.364cm"/>
      <style:paragraph-properties style:writing-mode="lr-tb"/>
    </style:style>
    <style:style style:name="pr27" style:family="presentation" style:parent-style-name="Content_20_1_5f__5f__5f__5f__5f__5f__5f__5f_-notes">
      <style:graphic-properties draw:fill-color="#ffffff" draw:auto-grow-height="true" fo:min-height="13.364cm"/>
      <style:paragraph-properties style:writing-mode="lr-tb"/>
    </style:style>
    <style:style style:name="pr28" style:family="presentation" style:parent-style-name="Title_5f__5f__5f__5f__5f__5f__5f__5f_-title">
      <style:graphic-properties fo:min-height="2.629cm"/>
      <style:paragraph-properties style:writing-mode="lr-tb"/>
    </style:style>
    <style:style style:name="pr29" style:family="presentation" style:parent-style-name="Title_5f__5f__5f__5f__5f__5f__5f__5f_-notes">
      <style:graphic-properties draw:fill-color="#ffffff" draw:auto-grow-height="true" fo:min-height="13.364cm"/>
      <style:paragraph-properties style:writing-mode="lr-tb"/>
    </style:style>
    <style:style style:name="pr30" style:family="presentation" style:parent-style-name="Content_20_1_5f__5f__5f__5f__5f__5f__5f__5f__5f_-notes">
      <style:graphic-properties draw:fill-color="#ffffff" draw:auto-grow-height="true" fo:min-height="13.364cm"/>
      <style:paragraph-properties style:writing-mode="lr-tb"/>
    </style:style>
    <style:style style:name="pr31" style:family="presentation" style:parent-style-name="Title_5f__5f__5f__5f__5f__5f__5f__5f__5f__5f__5f__5f__5f__5f__5f__5f_-title">
      <style:graphic-properties fo:min-height="2.629cm"/>
      <style:paragraph-properties style:writing-mode="lr-tb"/>
    </style:style>
    <style:style style:name="pr32" style:family="presentation" style:parent-style-name="Title_5f__5f__5f__5f__5f__5f__5f__5f__5f__5f__5f__5f__5f__5f__5f__5f_-notes">
      <style:graphic-properties draw:fill-color="#ffffff" draw:auto-grow-height="true" fo:min-height="13.364cm"/>
      <style:paragraph-properties style:writing-mode="lr-tb"/>
    </style:style>
    <style:style style:name="pr33" style:family="presentation" style:parent-style-name="Content_20_1_5f__5f__5f__5f__5f__5f__5f__5f__5f__5f_-notes">
      <style:graphic-properties draw:fill-color="#ffffff" draw:auto-grow-height="true" fo:min-height="13.364cm"/>
      <style:paragraph-properties style:writing-mode="lr-tb"/>
    </style:style>
    <style:style style:name="pr34" style:family="presentation" style:parent-style-name="Title_5f__5f__5f__5f__5f__5f__5f__5f__5f_-title">
      <style:graphic-properties fo:min-height="2.629cm"/>
      <style:paragraph-properties style:writing-mode="lr-tb"/>
    </style:style>
    <style:style style:name="pr35" style:family="presentation" style:parent-style-name="Title_5f__5f__5f__5f__5f__5f__5f__5f__5f_-notes">
      <style:graphic-properties draw:fill-color="#ffffff" draw:auto-grow-height="true" fo:min-height="13.364cm"/>
      <style:paragraph-properties style:writing-mode="lr-tb"/>
    </style:style>
    <style:style style:name="pr36" style:family="presentation" style:parent-style-name="Content_20_1_5f__5f__5f__5f__5f__5f__5f__5f__5f__5f__5f_-notes">
      <style:graphic-properties draw:fill-color="#ffffff" draw:auto-grow-height="true" fo:min-height="13.364cm"/>
      <style:paragraph-properties style:writing-mode="lr-tb"/>
    </style:style>
    <style:style style:name="pr37" style:family="presentation" style:parent-style-name="Title_5f__5f__5f__5f__5f__5f__5f__5f__5f__5f_-title">
      <style:graphic-properties fo:min-height="2.629cm"/>
      <style:paragraph-properties style:writing-mode="lr-tb"/>
    </style:style>
    <style:style style:name="pr38" style:family="presentation" style:parent-style-name="Title_5f__5f__5f__5f__5f__5f__5f__5f__5f__5f_-notes">
      <style:graphic-properties draw:fill-color="#ffffff" draw:auto-grow-height="true" fo:min-height="13.364cm"/>
      <style:paragraph-properties style:writing-mode="lr-tb"/>
    </style:style>
    <style:style style:name="pr39" style:family="presentation" style:parent-style-name="Content_20_1_5f__5f__5f__5f__5f__5f__5f__5f__5f__5f__5f__5f_-notes">
      <style:graphic-properties draw:fill-color="#ffffff" draw:auto-grow-height="true" fo:min-height="13.364cm"/>
      <style:paragraph-properties style:writing-mode="lr-tb"/>
    </style:style>
    <style:style style:name="pr40" style:family="presentation" style:parent-style-name="Title_5f__5f__5f__5f__5f__5f__5f__5f__5f__5f__5f_-title">
      <style:graphic-properties fo:min-height="2.629cm"/>
      <style:paragraph-properties style:writing-mode="lr-tb"/>
    </style:style>
    <style:style style:name="pr41" style:family="presentation" style:parent-style-name="Title_5f__5f__5f__5f__5f__5f__5f__5f__5f__5f__5f_-notes">
      <style:graphic-properties draw:fill-color="#ffffff" draw:auto-grow-height="true" fo:min-height="13.364cm"/>
      <style:paragraph-properties style:writing-mode="lr-tb"/>
    </style:style>
    <style:style style:name="pr42" style:family="presentation" style:parent-style-name="Content_20_1_5f__5f__5f__5f__5f__5f__5f__5f__5f__5f__5f__5f__5f_-notes">
      <style:graphic-properties draw:fill-color="#ffffff" draw:auto-grow-height="true" fo:min-height="13.364cm"/>
      <style:paragraph-properties style:writing-mode="lr-tb"/>
    </style:style>
    <style:style style:name="pr43" style:family="presentation" style:parent-style-name="Title_5f__5f__5f__5f__5f__5f__5f__5f__5f__5f__5f__5f_-title">
      <style:graphic-properties fo:min-height="2.629cm"/>
      <style:paragraph-properties style:writing-mode="lr-tb"/>
    </style:style>
    <style:style style:name="pr44" style:family="presentation" style:parent-style-name="Title_5f__5f__5f__5f__5f__5f__5f__5f__5f__5f__5f__5f_-notes">
      <style:graphic-properties draw:fill-color="#ffffff" draw:auto-grow-height="true" fo:min-height="13.364cm"/>
      <style:paragraph-properties style:writing-mode="lr-tb"/>
    </style:style>
    <style:style style:name="pr45" style:family="presentation" style:parent-style-name="Content_20_1_5f__5f__5f__5f__5f__5f__5f__5f__5f__5f__5f__5f__5f__5f_-notes">
      <style:graphic-properties draw:fill-color="#ffffff" draw:auto-grow-height="true" fo:min-height="13.364cm"/>
      <style:paragraph-properties style:writing-mode="lr-tb"/>
    </style:style>
    <style:style style:name="pr46" style:family="presentation" style:parent-style-name="Title_5f__5f__5f__5f__5f__5f__5f__5f__5f__5f__5f__5f__5f_-title">
      <style:graphic-properties fo:min-height="2.629cm"/>
      <style:paragraph-properties style:writing-mode="lr-tb"/>
    </style:style>
    <style:style style:name="pr47" style:family="presentation" style:parent-style-name="Title_5f__5f__5f__5f__5f__5f__5f__5f__5f__5f__5f__5f__5f_-notes">
      <style:graphic-properties draw:fill-color="#ffffff" draw:auto-grow-height="true" fo:min-height="13.364cm"/>
      <style:paragraph-properties style:writing-mode="lr-tb"/>
    </style:style>
    <style:style style:name="pr48" style:family="presentation" style:parent-style-name="Content_20_1_5f__5f__5f__5f__5f__5f__5f__5f__5f__5f__5f__5f__5f__5f__5f_-notes">
      <style:graphic-properties draw:fill-color="#ffffff" draw:auto-grow-height="true" fo:min-height="13.364cm"/>
      <style:paragraph-properties style:writing-mode="lr-tb"/>
    </style:style>
    <style:style style:name="pr49" style:family="presentation" style:parent-style-name="Content_20_1_5f__5f__5f__5f__5f__5f__5f__5f__5f__5f__5f__5f__5f__5f__5f__5f_-notes">
      <style:graphic-properties draw:fill-color="#ffffff" draw:auto-grow-height="true" fo:min-height="13.364cm"/>
      <style:paragraph-properties style:writing-mode="lr-tb"/>
    </style:style>
    <style:style style:name="pr50" style:family="presentation" style:parent-style-name="Content_20_1_5f__5f__5f__5f__5f__5f__5f__5f__5f__5f__5f__5f__5f__5f__5f__5f__5f_-notes">
      <style:graphic-properties draw:fill-color="#ffffff" draw:auto-grow-height="true" fo:min-height="13.364cm"/>
      <style:paragraph-properties style:writing-mode="lr-tb"/>
    </style:style>
    <style:style style:name="pr51" style:family="presentation" style:parent-style-name="Title_5f__5f__5f__5f__5f__5f__5f__5f__5f__5f__5f__5f__5f__5f__5f__5f__5f_-title">
      <style:graphic-properties fo:min-height="2.629cm"/>
      <style:paragraph-properties style:writing-mode="lr-tb"/>
    </style:style>
    <style:style style:name="pr52" style:family="presentation" style:parent-style-name="Title_5f__5f__5f__5f__5f__5f__5f__5f__5f__5f__5f__5f__5f__5f__5f__5f__5f_-notes">
      <style:graphic-properties draw:fill-color="#ffffff" draw:auto-grow-height="true" fo:min-height="13.364cm"/>
      <style:paragraph-properties style:writing-mode="lr-tb"/>
    </style:style>
    <style:style style:name="pr53" style:family="presentation" style:parent-style-name="Content_20_1_5f__5f__5f__5f__5f__5f__5f__5f__5f__5f__5f__5f__5f__5f__5f__5f__5f__5f_-notes">
      <style:graphic-properties draw:fill-color="#ffffff" draw:auto-grow-height="true" fo:min-height="13.364cm"/>
      <style:paragraph-properties style:writing-mode="lr-tb"/>
    </style:style>
    <style:style style:name="pr54" style:family="presentation" style:parent-style-name="Title_5f__5f__5f__5f__5f__5f__5f__5f__5f__5f__5f__5f__5f__5f__5f__5f__5f__5f_-title">
      <style:graphic-properties fo:min-height="2.629cm"/>
      <style:paragraph-properties style:writing-mode="lr-tb"/>
    </style:style>
    <style:style style:name="pr55" style:family="presentation" style:parent-style-name="Title_5f__5f__5f__5f__5f__5f__5f__5f__5f__5f__5f__5f__5f__5f__5f__5f__5f__5f_-notes">
      <style:graphic-properties draw:fill-color="#ffffff" draw:auto-grow-height="true" fo:min-height="13.364cm"/>
      <style:paragraph-properties style:writing-mode="lr-tb"/>
    </style:style>
    <style:style style:name="pr56" style:family="presentation" style:parent-style-name="Content_20_1_5f__5f__5f__5f__5f__5f__5f__5f__5f__5f__5f__5f__5f__5f__5f__5f__5f__5f__5f_-notes">
      <style:graphic-properties draw:fill-color="#ffffff" draw:auto-grow-height="true" fo:min-height="13.364cm"/>
      <style:paragraph-properties style:writing-mode="lr-tb"/>
    </style:style>
    <style:style style:name="pr57" style:family="presentation" style:parent-style-name="Title_5f__5f__5f__5f__5f__5f__5f__5f__5f__5f__5f__5f__5f__5f__5f__5f__5f__5f__5f_-title">
      <style:graphic-properties fo:min-height="2.629cm"/>
      <style:paragraph-properties style:writing-mode="lr-tb"/>
    </style:style>
    <style:style style:name="pr58" style:family="presentation" style:parent-style-name="Title_5f__5f__5f__5f__5f__5f__5f__5f__5f__5f__5f__5f__5f__5f__5f__5f__5f__5f__5f_-notes">
      <style:graphic-properties draw:fill-color="#ffffff" draw:auto-grow-height="true" fo:min-height="13.364cm"/>
      <style:paragraph-properties style:writing-mode="lr-tb"/>
    </style:style>
    <style:style style:name="pr59" style:family="presentation" style:parent-style-name="Content_20_1_5f__5f__5f__5f__5f__5f__5f__5f__5f__5f__5f__5f__5f__5f__5f__5f__5f__5f__5f__5f_-notes">
      <style:graphic-properties draw:fill-color="#ffffff" draw:auto-grow-height="true" fo:min-height="13.364cm"/>
      <style:paragraph-properties style:writing-mode="lr-tb"/>
    </style:style>
    <style:style style:name="pr60" style:family="presentation" style:parent-style-name="Title_5f__5f__5f__5f__5f__5f__5f__5f__5f__5f__5f__5f__5f__5f__5f__5f__5f__5f__5f__5f_-title">
      <style:graphic-properties fo:min-height="2.629cm"/>
      <style:paragraph-properties style:writing-mode="lr-tb"/>
    </style:style>
    <style:style style:name="pr61" style:family="presentation" style:parent-style-name="Title_5f__5f__5f__5f__5f__5f__5f__5f__5f__5f__5f__5f__5f__5f__5f__5f__5f__5f__5f__5f_-notes">
      <style:graphic-properties draw:fill-color="#ffffff" draw:auto-grow-height="true" fo:min-height="13.364cm"/>
      <style:paragraph-properties style:writing-mode="lr-tb"/>
    </style:style>
    <style:style style:name="pr62" style:family="presentation" style:parent-style-name="Content_20_1_5f__5f__5f__5f__5f__5f__5f__5f__5f__5f__5f__5f__5f__5f__5f__5f__5f__5f__5f__5f__5f_-notes">
      <style:graphic-properties draw:fill-color="#ffffff" draw:auto-grow-height="true" fo:min-height="13.364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draw:fill-color="#ffffff"/>
      <style:paragraph-properties style:writing-mode="lr-tb"/>
      <style:text-properties style:font-name="Noto Sans" fo:font-size="18pt" style:text-underline-style="none" fo:font-weight="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 fo:font-size="16pt" style:text-underline-style="none" style:font-size-asian="16pt" style:font-size-complex="16pt"/>
    </style:style>
    <style:style style:name="P5" style:family="paragraph">
      <loext:graphic-properties draw:fill="solid" draw:fill-color="#ced4da" draw:opacity="50%"/>
      <style:paragraph-properties fo:text-align="center"/>
    </style:style>
    <style:style style:name="T1" style:family="text">
      <style:text-properties style:font-name="Noto Sans" fo:font-size="18pt" style:text-underline-style="none" fo:font-weight="bold"/>
    </style:style>
    <style:style style:name="T2" style:family="text">
      <style:text-properties fo:color="#999999" loext:opacity="100%" style:font-name="Noto Sans"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25.199cm" svg:height="2.629cm" svg:x="1.301cm" svg:y="11.609cm" presentation:class="title" presentation:user-transformed="true">
          <draw:text-box>
            <text:p>Memória RAM</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3" draw:text-style-name="P4" draw:layer="layout" svg:width="16.256cm" svg:height="4.256cm" svg:x="11.244cm" svg:y="0.244cm">
          <draw:text-box>
            <text:p text:style-name="P3"><text:span text:style-name="T2">É uma memória que permite a leitura e escrita de informações em diversos dispositivos eletrônicos.</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6" draw:text-style-name="P4" draw:layer="layout" svg:width="16.256cm" svg:height="4.256cm" svg:x="8.754cm" svg:y="3.744cm">
          <draw:text-box>
            <text:p text:style-name="P3"><text:span text:style-name="T2">Ela armazena os programas básicos e funções operacionais de um sistema eletrônico.</text:span></text:p>
          </draw:text-box>
        </draw:frame>
        <draw:frame draw:style-name="gr7" draw:text-style-name="P4" draw:layer="layout" svg:width="16.256cm" svg:height="4.256cm" svg:x="8.754cm" svg:y="7.5cm">
          <draw:text-box>
            <text:p text:style-name="P3"><text:span text:style-name="T2">É usada pelo processador para armazenar programas e execução que irão funcionar no sistema.</text:span></text:p>
          </draw:text-box>
        </draw:frame>
        <draw:frame draw:style-name="gr8" draw:text-style-name="P4" draw:layer="layout" svg:width="16.256cm" svg:height="4.256cm" svg:x="6.244cm" svg:y="10.744cm">
          <draw:text-box>
            <text:p text:style-name="P3"><text:span text:style-name="T2">SDR: Tipo tradicional, uma leitura por ciclo.</text:span></text:p>
            <text:p text:style-name="P3"><text:span text:style-name="T2"/></text:p>
            <text:p text:style-name="P3"><text:span text:style-name="T2">DDR: Tecnologia moderna, duas leituras por ciclo.</text:span></text:p>
          </draw:text-box>
        </draw:frame>
        <presentation:notes draw:style-name="dp2">
          <office:forms form:automatic-focus="false" form:apply-design-mode="false"/>
          <draw:page-thumbnail draw:style-name="gr1" draw:layer="layout" svg:width="0.001cm" svg:height="0.001cm" svg:x="0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Title_5f_" presentation:presentation-page-layout-name="AL1T0">
        <office:forms form:automatic-focus="false" form:apply-design-mode="false"/>
        <draw:frame presentation:style-name="pr4" draw:layer="layout" svg:width="25.199cm" svg:height="2.629cm" svg:x="1.301cm" svg:y="11.609cm" presentation:class="title" presentation:user-transformed="true">
          <draw:text-box>
            <text:p>Memória DDR3 e DDR4</text:p>
          </draw:text-box>
        </draw:frame>
        <presentation:notes draw:style-name="dp1">
          <office:forms form:automatic-focus="false" form:apply-design-mode="false"/>
          <draw:page-thumbnail draw:style-name="gr1" draw:layer="layout" svg:width="19.798cm" svg:height="11.136cm" svg:x="0.6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Content_20_1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9" draw:text-style-name="P4" draw:layer="layout" svg:width="16.256cm" svg:height="4.256cm" svg:x="11.244cm" svg:y="0.5cm">
          <draw:text-box>
            <text:p text:style-name="P3"><text:span text:style-name="T2">Uma evolução na velocidade das memórias DDR utilizando novas tecnologias.</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10" draw:text-style-name="P4" draw:layer="layout" svg:width="16.256cm" svg:height="4.256cm" svg:x="8.744cm" svg:y="4cm">
          <draw:text-box>
            <text:p text:style-name="P3"><text:span text:style-name="T2">Possuem a mesma função das outras memórias RAM, porém realizam o trabalho com muito mais velocidade.</text:span></text:p>
          </draw:text-box>
        </draw:frame>
        <draw:frame draw:style-name="gr11" draw:text-style-name="P4" draw:layer="layout" svg:width="16.256cm" svg:height="4.256cm" svg:x="8.744cm" svg:y="7.5cm">
          <draw:text-box>
            <text:p text:style-name="P3"><text:span text:style-name="T2">Do mesmo modo que as outras memórias DDR</text:span></text:p>
          </draw:text-box>
        </draw:frame>
        <draw:frame draw:style-name="gr12" draw:text-style-name="P4" draw:layer="layout" svg:width="16.256cm" svg:height="4.256cm" svg:x="6.244cm" svg:y="10.744cm">
          <draw:text-box>
            <text:p text:style-name="P3"><text:span text:style-name="T2">Atualmente existem modelos mais atuais de memória RAM, sendo elas a DDR4 e DDR5.</text:span></text:p>
          </draw:text-box>
        </draw:frame>
        <presentation:notes draw:style-name="dp1">
          <office:forms form:automatic-focus="false" form:apply-design-mode="false"/>
          <draw:page-thumbnail draw:style-name="gr1" draw:layer="layout" svg:width="0.001cm" svg:height="0.001cm" svg:x="0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Title_5f__5f_" presentation:presentation-page-layout-name="AL1T0">
        <office:forms form:automatic-focus="false" form:apply-design-mode="false"/>
        <draw:frame presentation:style-name="pr7" draw:layer="layout" svg:width="25.199cm" svg:height="2.629cm" svg:x="1.301cm" svg:y="11.609cm" presentation:class="title" presentation:user-transformed="true">
          <draw:text-box>
            <text:p>Hard Disk (HD)</text:p>
          </draw:text-box>
        </draw:frame>
        <presentation:notes draw:style-name="dp1">
          <office:forms form:automatic-focus="false" form:apply-design-mode="false"/>
          <draw:page-thumbnail draw:style-name="gr1" draw:layer="layout" svg:width="19.798cm" svg:height="11.136cm" svg:x="0.6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Content_20_1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13" draw:text-style-name="P4" draw:layer="layout" svg:width="16.256cm" svg:height="4.256cm" svg:x="11.244cm" svg:y="0.244cm">
          <draw:text-box>
            <text:p text:style-name="P3"><text:span text:style-name="T2">É um dispositivo de armazenamento de dados eletromecânico.</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14" draw:text-style-name="P4" draw:layer="layout" svg:width="16.256cm" svg:height="4.256cm" svg:x="8.744cm" svg:y="3.744cm">
          <draw:text-box>
            <text:p text:style-name="P3"><text:span text:style-name="T2">Serve para armazenar dados e informações do usuário.</text:span></text:p>
          </draw:text-box>
        </draw:frame>
        <draw:frame draw:style-name="gr15" draw:text-style-name="P4" draw:layer="layout" svg:width="16.256cm" svg:height="4.256cm" svg:x="8.744cm" svg:y="7.244cm">
          <draw:text-box>
            <text:p text:style-name="P3"><text:span text:style-name="T2">Realiza a leitura e gravação destes dados e informações com um dispositivo magnético e um disco físico rígido como se fosse uma vitrola.</text:span></text:p>
          </draw:text-box>
        </draw:frame>
        <draw:frame draw:style-name="gr16" draw:text-style-name="P4" draw:layer="layout" svg:width="16.256cm" svg:height="4.256cm" svg:x="6.244cm" svg:y="11cm">
          <draw:text-box>
            <text:p text:style-name="P3"><text:span text:style-name="T2">ATA e SATA, a diferença entre eles são o tipo de conexão.</text:span></text:p>
          </draw:text-box>
        </draw:frame>
        <presentation:notes draw:style-name="dp1">
          <office:forms form:automatic-focus="false" form:apply-design-mode="false"/>
          <draw:page-thumbnail draw:style-name="gr1" draw:layer="layout" svg:width="0.001cm" svg:height="0.001cm" svg:x="0cm" svg:y="2.257cm" draw:page-number="6" presentation:class="page"/>
          <draw:frame presentation:style-name="pr9" draw:text-style-name="P1" draw:layer="layout" svg:width="16.799cm" svg:height="13.364cm" svg:x="2.1cm" svg:y="14.107cm" presentation:class="notes" presentation:placeholder="true">
            <draw:text-box/>
          </draw:frame>
        </presentation:notes>
      </draw:page>
      <draw:page draw:name="page7" draw:style-name="dp1" draw:master-page-name="Title_5f__5f__5f_" presentation:presentation-page-layout-name="AL1T0">
        <office:forms form:automatic-focus="false" form:apply-design-mode="false"/>
        <draw:frame presentation:style-name="pr10" draw:layer="layout" svg:width="25.199cm" svg:height="2.629cm" svg:x="1.301cm" svg:y="11.609cm" presentation:class="title" presentation:user-transformed="true">
          <draw:text-box>
            <text:p>Pen Drive</text:p>
          </draw:text-box>
        </draw:frame>
        <presentation:notes draw:style-name="dp1">
          <office:forms form:automatic-focus="false" form:apply-design-mode="false"/>
          <draw:page-thumbnail draw:style-name="gr1" draw:layer="layout" svg:width="19.798cm" svg:height="11.136cm" svg:x="0.6cm" svg:y="2.257cm" draw:page-number="7" presentation:class="page"/>
          <draw:frame presentation:style-name="pr11" draw:text-style-name="P1" draw:layer="layout" svg:width="16.799cm" svg:height="13.364cm" svg:x="2.1cm" svg:y="14.107cm" presentation:class="notes" presentation:placeholder="true">
            <draw:text-box/>
          </draw:frame>
        </presentation:notes>
      </draw:page>
      <draw:page draw:name="page8" draw:style-name="dp1" draw:master-page-name="Content_20_1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17" draw:text-style-name="P4" draw:layer="layout" svg:width="16.256cm" svg:height="4.256cm" svg:x="11.244cm" svg:y="0.244cm">
          <draw:text-box>
            <text:p text:style-name="P3"><text:span text:style-name="T2">É uma unidade de armazenamento portátil que utiliza memória flash (EEPROM) com um conector USB.</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18" draw:text-style-name="P4" draw:layer="layout" svg:width="16.256cm" svg:height="4.256cm" svg:x="8.744cm" svg:y="4cm">
          <draw:text-box>
            <text:p text:style-name="P3"><text:span text:style-name="T2">Transfere e armazena arquivos de forma prática e portátil.</text:span></text:p>
          </draw:text-box>
        </draw:frame>
        <draw:frame draw:style-name="gr19" draw:text-style-name="P4" draw:layer="layout" svg:width="16.256cm" svg:height="4.256cm" svg:x="8.744cm" svg:y="7.5cm">
          <draw:text-box>
            <text:p text:style-name="P3"><text:span text:style-name="T2">O dispositivo armazena informações na unidade flash que pode ser acessada via porta USB.</text:span></text:p>
          </draw:text-box>
        </draw:frame>
        <draw:frame draw:style-name="gr20" draw:text-style-name="P4" draw:layer="layout" svg:width="16.256cm" svg:height="4.256cm" svg:x="6.244cm" svg:y="11cm">
          <draw:text-box>
            <text:p text:style-name="P3"><text:span text:style-name="T2">Retráteis, Mini, blindados.</text:span></text:p>
          </draw:text-box>
        </draw:frame>
        <presentation:notes draw:style-name="dp1">
          <office:forms form:automatic-focus="false" form:apply-design-mode="false"/>
          <draw:page-thumbnail draw:style-name="gr1" draw:layer="layout" svg:width="0.001cm" svg:height="0.001cm" svg:x="0cm" svg:y="2.257cm" draw:page-number="8" presentation:class="page"/>
          <draw:frame presentation:style-name="pr12" draw:text-style-name="P1" draw:layer="layout" svg:width="16.799cm" svg:height="13.364cm" svg:x="2.1cm" svg:y="14.107cm" presentation:class="notes" presentation:placeholder="true">
            <draw:text-box/>
          </draw:frame>
        </presentation:notes>
      </draw:page>
      <draw:page draw:name="page9" draw:style-name="dp1" draw:master-page-name="Title_5f__5f__5f__5f_" presentation:presentation-page-layout-name="AL1T0">
        <office:forms form:automatic-focus="false" form:apply-design-mode="false"/>
        <draw:frame presentation:style-name="pr13" draw:layer="layout" svg:width="25.199cm" svg:height="2.629cm" svg:x="1.301cm" svg:y="11.609cm" presentation:class="title" presentation:user-transformed="true">
          <draw:text-box>
            <text:p>Cartão SSD</text:p>
          </draw:text-box>
        </draw:frame>
        <presentation:notes draw:style-name="dp1">
          <office:forms form:automatic-focus="false" form:apply-design-mode="false"/>
          <draw:page-thumbnail draw:style-name="gr1" draw:layer="layout" svg:width="19.798cm" svg:height="11.136cm" svg:x="0.6cm" svg:y="2.257cm" draw:page-number="9" presentation:class="page"/>
          <draw:frame presentation:style-name="pr14" draw:text-style-name="P1" draw:layer="layout" svg:width="16.799cm" svg:height="13.364cm" svg:x="2.1cm" svg:y="14.107cm" presentation:class="notes" presentation:placeholder="true">
            <draw:text-box/>
          </draw:frame>
        </presentation:notes>
      </draw:page>
      <draw:page draw:name="page10" draw:style-name="dp1" draw:master-page-name="Content_20_1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21" draw:text-style-name="P4" draw:layer="layout" svg:width="16.256cm" svg:height="4.256cm" svg:x="11.244cm" svg:y="0.244cm">
          <draw:text-box>
            <text:p text:style-name="P3"><text:span text:style-name="T2">É um cartão de memória seguro desenvolvido para ter a capacidade de proteger a gravação de dados.</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22" draw:text-style-name="P4" draw:layer="layout" svg:width="16.256cm" svg:height="4.256cm" svg:x="8.744cm" svg:y="3.765cm">
          <draw:text-box>
            <text:p text:style-name="P3"><text:span text:style-name="T2">Armazenar dados e protegê-los contra a escrita.</text:span></text:p>
          </draw:text-box>
        </draw:frame>
        <draw:frame draw:style-name="gr23" draw:text-style-name="P4" draw:layer="layout" svg:width="16.256cm" svg:height="4.256cm" svg:x="11.244cm" svg:y="0.244cm">
          <draw:text-box>
            <text:p text:style-name="P3"><text:span text:style-name="T2">É um cartão de memória seguro desenvolvido para ter a capacidade de proteger a gravação de dados.</text:span></text:p>
          </draw:text-box>
        </draw:frame>
        <draw:frame draw:style-name="gr24" draw:text-style-name="P4" draw:layer="layout" svg:width="16.256cm" svg:height="4.256cm" svg:x="8.744cm" svg:y="7.5cm">
          <draw:text-box>
            <text:p text:style-name="P3"><text:span text:style-name="T2">De modo parecido com a memória flash.</text:span></text:p>
          </draw:text-box>
        </draw:frame>
        <draw:frame draw:style-name="gr25" draw:text-style-name="P4" draw:layer="layout" svg:width="16.256cm" svg:height="4.256cm" svg:x="6.244cm" svg:y="10.744cm">
          <draw:text-box>
            <text:p text:style-name="P3"><text:span text:style-name="T2">HC, XC e UC.</text:span></text:p>
          </draw:text-box>
        </draw:frame>
        <presentation:notes draw:style-name="dp1">
          <office:forms form:automatic-focus="false" form:apply-design-mode="false"/>
          <draw:page-thumbnail draw:style-name="gr1" draw:layer="layout" svg:width="0.001cm" svg:height="0.001cm" svg:x="0cm" svg:y="2.257cm" draw:page-number="10" presentation:class="page"/>
          <draw:frame presentation:style-name="pr15" draw:text-style-name="P1" draw:layer="layout" svg:width="16.799cm" svg:height="13.364cm" svg:x="2.1cm" svg:y="14.107cm" presentation:class="notes" presentation:placeholder="true">
            <draw:text-box/>
          </draw:frame>
        </presentation:notes>
      </draw:page>
      <draw:page draw:name="page11" draw:style-name="dp1" draw:master-page-name="Title_5f__5f__5f__5f__5f_" presentation:presentation-page-layout-name="AL1T0">
        <office:forms form:automatic-focus="false" form:apply-design-mode="false"/>
        <draw:frame presentation:style-name="pr16" draw:layer="layout" svg:width="25.199cm" svg:height="2.629cm" svg:x="1.301cm" svg:y="11.609cm" presentation:class="title" presentation:user-transformed="true">
          <draw:text-box>
            <text:p>USB</text:p>
          </draw:text-box>
        </draw:frame>
        <presentation:notes draw:style-name="dp1">
          <office:forms form:automatic-focus="false" form:apply-design-mode="false"/>
          <draw:page-thumbnail draw:style-name="gr1" draw:layer="layout" svg:width="19.798cm" svg:height="11.136cm" svg:x="0.6cm" svg:y="2.257cm" draw:page-number="11" presentation:class="page"/>
          <draw:frame presentation:style-name="pr17" draw:text-style-name="P1" draw:layer="layout" svg:width="16.799cm" svg:height="13.364cm" svg:x="2.1cm" svg:y="14.107cm" presentation:class="notes" presentation:placeholder="true">
            <draw:text-box/>
          </draw:frame>
        </presentation:notes>
      </draw:page>
      <draw:page draw:name="page12" draw:style-name="dp1" draw:master-page-name="Content_20_1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26" draw:text-style-name="P4" draw:layer="layout" svg:width="16.256cm" svg:height="4.256cm" svg:x="11.244cm" svg:y="0.244cm">
          <draw:text-box>
            <text:p text:style-name="P3"><text:span text:style-name="T2">É um padrão de conexão para componentes eletrônicos.</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27" draw:text-style-name="P4" draw:layer="layout" svg:width="16.256cm" svg:height="4.256cm" svg:x="8.754cm" svg:y="3.765cm">
          <draw:text-box>
            <text:p text:style-name="P3"><text:span text:style-name="T2">Realiza conexão entre dispositivos e cabos.</text:span></text:p>
          </draw:text-box>
        </draw:frame>
        <draw:frame draw:style-name="gr28" draw:text-style-name="P4" draw:layer="layout" svg:width="16.256cm" svg:height="4.256cm" svg:x="8.744cm" svg:y="7.244cm">
          <draw:text-box>
            <text:p text:style-name="P3"><text:span text:style-name="T2">Conecta computadores, máquinas e celulares à dispositivos e periféricos através de um padrão de encaixe.</text:span></text:p>
          </draw:text-box>
        </draw:frame>
        <draw:frame draw:style-name="gr29" draw:text-style-name="P4" draw:layer="layout" svg:width="16.256cm" svg:height="4.256cm" svg:x="6.244cm" svg:y="10.744cm">
          <draw:text-box>
            <text:p text:style-name="P3"><text:span text:style-name="T2">USB 2.0, USB 3.0, USB 3.1, USB 3.2, USB-C...</text:span></text:p>
          </draw:text-box>
        </draw:frame>
        <presentation:notes draw:style-name="dp1">
          <office:forms form:automatic-focus="false" form:apply-design-mode="false"/>
          <draw:page-thumbnail draw:style-name="gr1" draw:layer="layout" svg:width="0.001cm" svg:height="0.001cm" svg:x="0cm" svg:y="2.257cm" draw:page-number="12" presentation:class="page"/>
          <draw:frame presentation:style-name="pr18" draw:text-style-name="P1" draw:layer="layout" svg:width="16.799cm" svg:height="13.364cm" svg:x="2.1cm" svg:y="14.107cm" presentation:class="notes" presentation:placeholder="true">
            <draw:text-box/>
          </draw:frame>
        </presentation:notes>
      </draw:page>
      <draw:page draw:name="page13" draw:style-name="dp1" draw:master-page-name="Title_5f__5f__5f__5f__5f__5f_" presentation:presentation-page-layout-name="AL1T0">
        <office:forms form:automatic-focus="false" form:apply-design-mode="false"/>
        <draw:frame presentation:style-name="pr19" draw:layer="layout" svg:width="25.199cm" svg:height="2.629cm" svg:x="1.301cm" svg:y="11.609cm" presentation:class="title" presentation:user-transformed="true">
          <draw:text-box>
            <text:p>Placa de Vídeo</text:p>
          </draw:text-box>
        </draw:frame>
        <presentation:notes draw:style-name="dp1">
          <office:forms form:automatic-focus="false" form:apply-design-mode="false"/>
          <draw:page-thumbnail draw:style-name="gr1" draw:layer="layout" svg:width="19.798cm" svg:height="11.136cm" svg:x="0.6cm" svg:y="2.257cm" draw:page-number="13" presentation:class="page"/>
          <draw:frame presentation:style-name="pr20" draw:text-style-name="P1" draw:layer="layout" svg:width="16.799cm" svg:height="13.364cm" svg:x="2.1cm" svg:y="14.107cm" presentation:class="notes" presentation:placeholder="true">
            <draw:text-box/>
          </draw:frame>
        </presentation:notes>
      </draw:page>
      <draw:page draw:name="page14" draw:style-name="dp1" draw:master-page-name="Content_20_1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30" draw:text-style-name="P4" draw:layer="layout" svg:width="16.256cm" svg:height="4.256cm" svg:x="11.244cm" svg:y="0.244cm">
          <draw:text-box>
            <text:p text:style-name="P3"><text:span text:style-name="T2">É uma placa de expansão que gera a saída de vídeo para monitores e televisores.</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31" draw:text-style-name="P4" draw:layer="layout" svg:width="16.256cm" svg:height="4.256cm" svg:x="8.744cm" svg:y="4cm">
          <draw:text-box>
            <text:p text:style-name="P3"><text:span text:style-name="T2">Realiza o processamento de gráficos e imagens para serem exibidos em uma tela.</text:span></text:p>
          </draw:text-box>
        </draw:frame>
        <draw:frame draw:style-name="gr32" draw:text-style-name="P4" draw:layer="layout" svg:width="16.256cm" svg:height="4.256cm" svg:x="8.744cm" svg:y="7.244cm">
          <draw:text-box>
            <text:p text:style-name="P3"><text:span text:style-name="T2">Realiza a tarefa de processar as informações referente à imagem para liberar a carga do processador sobre isto.</text:span></text:p>
          </draw:text-box>
        </draw:frame>
        <draw:frame draw:style-name="gr33" draw:text-style-name="P4" draw:layer="layout" svg:width="16.256cm" svg:height="4.256cm" svg:x="6.244cm" svg:y="10.744cm">
          <draw:text-box>
            <text:p text:style-name="P3"><text:span text:style-name="T2">Nvidia, AMD...</text:span></text:p>
          </draw:text-box>
        </draw:frame>
        <presentation:notes draw:style-name="dp1">
          <office:forms form:automatic-focus="false" form:apply-design-mode="false"/>
          <draw:page-thumbnail draw:style-name="gr1" draw:layer="layout" svg:width="0.001cm" svg:height="0.001cm" svg:x="0cm" svg:y="2.257cm" draw:page-number="14" presentation:class="page"/>
          <draw:frame presentation:style-name="pr21" draw:text-style-name="P1" draw:layer="layout" svg:width="16.799cm" svg:height="13.364cm" svg:x="2.1cm" svg:y="14.107cm" presentation:class="notes" presentation:placeholder="true">
            <draw:text-box/>
          </draw:frame>
        </presentation:notes>
      </draw:page>
      <draw:page draw:name="page15" draw:style-name="dp1" draw:master-page-name="Title_5f__5f__5f__5f__5f__5f__5f__5f__5f__5f__5f__5f__5f__5f__5f_" presentation:presentation-page-layout-name="AL1T0">
        <office:forms form:automatic-focus="false" form:apply-design-mode="false"/>
        <draw:frame presentation:style-name="pr22" draw:layer="layout" svg:width="25.199cm" svg:height="2.629cm" svg:x="1.301cm" svg:y="11.609cm" presentation:class="title" presentation:user-transformed="true">
          <draw:text-box>
            <text:p>Placa Mãe</text:p>
          </draw:text-box>
        </draw:frame>
        <presentation:notes draw:style-name="dp1">
          <office:forms form:automatic-focus="false" form:apply-design-mode="false"/>
          <draw:page-thumbnail draw:style-name="gr1" draw:layer="layout" svg:width="19.798cm" svg:height="11.136cm" svg:x="0.6cm" svg:y="2.257cm" draw:page-number="15" presentation:class="page"/>
          <draw:frame presentation:style-name="pr23" draw:text-style-name="P1" draw:layer="layout" svg:width="16.799cm" svg:height="13.364cm" svg:x="2.1cm" svg:y="14.107cm" presentation:class="notes" presentation:placeholder="true">
            <draw:text-box/>
          </draw:frame>
        </presentation:notes>
      </draw:page>
      <draw:page draw:name="page16" draw:style-name="dp1" draw:master-page-name="Content_20_1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34" draw:text-style-name="P4" draw:layer="layout" svg:width="16.256cm" svg:height="4.256cm" svg:x="11.244cm" svg:y="0.244cm">
          <draw:text-box>
            <text:p text:style-name="P3"><text:span text:style-name="T2">É placa principal de um computador.</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35" draw:text-style-name="P4" draw:layer="layout" svg:width="16.256cm" svg:height="4.256cm" svg:x="8.744cm" svg:y="7.244cm">
          <draw:text-box>
            <text:p text:style-name="P3"><text:span text:style-name="T2">É uma placa cheia de circuítos que se conectam entre sí.</text:span></text:p>
          </draw:text-box>
        </draw:frame>
        <draw:frame draw:style-name="gr36" draw:text-style-name="P4" draw:layer="layout" svg:width="16.256cm" svg:height="4.256cm" svg:x="11.244cm" svg:y="0.244cm">
          <draw:text-box>
            <text:p text:style-name="P3"><text:span text:style-name="T2">É placa principal de um computador.</text:span></text:p>
          </draw:text-box>
        </draw:frame>
        <draw:frame draw:style-name="gr37" draw:text-style-name="P4" draw:layer="layout" svg:width="16.256cm" svg:height="4.256cm" svg:x="8.744cm" svg:y="3.744cm">
          <draw:text-box>
            <text:p text:style-name="P3"><text:span text:style-name="T2">Ela é responsável por conectar todos os componentes de um dispositivo.</text:span></text:p>
          </draw:text-box>
        </draw:frame>
        <draw:frame draw:style-name="gr38" draw:text-style-name="P4" draw:layer="layout" svg:width="16.256cm" svg:height="4.256cm" svg:x="6.244cm" svg:y="10.744cm">
          <draw:text-box>
            <text:p text:style-name="P3"><text:span text:style-name="T2">AT, ATX, Micro-ATX...</text:span></text:p>
          </draw:text-box>
        </draw:frame>
        <presentation:notes draw:style-name="dp1">
          <office:forms form:automatic-focus="false" form:apply-design-mode="false"/>
          <draw:page-thumbnail draw:style-name="gr1" draw:layer="layout" svg:width="0.001cm" svg:height="0.001cm" svg:x="0cm" svg:y="2.257cm" draw:page-number="16" presentation:class="page"/>
          <draw:frame presentation:style-name="pr24" draw:text-style-name="P1" draw:layer="layout" svg:width="16.799cm" svg:height="13.364cm" svg:x="2.1cm" svg:y="14.107cm" presentation:class="notes" presentation:placeholder="true">
            <draw:text-box/>
          </draw:frame>
        </presentation:notes>
      </draw:page>
      <draw:page draw:name="page17" draw:style-name="dp1" draw:master-page-name="Title_5f__5f__5f__5f__5f__5f__5f_" presentation:presentation-page-layout-name="AL1T0">
        <office:forms form:automatic-focus="false" form:apply-design-mode="false"/>
        <draw:frame presentation:style-name="pr25" draw:layer="layout" svg:width="25.199cm" svg:height="2.629cm" svg:x="1.301cm" svg:y="11.609cm" presentation:class="title" presentation:user-transformed="true">
          <draw:text-box>
            <text:p>Slot ISA, PCI e PCI Express</text:p>
          </draw:text-box>
        </draw:frame>
        <presentation:notes draw:style-name="dp1">
          <office:forms form:automatic-focus="false" form:apply-design-mode="false"/>
          <draw:page-thumbnail draw:style-name="gr1" draw:layer="layout" svg:width="19.798cm" svg:height="11.136cm" svg:x="0.6cm" svg:y="2.257cm" draw:page-number="17" presentation:class="page"/>
          <draw:frame presentation:style-name="pr26" draw:text-style-name="P1" draw:layer="layout" svg:width="16.799cm" svg:height="13.364cm" svg:x="2.1cm" svg:y="14.107cm" presentation:class="notes" presentation:placeholder="true">
            <draw:text-box/>
          </draw:frame>
        </presentation:notes>
      </draw:page>
      <draw:page draw:name="page18" draw:style-name="dp1" draw:master-page-name="Content_20_1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39" draw:text-style-name="P4" draw:layer="layout" svg:width="16.256cm" svg:height="4.256cm" svg:x="11.244cm" svg:y="0.244cm">
          <draw:text-box>
            <text:p text:style-name="P3"><text:span text:style-name="T2">É um padrão de comunicação entre placas de expansão e placas mãe ou processadores.</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40" draw:text-style-name="P4" draw:layer="layout" svg:width="16.256cm" svg:height="4.256cm" svg:x="8.754cm" svg:y="3.765cm">
          <draw:text-box>
            <text:p text:style-name="P3"><text:span text:style-name="T2">Resolve a parte da comunicação e transferência de dados entre as placas de expansão.</text:span></text:p>
          </draw:text-box>
        </draw:frame>
        <draw:frame draw:style-name="gr41" draw:text-style-name="P4" draw:layer="layout" svg:width="16.256cm" svg:height="4.256cm" svg:x="8.744cm" svg:y="7.244cm">
          <draw:text-box>
            <text:p text:style-name="P3"><text:span text:style-name="T2">Realiza a distribuição da alimentação de energia para o componente expansível e também a troca de dados entre o sistema.</text:span></text:p>
          </draw:text-box>
        </draw:frame>
        <draw:frame draw:style-name="gr42" draw:text-style-name="P4" draw:layer="layout" svg:width="16.256cm" svg:height="4.256cm" svg:x="6.244cm" svg:y="10.744cm">
          <draw:text-box>
            <text:p text:style-name="P3"><text:span text:style-name="T2">2.0, 3.0...</text:span></text:p>
          </draw:text-box>
        </draw:frame>
        <presentation:notes draw:style-name="dp1">
          <office:forms form:automatic-focus="false" form:apply-design-mode="false"/>
          <draw:page-thumbnail draw:style-name="gr1" draw:layer="layout" svg:width="0.001cm" svg:height="0.001cm" svg:x="0cm" svg:y="2.257cm" draw:page-number="18" presentation:class="page"/>
          <draw:frame presentation:style-name="pr27" draw:text-style-name="P1" draw:layer="layout" svg:width="16.799cm" svg:height="13.364cm" svg:x="2.1cm" svg:y="14.107cm" presentation:class="notes" presentation:placeholder="true">
            <draw:text-box/>
          </draw:frame>
        </presentation:notes>
      </draw:page>
      <draw:page draw:name="page19" draw:style-name="dp1" draw:master-page-name="Title_5f__5f__5f__5f__5f__5f__5f__5f_" presentation:presentation-page-layout-name="AL1T0">
        <office:forms form:automatic-focus="false" form:apply-design-mode="false"/>
        <draw:frame presentation:style-name="pr28" draw:layer="layout" svg:width="25.199cm" svg:height="2.629cm" svg:x="1.301cm" svg:y="11.609cm" presentation:class="title" presentation:user-transformed="true">
          <draw:text-box>
            <text:p>Teclado</text:p>
          </draw:text-box>
        </draw:frame>
        <presentation:notes draw:style-name="dp1">
          <office:forms form:automatic-focus="false" form:apply-design-mode="false"/>
          <draw:page-thumbnail draw:style-name="gr1" draw:layer="layout" svg:width="19.798cm" svg:height="11.136cm" svg:x="0.6cm" svg:y="2.257cm" draw:page-number="19" presentation:class="page"/>
          <draw:frame presentation:style-name="pr29" draw:text-style-name="P1" draw:layer="layout" svg:width="16.799cm" svg:height="13.364cm" svg:x="2.1cm" svg:y="14.107cm" presentation:class="notes" presentation:placeholder="true">
            <draw:text-box/>
          </draw:frame>
        </presentation:notes>
      </draw:page>
      <draw:page draw:name="page20" draw:style-name="dp1" draw:master-page-name="Content_20_1_5f_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43" draw:text-style-name="P4" draw:layer="layout" svg:width="16.256cm" svg:height="4.256cm" svg:x="11.244cm" svg:y="0.244cm">
          <draw:text-box>
            <text:p text:style-name="P3"><text:span text:style-name="T2">É uma interface de comunicação entre o usuário e a máquina.</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44" draw:text-style-name="P4" draw:layer="layout" svg:width="16.256cm" svg:height="4.256cm" svg:x="8.754cm" svg:y="3.744cm">
          <draw:text-box>
            <text:p text:style-name="P3"><text:span text:style-name="T2">Serve para traduzir comandos impressos pelo usuário em códigos(letras) no computador ou dispositivo.</text:span></text:p>
          </draw:text-box>
        </draw:frame>
        <draw:frame draw:style-name="gr45" draw:text-style-name="P4" draw:layer="layout" svg:width="16.256cm" svg:height="4.256cm" svg:x="8.744cm" svg:y="7.244cm">
          <draw:text-box>
            <text:p text:style-name="P3"><text:span text:style-name="T2">Cada tecla é associada à um comando lógico no sistema.</text:span></text:p>
          </draw:text-box>
        </draw:frame>
        <draw:frame draw:style-name="gr46" draw:text-style-name="P4" draw:layer="layout" svg:width="16.256cm" svg:height="4.256cm" svg:x="6.244cm" svg:y="10.744cm">
          <draw:text-box>
            <text:p text:style-name="P3"><text:span text:style-name="T2">Mecânicos, de membrana, semi-mecânicos, óticos...</text:span></text:p>
          </draw:text-box>
        </draw:frame>
        <presentation:notes draw:style-name="dp1">
          <office:forms form:automatic-focus="false" form:apply-design-mode="false"/>
          <draw:page-thumbnail draw:style-name="gr1" draw:layer="layout" svg:width="0.001cm" svg:height="0.001cm" svg:x="0cm" svg:y="2.257cm" draw:page-number="20" presentation:class="page"/>
          <draw:frame presentation:style-name="pr30" draw:text-style-name="P1" draw:layer="layout" svg:width="16.799cm" svg:height="13.364cm" svg:x="2.1cm" svg:y="14.107cm" presentation:class="notes" presentation:placeholder="true">
            <draw:text-box/>
          </draw:frame>
        </presentation:notes>
      </draw:page>
      <draw:page draw:name="page21" draw:style-name="dp1" draw:master-page-name="Title_5f__5f__5f__5f__5f__5f__5f__5f__5f__5f__5f__5f__5f__5f__5f__5f_" presentation:presentation-page-layout-name="AL1T0">
        <office:forms form:automatic-focus="false" form:apply-design-mode="false"/>
        <draw:frame presentation:style-name="pr31" draw:layer="layout" svg:width="25.199cm" svg:height="2.629cm" svg:x="1.301cm" svg:y="11.609cm" presentation:class="title" presentation:user-transformed="true">
          <draw:text-box>
            <text:p>Mouse</text:p>
          </draw:text-box>
        </draw:frame>
        <presentation:notes draw:style-name="dp1">
          <office:forms form:automatic-focus="false" form:apply-design-mode="false"/>
          <draw:page-thumbnail draw:style-name="gr1" draw:layer="layout" svg:width="19.798cm" svg:height="11.136cm" svg:x="0.6cm" svg:y="2.257cm" draw:page-number="21" presentation:class="page"/>
          <draw:frame presentation:style-name="pr32" draw:text-style-name="P1" draw:layer="layout" svg:width="16.799cm" svg:height="13.364cm" svg:x="2.1cm" svg:y="14.107cm" presentation:class="notes" presentation:placeholder="true">
            <draw:text-box/>
          </draw:frame>
        </presentation:notes>
      </draw:page>
      <draw:page draw:name="page22" draw:style-name="dp1" draw:master-page-name="Content_20_1_5f__5f_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47" draw:text-style-name="P4" draw:layer="layout" svg:width="16.256cm" svg:height="4.256cm" svg:x="11.244cm" svg:y="0.244cm">
          <draw:text-box>
            <text:p text:style-name="P3"><text:span text:style-name="T2">É o dispositivo apontador do usuário.</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48" draw:text-style-name="P4" draw:layer="layout" svg:width="16.256cm" svg:height="4.256cm" svg:x="8.744cm" svg:y="3.765cm">
          <draw:text-box>
            <text:p text:style-name="P3"><text:span text:style-name="T2">Utilizado para apontar comandos na tela.</text:span></text:p>
          </draw:text-box>
        </draw:frame>
        <draw:frame draw:style-name="gr49" draw:text-style-name="P4" draw:layer="layout" svg:width="16.256cm" svg:height="4.256cm" svg:x="8.744cm" svg:y="7.244cm">
          <draw:text-box>
            <text:p text:style-name="P3"><text:span text:style-name="T2">Traduz a movimentação do dispositivo apontador em movimento na tela, como um guia de um comando que vai ser executado.</text:span></text:p>
          </draw:text-box>
        </draw:frame>
        <draw:frame draw:style-name="gr50" draw:text-style-name="P4" draw:layer="layout" svg:width="16.256cm" svg:height="4.256cm" svg:x="6.244cm" svg:y="10.744cm">
          <draw:text-box>
            <text:p text:style-name="P3"><text:span text:style-name="T2">Óticos, mecânicos...</text:span></text:p>
          </draw:text-box>
        </draw:frame>
        <presentation:notes draw:style-name="dp1">
          <office:forms form:automatic-focus="false" form:apply-design-mode="false"/>
          <draw:page-thumbnail draw:style-name="gr1" draw:layer="layout" svg:width="0.001cm" svg:height="0.001cm" svg:x="0cm" svg:y="2.257cm" draw:page-number="22" presentation:class="page"/>
          <draw:frame presentation:style-name="pr33" draw:text-style-name="P1" draw:layer="layout" svg:width="16.799cm" svg:height="13.364cm" svg:x="2.1cm" svg:y="14.107cm" presentation:class="notes" presentation:placeholder="true">
            <draw:text-box/>
          </draw:frame>
        </presentation:notes>
      </draw:page>
      <draw:page draw:name="page23" draw:style-name="dp1" draw:master-page-name="Title_5f__5f__5f__5f__5f__5f__5f__5f__5f_" presentation:presentation-page-layout-name="AL1T0">
        <office:forms form:automatic-focus="false" form:apply-design-mode="false"/>
        <draw:frame presentation:style-name="pr34" draw:layer="layout" svg:width="25.199cm" svg:height="2.629cm" svg:x="1.301cm" svg:y="11.609cm" presentation:class="title" presentation:user-transformed="true">
          <draw:text-box>
            <text:p>Bluetooth</text:p>
          </draw:text-box>
        </draw:frame>
        <presentation:notes draw:style-name="dp1">
          <office:forms form:automatic-focus="false" form:apply-design-mode="false"/>
          <draw:page-thumbnail draw:style-name="gr1" draw:layer="layout" svg:width="19.798cm" svg:height="11.136cm" svg:x="0.6cm" svg:y="2.257cm" draw:page-number="23" presentation:class="page"/>
          <draw:frame presentation:style-name="pr35" draw:text-style-name="P1" draw:layer="layout" svg:width="16.799cm" svg:height="13.364cm" svg:x="2.1cm" svg:y="14.107cm" presentation:class="notes" presentation:placeholder="true">
            <draw:text-box/>
          </draw:frame>
        </presentation:notes>
      </draw:page>
      <draw:page draw:name="page24" draw:style-name="dp1" draw:master-page-name="Content_20_1_5f__5f__5f_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51" draw:text-style-name="P4" draw:layer="layout" svg:width="16.256cm" svg:height="4.256cm" svg:x="11.244cm" svg:y="0.244cm">
          <draw:text-box>
            <text:p text:style-name="P3"><text:span text:style-name="T2">É uma especificação de rede sem fio pessoal.</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52" draw:text-style-name="P4" draw:layer="layout" svg:width="16.256cm" svg:height="4.256cm" svg:x="8.754cm" svg:y="3.765cm">
          <draw:text-box>
            <text:p text:style-name="P3"><text:span text:style-name="T2">Transfere e recebe dados e informações entre dispositivos sem o uso de cabos.</text:span></text:p>
          </draw:text-box>
        </draw:frame>
        <draw:frame draw:style-name="gr53" draw:text-style-name="P4" draw:layer="layout" svg:width="16.256cm" svg:height="4.256cm" svg:x="8.744cm" svg:y="7.244cm">
          <draw:text-box>
            <text:p text:style-name="P3"><text:span text:style-name="T2">Utiliza frequências eletrônicas para enviar e receber dados entre dispositivos de curto alcance.</text:span></text:p>
          </draw:text-box>
        </draw:frame>
        <draw:frame draw:style-name="gr54" draw:text-style-name="P4" draw:layer="layout" svg:width="16.256cm" svg:height="4.256cm" svg:x="6.244cm" svg:y="10.744cm">
          <draw:text-box>
            <text:p text:style-name="P3"><text:span text:style-name="T2">2.0, 3.0...</text:span></text:p>
          </draw:text-box>
        </draw:frame>
        <presentation:notes draw:style-name="dp1">
          <office:forms form:automatic-focus="false" form:apply-design-mode="false"/>
          <draw:page-thumbnail draw:style-name="gr1" draw:layer="layout" svg:width="0.001cm" svg:height="0.001cm" svg:x="0cm" svg:y="2.257cm" draw:page-number="24" presentation:class="page"/>
          <draw:frame presentation:style-name="pr36" draw:text-style-name="P1" draw:layer="layout" svg:width="16.799cm" svg:height="13.364cm" svg:x="2.1cm" svg:y="14.107cm" presentation:class="notes" presentation:placeholder="true">
            <draw:text-box/>
          </draw:frame>
        </presentation:notes>
      </draw:page>
      <draw:page draw:name="page25" draw:style-name="dp1" draw:master-page-name="Title_5f__5f__5f__5f__5f__5f__5f__5f__5f__5f_" presentation:presentation-page-layout-name="AL1T0">
        <office:forms form:automatic-focus="false" form:apply-design-mode="false"/>
        <draw:frame presentation:style-name="pr37" draw:layer="layout" svg:width="25.199cm" svg:height="2.629cm" svg:x="1.301cm" svg:y="11.609cm" presentation:class="title" presentation:user-transformed="true">
          <draw:text-box>
            <text:p>Placa Wireless</text:p>
          </draw:text-box>
        </draw:frame>
        <presentation:notes draw:style-name="dp1">
          <office:forms form:automatic-focus="false" form:apply-design-mode="false"/>
          <draw:page-thumbnail draw:style-name="gr1" draw:layer="layout" svg:width="19.798cm" svg:height="11.136cm" svg:x="0.6cm" svg:y="2.257cm" draw:page-number="25" presentation:class="page"/>
          <draw:frame presentation:style-name="pr38" draw:text-style-name="P1" draw:layer="layout" svg:width="16.799cm" svg:height="13.364cm" svg:x="2.1cm" svg:y="14.107cm" presentation:class="notes" presentation:placeholder="true">
            <draw:text-box/>
          </draw:frame>
        </presentation:notes>
      </draw:page>
      <draw:page draw:name="page26" draw:style-name="dp1" draw:master-page-name="Content_20_1_5f__5f__5f__5f_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55" draw:text-style-name="P4" draw:layer="layout" svg:width="16.256cm" svg:height="4.256cm" svg:x="11.244cm" svg:y="0.244cm">
          <draw:text-box>
            <text:p text:style-name="P3"><text:span text:style-name="T2">É uma placa de expansão que traz a conectividade Wi-Fi e Bluetooth.</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56" draw:text-style-name="P4" draw:layer="layout" svg:width="16.256cm" svg:height="4.256cm" svg:x="8.744cm" svg:y="3.765cm">
          <draw:text-box>
            <text:p text:style-name="P3"><text:span text:style-name="T2">Serve para adaptar e controlar a conectividade Wi-Fi e bluetooth em computadores e dispositivos. Dando a capacidade destas tecnologias de transferência.</text:span></text:p>
          </draw:text-box>
        </draw:frame>
        <draw:frame draw:style-name="gr57" draw:text-style-name="P4" draw:layer="layout" svg:width="16.256cm" svg:height="4.256cm" svg:x="8.744cm" svg:y="7.244cm">
          <draw:text-box>
            <text:p text:style-name="P3"><text:span text:style-name="T2">Integra os componentes da tecnologia Wi-Fi e Bluetooth em um computador ou dispositivo que não possuía nativamente. Realiza a emissão e recepção das frequências relacionadas para a transferência e recepção de dados.</text:span></text:p>
          </draw:text-box>
        </draw:frame>
        <draw:frame draw:style-name="gr58" draw:text-style-name="P4" draw:layer="layout" svg:width="16.256cm" svg:height="4.256cm" svg:x="6.244cm" svg:y="11cm">
          <draw:text-box>
            <text:p text:style-name="P3"><text:span text:style-name="T2">802.11 ...</text:span></text:p>
          </draw:text-box>
        </draw:frame>
        <presentation:notes draw:style-name="dp1">
          <office:forms form:automatic-focus="false" form:apply-design-mode="false"/>
          <draw:page-thumbnail draw:style-name="gr1" draw:layer="layout" svg:width="0.001cm" svg:height="0.001cm" svg:x="0cm" svg:y="2.257cm" draw:page-number="26" presentation:class="page"/>
          <draw:frame presentation:style-name="pr39" draw:text-style-name="P1" draw:layer="layout" svg:width="16.799cm" svg:height="13.364cm" svg:x="2.1cm" svg:y="14.107cm" presentation:class="notes" presentation:placeholder="true">
            <draw:text-box/>
          </draw:frame>
        </presentation:notes>
      </draw:page>
      <draw:page draw:name="page27" draw:style-name="dp1" draw:master-page-name="Title_5f__5f__5f__5f__5f__5f__5f__5f__5f__5f__5f_" presentation:presentation-page-layout-name="AL1T0">
        <office:forms form:automatic-focus="false" form:apply-design-mode="false"/>
        <draw:frame presentation:style-name="pr40" draw:layer="layout" svg:width="25.199cm" svg:height="2.629cm" svg:x="1.301cm" svg:y="11.609cm" presentation:class="title" presentation:user-transformed="true">
          <draw:text-box>
            <text:p>Placa de Som</text:p>
          </draw:text-box>
        </draw:frame>
        <presentation:notes draw:style-name="dp1">
          <office:forms form:automatic-focus="false" form:apply-design-mode="false"/>
          <draw:page-thumbnail draw:style-name="gr1" draw:layer="layout" svg:width="19.798cm" svg:height="11.136cm" svg:x="0.6cm" svg:y="2.257cm" draw:page-number="27" presentation:class="page"/>
          <draw:frame presentation:style-name="pr41" draw:text-style-name="P1" draw:layer="layout" svg:width="16.799cm" svg:height="13.364cm" svg:x="2.1cm" svg:y="14.107cm" presentation:class="notes" presentation:placeholder="true">
            <draw:text-box/>
          </draw:frame>
        </presentation:notes>
      </draw:page>
      <draw:page draw:name="page28" draw:style-name="dp1" draw:master-page-name="Content_20_1_5f__5f__5f__5f__5f_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59" draw:text-style-name="P4" draw:layer="layout" svg:width="16.256cm" svg:height="4.256cm" svg:x="11.244cm" svg:y="0.244cm">
          <draw:text-box>
            <text:p text:style-name="P3"><text:span text:style-name="T2">É uma placa de expansão que realiza a reprodução e conversão de áudio em dispositivos eletrônicos.</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60" draw:text-style-name="P4" draw:layer="layout" svg:width="16.256cm" svg:height="4.256cm" svg:x="8.744cm" svg:y="3.765cm">
          <draw:text-box>
            <text:p text:style-name="P3"><text:span text:style-name="T2">Traduz informações compatíveis em áudio, como um arquivo mp3 em música no fone de ouvido.</text:span></text:p>
          </draw:text-box>
        </draw:frame>
        <draw:frame draw:style-name="gr61" draw:text-style-name="P4" draw:layer="layout" svg:width="16.256cm" svg:height="4.256cm" svg:x="8.744cm" svg:y="7.244cm">
          <draw:text-box>
            <text:p text:style-name="P3"><text:span text:style-name="T2">Análogo da placa de vídeo, reproduz e gerencia o áudio de um dispositivo.</text:span></text:p>
          </draw:text-box>
        </draw:frame>
        <draw:frame draw:style-name="gr62" draw:text-style-name="P4" draw:layer="layout" svg:width="16.256cm" svg:height="4.256cm" svg:x="6.244cm" svg:y="10.744cm">
          <draw:text-box>
            <text:p text:style-name="P3"><text:span text:style-name="T2">AC’97</text:span></text:p>
            <text:p text:style-name="P3"><text:span text:style-name="T2">HD Audio</text:span></text:p>
            <text:p text:style-name="P3"><text:span text:style-name="T2">MIDI</text:span></text:p>
          </draw:text-box>
        </draw:frame>
        <presentation:notes draw:style-name="dp1">
          <office:forms form:automatic-focus="false" form:apply-design-mode="false"/>
          <draw:page-thumbnail draw:style-name="gr1" draw:layer="layout" svg:width="0.001cm" svg:height="0.001cm" svg:x="0cm" svg:y="2.257cm" draw:page-number="28" presentation:class="page"/>
          <draw:frame presentation:style-name="pr42" draw:text-style-name="P1" draw:layer="layout" svg:width="16.799cm" svg:height="13.364cm" svg:x="2.1cm" svg:y="14.107cm" presentation:class="notes" presentation:placeholder="true">
            <draw:text-box/>
          </draw:frame>
        </presentation:notes>
      </draw:page>
      <draw:page draw:name="page29" draw:style-name="dp1" draw:master-page-name="Title_5f__5f__5f__5f__5f__5f__5f__5f__5f__5f__5f__5f_" presentation:presentation-page-layout-name="AL1T0">
        <office:forms form:automatic-focus="false" form:apply-design-mode="false"/>
        <draw:frame presentation:style-name="pr43" draw:layer="layout" svg:width="25.199cm" svg:height="2.629cm" svg:x="1.301cm" svg:y="11.609cm" presentation:class="title" presentation:user-transformed="true">
          <draw:text-box>
            <text:p>Placa de Rede padrão Ethernet</text:p>
          </draw:text-box>
        </draw:frame>
        <presentation:notes draw:style-name="dp1">
          <office:forms form:automatic-focus="false" form:apply-design-mode="false"/>
          <draw:page-thumbnail draw:style-name="gr1" draw:layer="layout" svg:width="19.798cm" svg:height="11.136cm" svg:x="0.6cm" svg:y="2.257cm" draw:page-number="29" presentation:class="page"/>
          <draw:frame presentation:style-name="pr44" draw:text-style-name="P1" draw:layer="layout" svg:width="16.799cm" svg:height="13.364cm" svg:x="2.1cm" svg:y="14.107cm" presentation:class="notes" presentation:placeholder="true">
            <draw:text-box/>
          </draw:frame>
        </presentation:notes>
      </draw:page>
      <draw:page draw:name="page30" draw:style-name="dp1" draw:master-page-name="Content_20_1_5f__5f__5f__5f__5f__5f_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63" draw:text-style-name="P4" draw:layer="layout" svg:width="16.256cm" svg:height="4.256cm" svg:x="11.244cm" svg:y="0.244cm">
          <draw:text-box>
            <text:p text:style-name="P3"><text:span text:style-name="T2">Realiza a conexão do dispositivo com uma rede de computadores e dispositivos.</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64" draw:text-style-name="P4" draw:layer="layout" svg:width="16.256cm" svg:height="4.256cm" svg:x="9cm" svg:y="3.744cm">
          <draw:text-box>
            <text:p text:style-name="P3"><text:span text:style-name="T2">Conectar dispositivos entre si, para transferência e recebimento de dados ou informações.</text:span></text:p>
          </draw:text-box>
        </draw:frame>
        <draw:frame draw:style-name="gr65" draw:text-style-name="P4" draw:layer="layout" svg:width="16.256cm" svg:height="4.256cm" svg:x="8.744cm" svg:y="7.244cm">
          <draw:text-box>
            <text:p text:style-name="P3"><text:span text:style-name="T2">Realizam a conversão de ondas eletromagnéticas ou óticas em informações que vão ser usadas e acessadas por um ou mais dispositivos.</text:span></text:p>
          </draw:text-box>
        </draw:frame>
        <draw:frame draw:style-name="gr66" draw:text-style-name="P4" draw:layer="layout" svg:width="16.256cm" svg:height="4.256cm" svg:x="6.244cm" svg:y="11cm">
          <draw:text-box>
            <text:p text:style-name="P3"><text:span text:style-name="T2">PCI, Mini PCI, PCI-E..</text:span></text:p>
          </draw:text-box>
        </draw:frame>
        <presentation:notes draw:style-name="dp1">
          <office:forms form:automatic-focus="false" form:apply-design-mode="false"/>
          <draw:page-thumbnail draw:style-name="gr1" draw:layer="layout" svg:width="0.001cm" svg:height="0.001cm" svg:x="0cm" svg:y="2.257cm" draw:page-number="30" presentation:class="page"/>
          <draw:frame presentation:style-name="pr45" draw:text-style-name="P1" draw:layer="layout" svg:width="16.799cm" svg:height="13.364cm" svg:x="2.1cm" svg:y="14.107cm" presentation:class="notes" presentation:placeholder="true">
            <draw:text-box/>
          </draw:frame>
        </presentation:notes>
      </draw:page>
      <draw:page draw:name="page31" draw:style-name="dp1" draw:master-page-name="Title_5f__5f__5f__5f__5f__5f__5f__5f__5f__5f__5f__5f__5f_" presentation:presentation-page-layout-name="AL1T0">
        <office:forms form:automatic-focus="false" form:apply-design-mode="false"/>
        <draw:frame presentation:style-name="pr46" draw:layer="layout" svg:width="25.199cm" svg:height="2.629cm" svg:x="1.301cm" svg:y="11.609cm" presentation:class="title" presentation:user-transformed="true">
          <draw:text-box>
            <text:p>DVD / CD-ROM</text:p>
          </draw:text-box>
        </draw:frame>
        <presentation:notes draw:style-name="dp1">
          <office:forms form:automatic-focus="false" form:apply-design-mode="false"/>
          <draw:page-thumbnail draw:style-name="gr1" draw:layer="layout" svg:width="19.798cm" svg:height="11.136cm" svg:x="0.6cm" svg:y="2.257cm" draw:page-number="31" presentation:class="page"/>
          <draw:frame presentation:style-name="pr47" draw:text-style-name="P1" draw:layer="layout" svg:width="16.799cm" svg:height="13.364cm" svg:x="2.1cm" svg:y="14.107cm" presentation:class="notes" presentation:placeholder="true">
            <draw:text-box/>
          </draw:frame>
        </presentation:notes>
      </draw:page>
      <draw:page draw:name="page32" draw:style-name="dp1" draw:master-page-name="Content_20_1_5f__5f__5f__5f__5f__5f__5f_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67" draw:text-style-name="P4" draw:layer="layout" svg:width="16.256cm" svg:height="4.256cm" svg:x="11.244cm" svg:y="0.244cm">
          <draw:text-box>
            <text:p text:style-name="P3"><text:span text:style-name="T2">É um dispositivo de leitura ou gravação de dados.</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68" draw:text-style-name="P4" draw:layer="layout" svg:width="16.256cm" svg:height="4.256cm" svg:x="8.744cm" svg:y="3.744cm">
          <draw:text-box>
            <text:p text:style-name="P3"><text:span text:style-name="T2">Armazenar informações e dados.</text:span></text:p>
          </draw:text-box>
        </draw:frame>
        <draw:frame draw:style-name="gr69" draw:text-style-name="P4" draw:layer="layout" svg:width="16.256cm" svg:height="4.256cm" svg:x="8.744cm" svg:y="7.244cm">
          <draw:text-box>
            <text:p text:style-name="P3"><text:span text:style-name="T2">Basicamente um disco de vinil ótico.</text:span></text:p>
          </draw:text-box>
        </draw:frame>
        <draw:frame draw:style-name="gr70" draw:text-style-name="P4" draw:layer="layout" svg:width="16.256cm" svg:height="4.256cm" svg:x="6.244cm" svg:y="11cm">
          <draw:text-box>
            <text:p text:style-name="P3"><text:span text:style-name="T2">Blue-Ray, Regraváveis...</text:span></text:p>
          </draw:text-box>
        </draw:frame>
        <presentation:notes draw:style-name="dp1">
          <office:forms form:automatic-focus="false" form:apply-design-mode="false"/>
          <draw:page-thumbnail draw:style-name="gr1" draw:layer="layout" svg:width="0.001cm" svg:height="0.001cm" svg:x="0cm" svg:y="2.257cm" draw:page-number="32" presentation:class="page"/>
          <draw:frame presentation:style-name="pr48" draw:text-style-name="P1" draw:layer="layout" svg:width="16.799cm" svg:height="13.364cm" svg:x="2.1cm" svg:y="14.107cm" presentation:class="notes" presentation:placeholder="true">
            <draw:text-box/>
          </draw:frame>
        </presentation:notes>
      </draw:page>
      <draw:page draw:name="page33" draw:style-name="dp1" draw:master-page-name="Title_5f__5f__5f__5f__5f__5f__5f__5f__5f__5f__5f__5f__5f__5f__5f_" presentation:presentation-page-layout-name="AL1T0">
        <office:forms form:automatic-focus="false" form:apply-design-mode="false"/>
        <draw:frame presentation:style-name="pr22" draw:layer="layout" svg:width="25.199cm" svg:height="2.629cm" svg:x="1.301cm" svg:y="11.609cm" presentation:class="title" presentation:user-transformed="true">
          <draw:text-box>
            <text:p>HDMI</text:p>
          </draw:text-box>
        </draw:frame>
        <presentation:notes draw:style-name="dp1">
          <office:forms form:automatic-focus="false" form:apply-design-mode="false"/>
          <draw:page-thumbnail draw:style-name="gr1" draw:layer="layout" svg:width="19.798cm" svg:height="11.136cm" svg:x="0.6cm" svg:y="2.257cm" draw:page-number="33" presentation:class="page"/>
          <draw:frame presentation:style-name="pr23" draw:text-style-name="P1" draw:layer="layout" svg:width="16.799cm" svg:height="13.364cm" svg:x="2.1cm" svg:y="14.107cm" presentation:class="notes" presentation:placeholder="true">
            <draw:text-box/>
          </draw:frame>
        </presentation:notes>
      </draw:page>
      <draw:page draw:name="page34" draw:style-name="dp1" draw:master-page-name="Content_20_1_5f__5f__5f__5f__5f__5f__5f__5f_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71" draw:text-style-name="P4" draw:layer="layout" svg:width="16.256cm" svg:height="4.256cm" svg:x="11.244cm" svg:y="0.244cm">
          <draw:text-box>
            <text:p text:style-name="P3"><text:span text:style-name="T2">Uma porta de comunicação e transferência de vídeo e áudio entre dispositivos.</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72" draw:text-style-name="P4" draw:layer="layout" svg:width="16.256cm" svg:height="4.256cm" svg:x="8.744cm" svg:y="3.765cm">
          <draw:text-box>
            <text:p text:style-name="P3"><text:span text:style-name="T2">Realiza a conexão entre dispositivos para transmitir áudio víde.</text:span></text:p>
          </draw:text-box>
        </draw:frame>
        <draw:frame draw:style-name="gr73" draw:text-style-name="P4" draw:layer="layout" svg:width="16.256cm" svg:height="4.256cm" svg:x="8.744cm" svg:y="7.244cm">
          <draw:text-box>
            <text:p text:style-name="P3"><text:span text:style-name="T2">Análogo ao USB, é uma porta de interface para conexão entre dispositivos para a transferência de informações sobre áudio e vídeo.</text:span></text:p>
          </draw:text-box>
        </draw:frame>
        <draw:frame draw:style-name="gr74" draw:text-style-name="P4" draw:layer="layout" svg:width="16.256cm" svg:height="4.256cm" svg:x="6.244cm" svg:y="10.744cm">
          <draw:text-box>
            <text:p text:style-name="P3"><text:span text:style-name="T2">2.0 ...</text:span></text:p>
          </draw:text-box>
        </draw:frame>
        <presentation:notes draw:style-name="dp1">
          <office:forms form:automatic-focus="false" form:apply-design-mode="false"/>
          <draw:page-thumbnail draw:style-name="gr1" draw:layer="layout" svg:width="0.001cm" svg:height="0.001cm" svg:x="0cm" svg:y="2.257cm" draw:page-number="34" presentation:class="page"/>
          <draw:frame presentation:style-name="pr49" draw:text-style-name="P1" draw:layer="layout" svg:width="16.799cm" svg:height="13.364cm" svg:x="2.1cm" svg:y="14.107cm" presentation:class="notes" presentation:placeholder="true">
            <draw:text-box/>
          </draw:frame>
        </presentation:notes>
      </draw:page>
      <draw:page draw:name="page35" draw:style-name="dp1" draw:master-page-name="Title_5f__5f__5f__5f__5f__5f__5f__5f__5f__5f__5f__5f__5f__5f__5f__5f_" presentation:presentation-page-layout-name="AL1T0">
        <office:forms form:automatic-focus="false" form:apply-design-mode="false"/>
        <draw:frame presentation:style-name="pr31" draw:layer="layout" svg:width="25.199cm" svg:height="2.629cm" svg:x="1.301cm" svg:y="11.609cm" presentation:class="title" presentation:user-transformed="true">
          <draw:text-box>
            <text:p>VGA</text:p>
          </draw:text-box>
        </draw:frame>
        <presentation:notes draw:style-name="dp1">
          <office:forms form:automatic-focus="false" form:apply-design-mode="false"/>
          <draw:page-thumbnail draw:style-name="gr1" draw:layer="layout" svg:width="19.798cm" svg:height="11.136cm" svg:x="0.6cm" svg:y="2.257cm" draw:page-number="35" presentation:class="page"/>
          <draw:frame presentation:style-name="pr32" draw:text-style-name="P1" draw:layer="layout" svg:width="16.799cm" svg:height="13.364cm" svg:x="2.1cm" svg:y="14.107cm" presentation:class="notes" presentation:placeholder="true">
            <draw:text-box/>
          </draw:frame>
        </presentation:notes>
      </draw:page>
      <draw:page draw:name="page36" draw:style-name="dp1" draw:master-page-name="Content_20_1_5f__5f__5f__5f__5f__5f__5f__5f__5f_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75" draw:text-style-name="P4" draw:layer="layout" svg:width="16.256cm" svg:height="4.256cm" svg:x="11.244cm" svg:y="0.244cm">
          <draw:text-box>
            <text:p text:style-name="P3"><text:span text:style-name="T2">Parecido com o HDMI, é uma porta de interface para a transferência de vídeo.</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76" draw:text-style-name="P4" draw:layer="layout" svg:width="16.256cm" svg:height="4.256cm" svg:x="9cm" svg:y="4cm">
          <draw:text-box>
            <text:p text:style-name="P3"><text:span text:style-name="T2">Transferir vídeo entre dispositivos.</text:span></text:p>
          </draw:text-box>
        </draw:frame>
        <draw:frame draw:style-name="gr77" draw:text-style-name="P4" draw:layer="layout" svg:width="16.256cm" svg:height="4.256cm" svg:x="8.744cm" svg:y="7.244cm">
          <draw:text-box>
            <text:p text:style-name="P3"><text:span text:style-name="T2">Faz a ligação entre dispositivos para a transferência de vídeo.</text:span></text:p>
          </draw:text-box>
        </draw:frame>
        <draw:frame draw:style-name="gr78" draw:text-style-name="P4" draw:layer="layout" svg:width="16.256cm" svg:height="4.256cm" svg:x="6.244cm" svg:y="11cm">
          <draw:text-box>
            <text:p text:style-name="P3"><text:span text:style-name="T2">VGA, Super-VGA...</text:span></text:p>
          </draw:text-box>
        </draw:frame>
        <presentation:notes draw:style-name="dp1">
          <office:forms form:automatic-focus="false" form:apply-design-mode="false"/>
          <draw:page-thumbnail draw:style-name="gr1" draw:layer="layout" svg:width="0.001cm" svg:height="0.001cm" svg:x="0cm" svg:y="2.257cm" draw:page-number="36" presentation:class="page"/>
          <draw:frame presentation:style-name="pr50" draw:text-style-name="P1" draw:layer="layout" svg:width="16.799cm" svg:height="13.364cm" svg:x="2.1cm" svg:y="14.107cm" presentation:class="notes" presentation:placeholder="true">
            <draw:text-box/>
          </draw:frame>
        </presentation:notes>
      </draw:page>
      <draw:page draw:name="page37" draw:style-name="dp1" draw:master-page-name="Title_5f__5f__5f__5f__5f__5f__5f__5f__5f__5f__5f__5f__5f__5f__5f__5f__5f_" presentation:presentation-page-layout-name="AL1T0">
        <office:forms form:automatic-focus="false" form:apply-design-mode="false"/>
        <draw:frame presentation:style-name="pr51" draw:layer="layout" svg:width="25.199cm" svg:height="2.629cm" svg:x="1.301cm" svg:y="11.609cm" presentation:class="title" presentation:user-transformed="true">
          <draw:text-box>
            <text:p>Processador AMD</text:p>
          </draw:text-box>
        </draw:frame>
        <presentation:notes draw:style-name="dp1">
          <office:forms form:automatic-focus="false" form:apply-design-mode="false"/>
          <draw:page-thumbnail draw:style-name="gr1" draw:layer="layout" svg:width="19.798cm" svg:height="11.136cm" svg:x="0.6cm" svg:y="2.257cm" draw:page-number="37" presentation:class="page"/>
          <draw:frame presentation:style-name="pr52" draw:text-style-name="P1" draw:layer="layout" svg:width="16.799cm" svg:height="13.364cm" svg:x="2.1cm" svg:y="14.107cm" presentation:class="notes" presentation:placeholder="true">
            <draw:text-box/>
          </draw:frame>
        </presentation:notes>
      </draw:page>
      <draw:page draw:name="page38" draw:style-name="dp1" draw:master-page-name="Content_20_1_5f__5f__5f__5f__5f__5f__5f__5f__5f__5f_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79" draw:text-style-name="P4" draw:layer="layout" svg:width="16.256cm" svg:height="4.256cm" svg:x="11.244cm" svg:y="0.244cm">
          <draw:text-box>
            <text:p text:style-name="P3"><text:span text:style-name="T2">É o cérebro do dispositivo, a unidade principal.</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80" draw:text-style-name="P4" draw:layer="layout" svg:width="16.256cm" svg:height="4.256cm" svg:x="8.744cm" svg:y="3.744cm">
          <draw:text-box>
            <text:p text:style-name="P3"><text:span text:style-name="T2">Gerencia e controla todos os outros circuítos conectados ao dispositivo central, faz o processamento de dados.</text:span></text:p>
          </draw:text-box>
        </draw:frame>
        <draw:frame draw:style-name="gr81" draw:text-style-name="P4" draw:layer="layout" svg:width="16.256cm" svg:height="4.256cm" svg:x="11.244cm" svg:y="0.244cm">
          <draw:text-box>
            <text:p text:style-name="P3"><text:span text:style-name="T2">É o cérebro do dispositivo, a unidade principal.</text:span></text:p>
          </draw:text-box>
        </draw:frame>
        <draw:frame draw:style-name="gr82" draw:text-style-name="P4" draw:layer="layout" svg:width="16.256cm" svg:height="4.256cm" svg:x="8.744cm" svg:y="7.244cm">
          <draw:text-box>
            <text:p text:style-name="P3"><text:span text:style-name="T2">É composto por milhares de micro-componentes que realizam o tratamento de informações e gerenciamento de energia/componentes de um dispositivo.</text:span></text:p>
          </draw:text-box>
        </draw:frame>
        <draw:frame draw:style-name="gr83" draw:text-style-name="P4" draw:layer="layout" svg:width="16.256cm" svg:height="4.256cm" svg:x="6.244cm" svg:y="10.744cm">
          <draw:text-box>
            <text:p text:style-name="P3"><text:span text:style-name="T2">FX, Ryzen, Athlon..</text:span></text:p>
          </draw:text-box>
        </draw:frame>
        <presentation:notes draw:style-name="dp1">
          <office:forms form:automatic-focus="false" form:apply-design-mode="false"/>
          <draw:page-thumbnail draw:style-name="gr1" draw:layer="layout" svg:width="0.001cm" svg:height="0.001cm" svg:x="0cm" svg:y="2.257cm" draw:page-number="38" presentation:class="page"/>
          <draw:frame presentation:style-name="pr53" draw:text-style-name="P1" draw:layer="layout" svg:width="16.799cm" svg:height="13.364cm" svg:x="2.1cm" svg:y="14.107cm" presentation:class="notes" presentation:placeholder="true">
            <draw:text-box/>
          </draw:frame>
        </presentation:notes>
      </draw:page>
      <draw:page draw:name="page39" draw:style-name="dp1" draw:master-page-name="Title_5f__5f__5f__5f__5f__5f__5f__5f__5f__5f__5f__5f__5f__5f__5f__5f__5f__5f_" presentation:presentation-page-layout-name="AL1T0">
        <office:forms form:automatic-focus="false" form:apply-design-mode="false"/>
        <draw:frame presentation:style-name="pr54" draw:layer="layout" svg:width="25.199cm" svg:height="2.629cm" svg:x="1.301cm" svg:y="11.609cm" presentation:class="title" presentation:user-transformed="true">
          <draw:text-box>
            <text:p>Processador Risc ARM</text:p>
          </draw:text-box>
        </draw:frame>
        <presentation:notes draw:style-name="dp1">
          <office:forms form:automatic-focus="false" form:apply-design-mode="false"/>
          <draw:page-thumbnail draw:style-name="gr1" draw:layer="layout" svg:width="19.798cm" svg:height="11.136cm" svg:x="0.6cm" svg:y="2.257cm" draw:page-number="39" presentation:class="page"/>
          <draw:frame presentation:style-name="pr55" draw:text-style-name="P1" draw:layer="layout" svg:width="16.799cm" svg:height="13.364cm" svg:x="2.1cm" svg:y="14.107cm" presentation:class="notes" presentation:placeholder="true">
            <draw:text-box/>
          </draw:frame>
        </presentation:notes>
      </draw:page>
      <draw:page draw:name="page40" draw:style-name="dp1" draw:master-page-name="Content_20_1_5f__5f__5f__5f__5f__5f__5f__5f__5f__5f__5f_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84" draw:text-style-name="P4" draw:layer="layout" svg:width="16.256cm" svg:height="4.256cm" svg:x="11.244cm" svg:y="0.244cm">
          <draw:text-box>
            <text:p text:style-name="P3"><text:span text:style-name="T2">É o processador de dispositivos móveis e menores.</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85" draw:text-style-name="P4" draw:layer="layout" svg:width="16.256cm" svg:height="4.256cm" svg:x="8.754cm" svg:y="3.765cm">
          <draw:text-box>
            <text:p text:style-name="P3"><text:span text:style-name="T2">Usado em dispositivos móveis e bem menores que os comuns, por ser geometricamente menor e eficaz no gerenciamento de temperatura/energia.</text:span></text:p>
          </draw:text-box>
        </draw:frame>
        <draw:frame draw:style-name="gr86" draw:text-style-name="P4" draw:layer="layout" svg:width="16.256cm" svg:height="4.256cm" svg:x="8.754cm" svg:y="7.5cm">
          <draw:text-box>
            <text:p text:style-name="P3"><text:span text:style-name="T2">Análogo aos processadores comuns, porém com tecnologias que permite um melhor aproveitamento de processamento, gastando menor energia e liberando menos calor.</text:span></text:p>
          </draw:text-box>
        </draw:frame>
        <draw:frame draw:style-name="gr87" draw:text-style-name="P4" draw:layer="layout" svg:width="16.256cm" svg:height="4.256cm" svg:x="6.244cm" svg:y="10.744cm">
          <draw:text-box>
            <text:p text:style-name="P3"><text:span text:style-name="T2">SnapDragon, Apple M1..</text:span></text:p>
          </draw:text-box>
        </draw:frame>
        <presentation:notes draw:style-name="dp1">
          <office:forms form:automatic-focus="false" form:apply-design-mode="false"/>
          <draw:page-thumbnail draw:style-name="gr1" draw:layer="layout" svg:width="0.001cm" svg:height="0.001cm" svg:x="0cm" svg:y="2.257cm" draw:page-number="40" presentation:class="page"/>
          <draw:frame presentation:style-name="pr56" draw:text-style-name="P1" draw:layer="layout" svg:width="16.799cm" svg:height="13.364cm" svg:x="2.1cm" svg:y="14.107cm" presentation:class="notes" presentation:placeholder="true">
            <draw:text-box/>
          </draw:frame>
        </presentation:notes>
      </draw:page>
      <draw:page draw:name="page41" draw:style-name="dp1" draw:master-page-name="Title_5f__5f__5f__5f__5f__5f__5f__5f__5f__5f__5f__5f__5f__5f__5f__5f__5f__5f__5f_" presentation:presentation-page-layout-name="AL1T0">
        <office:forms form:automatic-focus="false" form:apply-design-mode="false"/>
        <draw:frame presentation:style-name="pr57" draw:layer="layout" svg:width="25.199cm" svg:height="2.629cm" svg:x="1.301cm" svg:y="11.609cm" presentation:class="title" presentation:user-transformed="true">
          <draw:text-box>
            <text:p>Chipset</text:p>
          </draw:text-box>
        </draw:frame>
        <presentation:notes draw:style-name="dp1">
          <office:forms form:automatic-focus="false" form:apply-design-mode="false"/>
          <draw:page-thumbnail draw:style-name="gr1" draw:layer="layout" svg:width="19.798cm" svg:height="11.136cm" svg:x="0.6cm" svg:y="2.257cm" draw:page-number="41" presentation:class="page"/>
          <draw:frame presentation:style-name="pr58" draw:text-style-name="P1" draw:layer="layout" svg:width="16.799cm" svg:height="13.364cm" svg:x="2.1cm" svg:y="14.107cm" presentation:class="notes" presentation:placeholder="true">
            <draw:text-box/>
          </draw:frame>
        </presentation:notes>
      </draw:page>
      <draw:page draw:name="page42" draw:style-name="dp1" draw:master-page-name="Content_20_1_5f__5f__5f__5f__5f__5f__5f__5f__5f__5f__5f__5f_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88" draw:text-style-name="P4" draw:layer="layout" svg:width="16.256cm" svg:height="4.256cm" svg:x="11.244cm" svg:y="0.244cm">
          <draw:text-box>
            <text:p text:style-name="P3"><text:span text:style-name="T2">É o dispositivo que gerencia o fluxo de dados entre o processador, memória e periféricos.</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89" draw:text-style-name="P4" draw:layer="layout" svg:width="16.256cm" svg:height="4.256cm" svg:x="8.754cm" svg:y="3.765cm">
          <draw:text-box>
            <text:p text:style-name="P3"><text:span text:style-name="T2">Gerenciar a energia e o fluxo de informações entre os dispositivos eletrônicos conectados na placa mãe.</text:span></text:p>
          </draw:text-box>
        </draw:frame>
        <draw:frame draw:style-name="gr90" draw:text-style-name="P4" draw:layer="layout" svg:width="16.256cm" svg:height="4.256cm" svg:x="8.744cm" svg:y="7.244cm">
          <draw:text-box>
            <text:p text:style-name="P3"><text:span text:style-name="T2">Gerenciando a quantidade de energia e a banda de transferência para cada dispositivo correspondente.</text:span></text:p>
          </draw:text-box>
        </draw:frame>
        <draw:frame draw:style-name="gr91" draw:text-style-name="P4" draw:layer="layout" svg:width="16.256cm" svg:height="4.256cm" svg:x="6.244cm" svg:y="10.744cm">
          <draw:text-box>
            <text:p text:style-name="P3"><text:span text:style-name="T2">I865, AMD, Geforce...</text:span></text:p>
          </draw:text-box>
        </draw:frame>
        <presentation:notes draw:style-name="dp1">
          <office:forms form:automatic-focus="false" form:apply-design-mode="false"/>
          <draw:page-thumbnail draw:style-name="gr1" draw:layer="layout" svg:width="0.001cm" svg:height="0.001cm" svg:x="0cm" svg:y="2.257cm" draw:page-number="42" presentation:class="page"/>
          <draw:frame presentation:style-name="pr59" draw:text-style-name="P1" draw:layer="layout" svg:width="16.799cm" svg:height="13.364cm" svg:x="2.1cm" svg:y="14.107cm" presentation:class="notes" presentation:placeholder="true">
            <draw:text-box/>
          </draw:frame>
        </presentation:notes>
      </draw:page>
      <draw:page draw:name="page43" draw:style-name="dp1" draw:master-page-name="Title_5f__5f__5f__5f__5f__5f__5f__5f__5f__5f__5f__5f__5f__5f__5f__5f__5f__5f__5f__5f_" presentation:presentation-page-layout-name="AL1T0">
        <office:forms form:automatic-focus="false" form:apply-design-mode="false"/>
        <draw:frame presentation:style-name="pr60" draw:layer="layout" svg:width="25.199cm" svg:height="2.629cm" svg:x="1.301cm" svg:y="11.609cm" presentation:class="title" presentation:user-transformed="true">
          <draw:text-box>
            <text:p>Processador Intel</text:p>
          </draw:text-box>
        </draw:frame>
        <presentation:notes draw:style-name="dp1">
          <office:forms form:automatic-focus="false" form:apply-design-mode="false"/>
          <draw:page-thumbnail draw:style-name="gr1" draw:layer="layout" svg:width="19.798cm" svg:height="11.136cm" svg:x="0.6cm" svg:y="2.257cm" draw:page-number="43" presentation:class="page"/>
          <draw:frame presentation:style-name="pr61" draw:text-style-name="P1" draw:layer="layout" svg:width="16.799cm" svg:height="13.364cm" svg:x="2.1cm" svg:y="14.107cm" presentation:class="notes" presentation:placeholder="true">
            <draw:text-box/>
          </draw:frame>
        </presentation:notes>
      </draw:page>
      <draw:page draw:name="page44" draw:style-name="dp1" draw:master-page-name="Content_20_1_5f__5f__5f__5f__5f__5f__5f__5f__5f__5f__5f__5f__5f__5f__5f__5f__5f__5f__5f__5f__5f_">
        <office:forms form:automatic-focus="false" form:apply-design-mode="false"/>
        <draw:frame draw:style-name="gr2" draw:text-style-name="P2" draw:layer="layout" svg:width="5.08cm" svg:height="1.115cm" svg:x="7.42cm" svg:y="1cm">
          <draw:text-box>
            <text:p><text:span text:style-name="T1">O que é?</text:span></text:p>
          </draw:text-box>
        </draw:frame>
        <draw:frame draw:style-name="gr92" draw:text-style-name="P4" draw:layer="layout" svg:width="16.256cm" svg:height="4.256cm" svg:x="11.244cm" svg:y="0.244cm">
          <draw:text-box>
            <text:p text:style-name="P3"><text:span text:style-name="T2">É um processador como o AMD e o ARM.</text:span></text:p>
          </draw:text-box>
        </draw:frame>
        <draw:custom-shape draw:style-name="gr4" draw:text-style-name="P5" draw:layer="layout" svg:width="0.254cm" svg:height="2.072cm" svg:x="10.746cm" svg:y="0.5cm">
          <text:p/>
          <draw:enhanced-geometry svg:viewBox="0 0 21600 21600" draw:mirror-horizontal="false" draw:mirror-vertical="false" draw:type="rectangle" draw:enhanced-path="M 0 0 L 21600 0 21600 21600 0 21600 0 0 Z N"/>
        </draw:custom-shape>
        <draw:frame draw:style-name="gr5" draw:text-style-name="P2" draw:layer="layout" svg:width="5.58cm" svg:height="1.979cm" svg:x="3.42cm" svg:y="4.572cm">
          <draw:text-box>
            <text:p><text:span text:style-name="T1">Pra que serve?</text:span></text:p>
          </draw:text-box>
        </draw:frame>
        <draw:frame draw:style-name="gr5" draw:text-style-name="P2" draw:layer="layout" svg:width="6cm" svg:height="1.979cm" svg:x="3cm" svg:y="8.021cm">
          <draw:text-box>
            <text:p><text:span text:style-name="T1">Como funciona:</text:span></text:p>
          </draw:text-box>
        </draw:frame>
        <draw:frame draw:style-name="gr5" draw:text-style-name="P2" draw:layer="layout" svg:width="6cm" svg:height="1.979cm" svg:x="2.5cm" svg:y="11.521cm">
          <draw:text-box>
            <text:p><text:span text:style-name="T1">Modelos:</text:span></text:p>
          </draw:text-box>
        </draw:frame>
        <draw:custom-shape draw:style-name="gr4" draw:text-style-name="P5" draw:layer="layout" svg:width="0.254cm" svg:height="2.072cm" svg:x="8.5cm" svg:y="4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8.5cm" svg:y="7.5cm">
          <text:p/>
          <draw:enhanced-geometry svg:viewBox="0 0 21600 21600" draw:mirror-horizontal="false" draw:mirror-vertical="false" draw:type="rectangle" draw:enhanced-path="M 0 0 L 21600 0 21600 21600 0 21600 0 0 Z N"/>
        </draw:custom-shape>
        <draw:custom-shape draw:style-name="gr4" draw:text-style-name="P5" draw:layer="layout" svg:width="0.254cm" svg:height="2.072cm" svg:x="6cm" svg:y="11cm">
          <text:p/>
          <draw:enhanced-geometry svg:viewBox="0 0 21600 21600" draw:mirror-horizontal="false" draw:mirror-vertical="false" draw:type="rectangle" draw:enhanced-path="M 0 0 L 21600 0 21600 21600 0 21600 0 0 Z N"/>
        </draw:custom-shape>
        <draw:frame draw:style-name="gr93" draw:text-style-name="P4" draw:layer="layout" svg:width="16.256cm" svg:height="4.256cm" svg:x="8.744cm" svg:y="3.744cm">
          <draw:text-box>
            <text:p text:style-name="P3"><text:span text:style-name="T2">Realiza as mesmas funções dos outros processadores descritos.</text:span></text:p>
          </draw:text-box>
        </draw:frame>
        <draw:frame draw:style-name="gr94" draw:text-style-name="P4" draw:layer="layout" svg:width="16.256cm" svg:height="4.256cm" svg:x="8.744cm" svg:y="7.244cm">
          <draw:text-box>
            <text:p text:style-name="P3"><text:span text:style-name="T2">Basicamente do mesmo modo que os outros.</text:span></text:p>
          </draw:text-box>
        </draw:frame>
        <draw:frame draw:style-name="gr95" draw:text-style-name="P4" draw:layer="layout" svg:width="16.256cm" svg:height="4.256cm" svg:x="6.244cm" svg:y="10.744cm">
          <draw:text-box>
            <text:p text:style-name="P3"><text:span text:style-name="T2">I3, i5, i7, Celeron, Phenom...</text:span></text:p>
          </draw:text-box>
        </draw:frame>
        <presentation:notes draw:style-name="dp1">
          <office:forms form:automatic-focus="false" form:apply-design-mode="false"/>
          <draw:page-thumbnail draw:style-name="gr1" draw:layer="layout" svg:width="0.001cm" svg:height="0.001cm" svg:x="0cm" svg:y="2.257cm" draw:page-number="44" presentation:class="page"/>
          <draw:frame presentation:style-name="pr6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text-indent="0cm"/>
      <style:text-properties fo:font-size="28pt" style:font-size-asian="28pt" style:font-size-complex="28pt"/>
    </style:style>
    <style:style style:name="Title_5f_-outline3" style:display-name="Title_-outline3" style:family="presentation" style:parent-style-name="Title_5f_-outline2">
      <style:paragraph-properties fo:margin-left="0cm" fo:margin-right="0cm" fo:margin-top="0.3cm" fo:margin-bottom="0cm" fo:text-indent="0cm"/>
      <style:text-properties fo:font-size="24pt" style:font-size-asian="24pt" style:font-size-complex="24pt"/>
    </style:style>
    <style:style style:name="Title_5f_-outline4" style:display-name="Title_-outline4" style:family="presentation" style:parent-style-name="Title_5f_-outline3">
      <style:paragraph-properties fo:margin-left="0cm" fo:margin-right="0cm" fo:margin-top="0.2cm" fo:margin-bottom="0cm" fo:text-indent="0cm"/>
      <style:text-properties fo:font-size="20pt" style:font-size-asian="20pt" style:font-size-complex="20pt"/>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background" style:display-name="Title__-background" style:family="presentation">
      <style:graphic-properties draw:stroke="none" draw:fill="none"/>
      <style:text-properties style:letter-kerning="true"/>
    </style:style>
    <style:style style:name="Title_5f__5f_-backgroundobjects" style:display-name="Title__-backgroundobjects" style:family="presentation">
      <style:graphic-properties draw:textarea-horizontal-align="justify" draw:shadow="hidden" draw:shadow-offset-x="0.2cm" draw:shadow-offset-y="0.2cm" draw:shadow-color="#808080"/>
      <style:text-properties style:letter-kerning="true"/>
    </style:style>
    <style:style style:name="Title_5f__5f_-notes" style:display-name="Titl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outline1" style:display-name="Title__-outline1" style:family="presentation">
      <style:graphic-properties draw:stroke="none" draw:fill="none" draw:auto-grow-height="false" draw:fit-to-size="false" style:shrink-to-fit="true">
        <text:list-style style:name="Title_5f__5f_-outline1" style:display-name="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outline2" style:display-name="Title__-outline2" style:family="presentation" style:parent-style-name="Title_5f__5f_-outline1">
      <style:paragraph-properties fo:margin-left="0cm" fo:margin-right="0cm" fo:margin-top="0.4cm" fo:margin-bottom="0cm" fo:text-indent="0cm"/>
      <style:text-properties fo:font-size="28pt" style:font-size-asian="28pt" style:font-size-complex="28pt"/>
    </style:style>
    <style:style style:name="Title_5f__5f_-outline3" style:display-name="Title__-outline3" style:family="presentation" style:parent-style-name="Title_5f__5f_-outline2">
      <style:paragraph-properties fo:margin-left="0cm" fo:margin-right="0cm" fo:margin-top="0.3cm" fo:margin-bottom="0cm" fo:text-indent="0cm"/>
      <style:text-properties fo:font-size="24pt" style:font-size-asian="24pt" style:font-size-complex="24pt"/>
    </style:style>
    <style:style style:name="Title_5f__5f_-outline4" style:display-name="Title__-outline4" style:family="presentation" style:parent-style-name="Title_5f__5f_-outline3">
      <style:paragraph-properties fo:margin-left="0cm" fo:margin-right="0cm" fo:margin-top="0.2cm" fo:margin-bottom="0cm" fo:text-indent="0cm"/>
      <style:text-properties fo:font-size="20pt" style:font-size-asian="20pt" style:font-size-complex="20pt"/>
    </style:style>
    <style:style style:name="Title_5f__5f_-outline5" style:display-name="Title__-outline5" style:family="presentation" style:parent-style-name="Title_5f__5f_-outline4">
      <style:paragraph-properties fo:margin-left="0cm" fo:margin-right="0cm" fo:margin-top="0.1cm" fo:margin-bottom="0cm" fo:text-indent="0cm"/>
      <style:text-properties fo:font-size="20pt" style:font-size-asian="20pt" style:font-size-complex="20pt"/>
    </style:style>
    <style:style style:name="Title_5f__5f_-outline6" style:display-name="Title__-outline6" style:family="presentation" style:parent-style-name="Title_5f__5f_-outline5">
      <style:paragraph-properties fo:margin-left="0cm" fo:margin-right="0cm" fo:margin-top="0.1cm" fo:margin-bottom="0cm" fo:text-indent="0cm"/>
      <style:text-properties fo:font-size="20pt" style:font-size-asian="20pt" style:font-size-complex="20pt"/>
    </style:style>
    <style:style style:name="Title_5f__5f_-outline7" style:display-name="Title__-outline7" style:family="presentation" style:parent-style-name="Title_5f__5f_-outline6">
      <style:paragraph-properties fo:margin-left="0cm" fo:margin-right="0cm" fo:margin-top="0.1cm" fo:margin-bottom="0cm" fo:text-indent="0cm"/>
      <style:text-properties fo:font-size="20pt" style:font-size-asian="20pt" style:font-size-complex="20pt"/>
    </style:style>
    <style:style style:name="Title_5f__5f_-outline8" style:display-name="Title__-outline8" style:family="presentation" style:parent-style-name="Title_5f__5f_-outline7">
      <style:paragraph-properties fo:margin-left="0cm" fo:margin-right="0cm" fo:margin-top="0.1cm" fo:margin-bottom="0cm" fo:text-indent="0cm"/>
      <style:text-properties fo:font-size="20pt" style:font-size-asian="20pt" style:font-size-complex="20pt"/>
    </style:style>
    <style:style style:name="Title_5f__5f_-outline9" style:display-name="Title__-outline9" style:family="presentation" style:parent-style-name="Title_5f__5f_-outline8">
      <style:paragraph-properties fo:margin-left="0cm" fo:margin-right="0cm" fo:margin-top="0.1cm" fo:margin-bottom="0cm" fo:text-indent="0cm"/>
      <style:text-properties fo:font-size="20pt" style:font-size-asian="20pt" style:font-size-complex="20pt"/>
    </style:style>
    <style:style style:name="Title_5f__5f_-subtitle" style:display-name="Title__-subtitle" style:family="presentation">
      <style:graphic-properties draw:stroke="none" draw:fill="none" draw:textarea-vertical-align="middle">
        <text:list-style style:name="Title_5f__5f_-subtitle" style:display-name="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title" style:display-name="Title__-title" style:family="presentation">
      <style:graphic-properties draw:stroke="none" draw:fill="none" draw:textarea-vertical-align="middle">
        <text:list-style style:name="Title_5f__5f_-title" style:display-name="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background" style:display-name="Title___-background" style:family="presentation">
      <style:graphic-properties draw:stroke="none" draw:fill="none"/>
      <style:text-properties style:letter-kerning="true"/>
    </style:style>
    <style:style style:name="Title_5f__5f__5f_-backgroundobjects" style:display-name="Title___-backgroundobjects" style:family="presentation">
      <style:graphic-properties draw:textarea-horizontal-align="justify" draw:shadow="hidden" draw:shadow-offset-x="0.2cm" draw:shadow-offset-y="0.2cm" draw:shadow-color="#808080"/>
      <style:text-properties style:letter-kerning="true"/>
    </style:style>
    <style:style style:name="Title_5f__5f__5f_-notes" style:display-name="Title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outline1" style:display-name="Title___-outline1" style:family="presentation">
      <style:graphic-properties draw:stroke="none" draw:fill="none" draw:auto-grow-height="false" draw:fit-to-size="false" style:shrink-to-fit="true">
        <text:list-style style:name="Title_5f__5f__5f_-outline1" style:display-name="Titl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outline2" style:display-name="Title___-outline2" style:family="presentation" style:parent-style-name="Title_5f__5f__5f_-outline1">
      <style:paragraph-properties fo:margin-left="0cm" fo:margin-right="0cm" fo:margin-top="0.4cm" fo:margin-bottom="0cm" fo:text-indent="0cm"/>
      <style:text-properties fo:font-size="28pt" style:font-size-asian="28pt" style:font-size-complex="28pt"/>
    </style:style>
    <style:style style:name="Title_5f__5f__5f_-outline3" style:display-name="Title___-outline3" style:family="presentation" style:parent-style-name="Title_5f__5f__5f_-outline2">
      <style:paragraph-properties fo:margin-left="0cm" fo:margin-right="0cm" fo:margin-top="0.3cm" fo:margin-bottom="0cm" fo:text-indent="0cm"/>
      <style:text-properties fo:font-size="24pt" style:font-size-asian="24pt" style:font-size-complex="24pt"/>
    </style:style>
    <style:style style:name="Title_5f__5f__5f_-outline4" style:display-name="Title___-outline4" style:family="presentation" style:parent-style-name="Title_5f__5f__5f_-outline3">
      <style:paragraph-properties fo:margin-left="0cm" fo:margin-right="0cm" fo:margin-top="0.2cm" fo:margin-bottom="0cm" fo:text-indent="0cm"/>
      <style:text-properties fo:font-size="20pt" style:font-size-asian="20pt" style:font-size-complex="20pt"/>
    </style:style>
    <style:style style:name="Title_5f__5f__5f_-outline5" style:display-name="Title___-outline5" style:family="presentation" style:parent-style-name="Title_5f__5f__5f_-outline4">
      <style:paragraph-properties fo:margin-left="0cm" fo:margin-right="0cm" fo:margin-top="0.1cm" fo:margin-bottom="0cm" fo:text-indent="0cm"/>
      <style:text-properties fo:font-size="20pt" style:font-size-asian="20pt" style:font-size-complex="20pt"/>
    </style:style>
    <style:style style:name="Title_5f__5f__5f_-outline6" style:display-name="Title___-outline6" style:family="presentation" style:parent-style-name="Title_5f__5f__5f_-outline5">
      <style:paragraph-properties fo:margin-left="0cm" fo:margin-right="0cm" fo:margin-top="0.1cm" fo:margin-bottom="0cm" fo:text-indent="0cm"/>
      <style:text-properties fo:font-size="20pt" style:font-size-asian="20pt" style:font-size-complex="20pt"/>
    </style:style>
    <style:style style:name="Title_5f__5f__5f_-outline7" style:display-name="Title___-outline7" style:family="presentation" style:parent-style-name="Title_5f__5f__5f_-outline6">
      <style:paragraph-properties fo:margin-left="0cm" fo:margin-right="0cm" fo:margin-top="0.1cm" fo:margin-bottom="0cm" fo:text-indent="0cm"/>
      <style:text-properties fo:font-size="20pt" style:font-size-asian="20pt" style:font-size-complex="20pt"/>
    </style:style>
    <style:style style:name="Title_5f__5f__5f_-outline8" style:display-name="Title___-outline8" style:family="presentation" style:parent-style-name="Title_5f__5f__5f_-outline7">
      <style:paragraph-properties fo:margin-left="0cm" fo:margin-right="0cm" fo:margin-top="0.1cm" fo:margin-bottom="0cm" fo:text-indent="0cm"/>
      <style:text-properties fo:font-size="20pt" style:font-size-asian="20pt" style:font-size-complex="20pt"/>
    </style:style>
    <style:style style:name="Title_5f__5f__5f_-outline9" style:display-name="Title___-outline9" style:family="presentation" style:parent-style-name="Title_5f__5f__5f_-outline8">
      <style:paragraph-properties fo:margin-left="0cm" fo:margin-right="0cm" fo:margin-top="0.1cm" fo:margin-bottom="0cm" fo:text-indent="0cm"/>
      <style:text-properties fo:font-size="20pt" style:font-size-asian="20pt" style:font-size-complex="20pt"/>
    </style:style>
    <style:style style:name="Title_5f__5f__5f_-subtitle" style:display-name="Title___-subtitle" style:family="presentation">
      <style:graphic-properties draw:stroke="none" draw:fill="none" draw:textarea-vertical-align="middle">
        <text:list-style style:name="Title_5f__5f__5f_-subtitle" style:display-name="Titl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title" style:display-name="Title___-title" style:family="presentation">
      <style:graphic-properties draw:stroke="none" draw:fill="none" draw:textarea-vertical-align="middle">
        <text:list-style style:name="Title_5f__5f__5f_-title" style:display-name="Titl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background" style:display-name="Title____-background" style:family="presentation">
      <style:graphic-properties draw:stroke="none" draw:fill="none"/>
      <style:text-properties style:letter-kerning="true"/>
    </style:style>
    <style:style style:name="Title_5f__5f__5f__5f_-backgroundobjects" style:display-name="Title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notes" style:display-name="Title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outline1" style:display-name="Title____-outline1" style:family="presentation">
      <style:graphic-properties draw:stroke="none" draw:fill="none" draw:auto-grow-height="false" draw:fit-to-size="false" style:shrink-to-fit="true">
        <text:list-style style:name="Title_5f__5f__5f__5f_-outline1" style:display-name="Titl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outline2" style:display-name="Title____-outline2" style:family="presentation" style:parent-style-name="Title_5f__5f__5f__5f_-outline1">
      <style:paragraph-properties fo:margin-left="0cm" fo:margin-right="0cm" fo:margin-top="0.4cm" fo:margin-bottom="0cm" fo:text-indent="0cm"/>
      <style:text-properties fo:font-size="28pt" style:font-size-asian="28pt" style:font-size-complex="28pt"/>
    </style:style>
    <style:style style:name="Title_5f__5f__5f__5f_-outline3" style:display-name="Title____-outline3" style:family="presentation" style:parent-style-name="Title_5f__5f__5f__5f_-outline2">
      <style:paragraph-properties fo:margin-left="0cm" fo:margin-right="0cm" fo:margin-top="0.3cm" fo:margin-bottom="0cm" fo:text-indent="0cm"/>
      <style:text-properties fo:font-size="24pt" style:font-size-asian="24pt" style:font-size-complex="24pt"/>
    </style:style>
    <style:style style:name="Title_5f__5f__5f__5f_-outline4" style:display-name="Title____-outline4" style:family="presentation" style:parent-style-name="Title_5f__5f__5f__5f_-outline3">
      <style:paragraph-properties fo:margin-left="0cm" fo:margin-right="0cm" fo:margin-top="0.2cm" fo:margin-bottom="0cm" fo:text-indent="0cm"/>
      <style:text-properties fo:font-size="20pt" style:font-size-asian="20pt" style:font-size-complex="20pt"/>
    </style:style>
    <style:style style:name="Title_5f__5f__5f__5f_-outline5" style:display-name="Title____-outline5" style:family="presentation" style:parent-style-name="Title_5f__5f__5f__5f_-outline4">
      <style:paragraph-properties fo:margin-left="0cm" fo:margin-right="0cm" fo:margin-top="0.1cm" fo:margin-bottom="0cm" fo:text-indent="0cm"/>
      <style:text-properties fo:font-size="20pt" style:font-size-asian="20pt" style:font-size-complex="20pt"/>
    </style:style>
    <style:style style:name="Title_5f__5f__5f__5f_-outline6" style:display-name="Title____-outline6" style:family="presentation" style:parent-style-name="Title_5f__5f__5f__5f_-outline5">
      <style:paragraph-properties fo:margin-left="0cm" fo:margin-right="0cm" fo:margin-top="0.1cm" fo:margin-bottom="0cm" fo:text-indent="0cm"/>
      <style:text-properties fo:font-size="20pt" style:font-size-asian="20pt" style:font-size-complex="20pt"/>
    </style:style>
    <style:style style:name="Title_5f__5f__5f__5f_-outline7" style:display-name="Title____-outline7" style:family="presentation" style:parent-style-name="Title_5f__5f__5f__5f_-outline6">
      <style:paragraph-properties fo:margin-left="0cm" fo:margin-right="0cm" fo:margin-top="0.1cm" fo:margin-bottom="0cm" fo:text-indent="0cm"/>
      <style:text-properties fo:font-size="20pt" style:font-size-asian="20pt" style:font-size-complex="20pt"/>
    </style:style>
    <style:style style:name="Title_5f__5f__5f__5f_-outline8" style:display-name="Title____-outline8" style:family="presentation" style:parent-style-name="Title_5f__5f__5f__5f_-outline7">
      <style:paragraph-properties fo:margin-left="0cm" fo:margin-right="0cm" fo:margin-top="0.1cm" fo:margin-bottom="0cm" fo:text-indent="0cm"/>
      <style:text-properties fo:font-size="20pt" style:font-size-asian="20pt" style:font-size-complex="20pt"/>
    </style:style>
    <style:style style:name="Title_5f__5f__5f__5f_-outline9" style:display-name="Title____-outline9" style:family="presentation" style:parent-style-name="Title_5f__5f__5f__5f_-outline8">
      <style:paragraph-properties fo:margin-left="0cm" fo:margin-right="0cm" fo:margin-top="0.1cm" fo:margin-bottom="0cm" fo:text-indent="0cm"/>
      <style:text-properties fo:font-size="20pt" style:font-size-asian="20pt" style:font-size-complex="20pt"/>
    </style:style>
    <style:style style:name="Title_5f__5f__5f__5f_-subtitle" style:display-name="Title____-subtitle" style:family="presentation">
      <style:graphic-properties draw:stroke="none" draw:fill="none" draw:textarea-vertical-align="middle">
        <text:list-style style:name="Title_5f__5f__5f__5f_-subtitle" style:display-name="Titl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title" style:display-name="Title____-title" style:family="presentation">
      <style:graphic-properties draw:stroke="none" draw:fill="none" draw:textarea-vertical-align="middle">
        <text:list-style style:name="Title_5f__5f__5f__5f_-title" style:display-name="Titl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background" style:display-name="Title_____-background" style:family="presentation">
      <style:graphic-properties draw:stroke="none" draw:fill="none"/>
      <style:text-properties style:letter-kerning="true"/>
    </style:style>
    <style:style style:name="Title_5f__5f__5f__5f__5f_-backgroundobjects" style:display-name="Title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notes" style:display-name="Title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outline1" style:display-name="Title_____-outline1" style:family="presentation">
      <style:graphic-properties draw:stroke="none" draw:fill="none" draw:auto-grow-height="false" draw:fit-to-size="false" style:shrink-to-fit="true">
        <text:list-style style:name="Title_5f__5f__5f__5f__5f_-outline1" style:display-name="Title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outline2" style:display-name="Title_____-outline2" style:family="presentation" style:parent-style-name="Title_5f__5f__5f__5f__5f_-outline1">
      <style:paragraph-properties fo:margin-left="0cm" fo:margin-right="0cm" fo:margin-top="0.4cm" fo:margin-bottom="0cm" fo:text-indent="0cm"/>
      <style:text-properties fo:font-size="28pt" style:font-size-asian="28pt" style:font-size-complex="28pt"/>
    </style:style>
    <style:style style:name="Title_5f__5f__5f__5f__5f_-outline3" style:display-name="Title_____-outline3" style:family="presentation" style:parent-style-name="Title_5f__5f__5f__5f__5f_-outline2">
      <style:paragraph-properties fo:margin-left="0cm" fo:margin-right="0cm" fo:margin-top="0.3cm" fo:margin-bottom="0cm" fo:text-indent="0cm"/>
      <style:text-properties fo:font-size="24pt" style:font-size-asian="24pt" style:font-size-complex="24pt"/>
    </style:style>
    <style:style style:name="Title_5f__5f__5f__5f__5f_-outline4" style:display-name="Title_____-outline4" style:family="presentation" style:parent-style-name="Title_5f__5f__5f__5f__5f_-outline3">
      <style:paragraph-properties fo:margin-left="0cm" fo:margin-right="0cm" fo:margin-top="0.2cm" fo:margin-bottom="0cm" fo:text-indent="0cm"/>
      <style:text-properties fo:font-size="20pt" style:font-size-asian="20pt" style:font-size-complex="20pt"/>
    </style:style>
    <style:style style:name="Title_5f__5f__5f__5f__5f_-outline5" style:display-name="Title_____-outline5" style:family="presentation" style:parent-style-name="Title_5f__5f__5f__5f__5f_-outline4">
      <style:paragraph-properties fo:margin-left="0cm" fo:margin-right="0cm" fo:margin-top="0.1cm" fo:margin-bottom="0cm" fo:text-indent="0cm"/>
      <style:text-properties fo:font-size="20pt" style:font-size-asian="20pt" style:font-size-complex="20pt"/>
    </style:style>
    <style:style style:name="Title_5f__5f__5f__5f__5f_-outline6" style:display-name="Title_____-outline6" style:family="presentation" style:parent-style-name="Title_5f__5f__5f__5f__5f_-outline5">
      <style:paragraph-properties fo:margin-left="0cm" fo:margin-right="0cm" fo:margin-top="0.1cm" fo:margin-bottom="0cm" fo:text-indent="0cm"/>
      <style:text-properties fo:font-size="20pt" style:font-size-asian="20pt" style:font-size-complex="20pt"/>
    </style:style>
    <style:style style:name="Title_5f__5f__5f__5f__5f_-outline7" style:display-name="Title_____-outline7" style:family="presentation" style:parent-style-name="Title_5f__5f__5f__5f__5f_-outline6">
      <style:paragraph-properties fo:margin-left="0cm" fo:margin-right="0cm" fo:margin-top="0.1cm" fo:margin-bottom="0cm" fo:text-indent="0cm"/>
      <style:text-properties fo:font-size="20pt" style:font-size-asian="20pt" style:font-size-complex="20pt"/>
    </style:style>
    <style:style style:name="Title_5f__5f__5f__5f__5f_-outline8" style:display-name="Title_____-outline8" style:family="presentation" style:parent-style-name="Title_5f__5f__5f__5f__5f_-outline7">
      <style:paragraph-properties fo:margin-left="0cm" fo:margin-right="0cm" fo:margin-top="0.1cm" fo:margin-bottom="0cm" fo:text-indent="0cm"/>
      <style:text-properties fo:font-size="20pt" style:font-size-asian="20pt" style:font-size-complex="20pt"/>
    </style:style>
    <style:style style:name="Title_5f__5f__5f__5f__5f_-outline9" style:display-name="Title_____-outline9" style:family="presentation" style:parent-style-name="Title_5f__5f__5f__5f__5f_-outline8">
      <style:paragraph-properties fo:margin-left="0cm" fo:margin-right="0cm" fo:margin-top="0.1cm" fo:margin-bottom="0cm" fo:text-indent="0cm"/>
      <style:text-properties fo:font-size="20pt" style:font-size-asian="20pt" style:font-size-complex="20pt"/>
    </style:style>
    <style:style style:name="Title_5f__5f__5f__5f__5f_-subtitle" style:display-name="Title_____-subtitle" style:family="presentation">
      <style:graphic-properties draw:stroke="none" draw:fill="none" draw:textarea-vertical-align="middle">
        <text:list-style style:name="Title_5f__5f__5f__5f__5f_-subtitle" style:display-name="Title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title" style:display-name="Title_____-title" style:family="presentation">
      <style:graphic-properties draw:stroke="none" draw:fill="none" draw:textarea-vertical-align="middle">
        <text:list-style style:name="Title_5f__5f__5f__5f__5f_-title" style:display-name="Title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background" style:display-name="Title______-background" style:family="presentation">
      <style:graphic-properties draw:stroke="none" draw:fill="none"/>
      <style:text-properties style:letter-kerning="true"/>
    </style:style>
    <style:style style:name="Title_5f__5f__5f__5f__5f__5f_-backgroundobjects" style:display-name="Title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notes" style:display-name="Title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outline1" style:display-name="Title______-outline1" style:family="presentation">
      <style:graphic-properties draw:stroke="none" draw:fill="none" draw:auto-grow-height="false" draw:fit-to-size="false" style:shrink-to-fit="true">
        <text:list-style style:name="Title_5f__5f__5f__5f__5f__5f_-outline1" style:display-name="Title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outline2" style:display-name="Title______-outline2" style:family="presentation" style:parent-style-name="Title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outline3" style:display-name="Title______-outline3" style:family="presentation" style:parent-style-name="Title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outline4" style:display-name="Title______-outline4" style:family="presentation" style:parent-style-name="Title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outline5" style:display-name="Title______-outline5" style:family="presentation" style:parent-style-name="Title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outline6" style:display-name="Title______-outline6" style:family="presentation" style:parent-style-name="Title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outline7" style:display-name="Title______-outline7" style:family="presentation" style:parent-style-name="Title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outline8" style:display-name="Title______-outline8" style:family="presentation" style:parent-style-name="Title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outline9" style:display-name="Title______-outline9" style:family="presentation" style:parent-style-name="Title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subtitle" style:display-name="Title______-subtitle" style:family="presentation">
      <style:graphic-properties draw:stroke="none" draw:fill="none" draw:textarea-vertical-align="middle">
        <text:list-style style:name="Title_5f__5f__5f__5f__5f__5f_-subtitle" style:display-name="Title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title" style:display-name="Title______-title" style:family="presentation">
      <style:graphic-properties draw:stroke="none" draw:fill="none" draw:textarea-vertical-align="middle">
        <text:list-style style:name="Title_5f__5f__5f__5f__5f__5f_-title" style:display-name="Title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outline6" style:display-name="Content 1______-outline6" style:family="presentation" style:parent-style-name="Content_20_1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outline7" style:display-name="Content 1______-outline7" style:family="presentation" style:parent-style-name="Content_20_1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outline8" style:display-name="Content 1______-outline8" style:family="presentation" style:parent-style-name="Content_20_1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outline9" style:display-name="Content 1______-outline9" style:family="presentation" style:parent-style-name="Content_20_1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background" style:display-name="Title_______-background" style:family="presentation">
      <style:graphic-properties draw:stroke="none" draw:fill="none"/>
      <style:text-properties style:letter-kerning="true"/>
    </style:style>
    <style:style style:name="Title_5f__5f__5f__5f__5f__5f__5f_-backgroundobjects" style:display-name="Title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notes" style:display-name="Title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outline1" style:display-name="Title_______-outline1" style:family="presentation">
      <style:graphic-properties draw:stroke="none" draw:fill="none" draw:auto-grow-height="false" draw:fit-to-size="false" style:shrink-to-fit="true">
        <text:list-style style:name="Title_5f__5f__5f__5f__5f__5f__5f_-outline1" style:display-name="Title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outline2" style:display-name="Title_______-outline2" style:family="presentation" style:parent-style-name="Title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outline3" style:display-name="Title_______-outline3" style:family="presentation" style:parent-style-name="Title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outline4" style:display-name="Title_______-outline4" style:family="presentation" style:parent-style-name="Title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outline5" style:display-name="Title_______-outline5" style:family="presentation" style:parent-style-name="Title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outline6" style:display-name="Title_______-outline6" style:family="presentation" style:parent-style-name="Title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outline7" style:display-name="Title_______-outline7" style:family="presentation" style:parent-style-name="Title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outline8" style:display-name="Title_______-outline8" style:family="presentation" style:parent-style-name="Title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outline9" style:display-name="Title_______-outline9" style:family="presentation" style:parent-style-name="Title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subtitle" style:display-name="Title_______-subtitle" style:family="presentation">
      <style:graphic-properties draw:stroke="none" draw:fill="none" draw:textarea-vertical-align="middle">
        <text:list-style style:name="Title_5f__5f__5f__5f__5f__5f__5f_-subtitle" style:display-name="Title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title" style:display-name="Title_______-title" style:family="presentation">
      <style:graphic-properties draw:stroke="none" draw:fill="none" draw:textarea-vertical-align="middle">
        <text:list-style style:name="Title_5f__5f__5f__5f__5f__5f__5f_-title" style:display-name="Title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background" style:display-name="Content 1_______-background" style:family="presentation">
      <style:graphic-properties draw:stroke="none" draw:fill="none"/>
      <style:text-properties style:letter-kerning="true"/>
    </style:style>
    <style:style style:name="Content_20_1_5f__5f__5f__5f__5f__5f__5f_-backgroundobjects" style:display-name="Content 1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notes" style:display-name="Content 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outline1" style:display-name="Content 1_______-outline1" style:family="presentation">
      <style:graphic-properties draw:stroke="none" draw:fill="none" draw:auto-grow-height="false" draw:fit-to-size="false" style:shrink-to-fit="true">
        <text:list-style style:name="Content_20_1_5f__5f__5f__5f__5f__5f__5f_-outline1" style:display-name="Content 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outline2" style:display-name="Content 1_______-outline2" style:family="presentation" style:parent-style-name="Content_20_1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outline3" style:display-name="Content 1_______-outline3" style:family="presentation" style:parent-style-name="Content_20_1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outline4" style:display-name="Content 1_______-outline4" style:family="presentation" style:parent-style-name="Content_20_1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outline5" style:display-name="Content 1_______-outline5" style:family="presentation" style:parent-style-name="Content_20_1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outline6" style:display-name="Content 1_______-outline6" style:family="presentation" style:parent-style-name="Content_20_1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outline7" style:display-name="Content 1_______-outline7" style:family="presentation" style:parent-style-name="Content_20_1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outline8" style:display-name="Content 1_______-outline8" style:family="presentation" style:parent-style-name="Content_20_1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outline9" style:display-name="Content 1_______-outline9" style:family="presentation" style:parent-style-name="Content_20_1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subtitle" style:display-name="Content 1_______-subtitle" style:family="presentation">
      <style:graphic-properties draw:stroke="none" draw:fill="none" draw:textarea-vertical-align="middle">
        <text:list-style style:name="Content_20_1_5f__5f__5f__5f__5f__5f__5f_-subtitle" style:display-name="Content 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title" style:display-name="Content 1_______-title" style:family="presentation">
      <style:graphic-properties draw:stroke="none" draw:fill="none" draw:textarea-vertical-align="middle">
        <text:list-style style:name="Content_20_1_5f__5f__5f__5f__5f__5f__5f_-title" style:display-name="Content 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background" style:display-name="Title________-background" style:family="presentation">
      <style:graphic-properties draw:stroke="none" draw:fill="none"/>
      <style:text-properties style:letter-kerning="true"/>
    </style:style>
    <style:style style:name="Title_5f__5f__5f__5f__5f__5f__5f__5f_-backgroundobjects" style:display-name="Title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notes" style:display-name="Title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outline1" style:display-name="Title________-outline1" style:family="presentation">
      <style:graphic-properties draw:stroke="none" draw:fill="none" draw:auto-grow-height="false" draw:fit-to-size="false" style:shrink-to-fit="true">
        <text:list-style style:name="Title_5f__5f__5f__5f__5f__5f__5f__5f_-outline1" style:display-name="Title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outline2" style:display-name="Title________-outline2" style:family="presentation" style:parent-style-name="Title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outline3" style:display-name="Title________-outline3" style:family="presentation" style:parent-style-name="Title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outline4" style:display-name="Title________-outline4" style:family="presentation" style:parent-style-name="Title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outline5" style:display-name="Title________-outline5" style:family="presentation" style:parent-style-name="Title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outline6" style:display-name="Title________-outline6" style:family="presentation" style:parent-style-name="Title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outline7" style:display-name="Title________-outline7" style:family="presentation" style:parent-style-name="Title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outline8" style:display-name="Title________-outline8" style:family="presentation" style:parent-style-name="Title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outline9" style:display-name="Title________-outline9" style:family="presentation" style:parent-style-name="Title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subtitle" style:display-name="Title________-subtitle" style:family="presentation">
      <style:graphic-properties draw:stroke="none" draw:fill="none" draw:textarea-vertical-align="middle">
        <text:list-style style:name="Title_5f__5f__5f__5f__5f__5f__5f__5f_-subtitle" style:display-name="Title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title" style:display-name="Title________-title" style:family="presentation">
      <style:graphic-properties draw:stroke="none" draw:fill="none" draw:textarea-vertical-align="middle">
        <text:list-style style:name="Title_5f__5f__5f__5f__5f__5f__5f__5f_-title" style:display-name="Title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background" style:display-name="Content 1________-background" style:family="presentation">
      <style:graphic-properties draw:stroke="none" draw:fill="none"/>
      <style:text-properties style:letter-kerning="true"/>
    </style:style>
    <style:style style:name="Content_20_1_5f__5f__5f__5f__5f__5f__5f__5f_-backgroundobjects" style:display-name="Content 1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notes" style:display-name="Content 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outline1" style:display-name="Content 1________-outline1" style:family="presentation">
      <style:graphic-properties draw:stroke="none" draw:fill="none" draw:auto-grow-height="false" draw:fit-to-size="false" style:shrink-to-fit="true">
        <text:list-style style:name="Content_20_1_5f__5f__5f__5f__5f__5f__5f__5f_-outline1" style:display-name="Content 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outline2" style:display-name="Content 1________-outline2" style:family="presentation" style:parent-style-name="Content_20_1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outline3" style:display-name="Content 1________-outline3" style:family="presentation" style:parent-style-name="Content_20_1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outline4" style:display-name="Content 1________-outline4" style:family="presentation" style:parent-style-name="Content_20_1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outline5" style:display-name="Content 1________-outline5" style:family="presentation" style:parent-style-name="Content_20_1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outline6" style:display-name="Content 1________-outline6" style:family="presentation" style:parent-style-name="Content_20_1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outline7" style:display-name="Content 1________-outline7" style:family="presentation" style:parent-style-name="Content_20_1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outline8" style:display-name="Content 1________-outline8" style:family="presentation" style:parent-style-name="Content_20_1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outline9" style:display-name="Content 1________-outline9" style:family="presentation" style:parent-style-name="Content_20_1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subtitle" style:display-name="Content 1________-subtitle" style:family="presentation">
      <style:graphic-properties draw:stroke="none" draw:fill="none" draw:textarea-vertical-align="middle">
        <text:list-style style:name="Content_20_1_5f__5f__5f__5f__5f__5f__5f__5f_-subtitle" style:display-name="Content 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title" style:display-name="Content 1________-title" style:family="presentation">
      <style:graphic-properties draw:stroke="none" draw:fill="none" draw:textarea-vertical-align="middle">
        <text:list-style style:name="Content_20_1_5f__5f__5f__5f__5f__5f__5f__5f_-title" style:display-name="Content 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background" style:display-name="Title_________-background" style:family="presentation">
      <style:graphic-properties draw:stroke="none" draw:fill="none"/>
      <style:text-properties style:letter-kerning="true"/>
    </style:style>
    <style:style style:name="Title_5f__5f__5f__5f__5f__5f__5f__5f__5f_-backgroundobjects" style:display-name="Title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notes" style:display-name="Title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outline1" style:display-name="Title_________-outline1" style:family="presentation">
      <style:graphic-properties draw:stroke="none" draw:fill="none" draw:auto-grow-height="false" draw:fit-to-size="false" style:shrink-to-fit="true">
        <text:list-style style:name="Title_5f__5f__5f__5f__5f__5f__5f__5f__5f_-outline1" style:display-name="Title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outline2" style:display-name="Title_________-outline2" style:family="presentation" style:parent-style-name="Title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outline3" style:display-name="Title_________-outline3" style:family="presentation" style:parent-style-name="Title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outline4" style:display-name="Title_________-outline4" style:family="presentation" style:parent-style-name="Title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outline5" style:display-name="Title_________-outline5" style:family="presentation" style:parent-style-name="Title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outline6" style:display-name="Title_________-outline6" style:family="presentation" style:parent-style-name="Title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outline7" style:display-name="Title_________-outline7" style:family="presentation" style:parent-style-name="Title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outline8" style:display-name="Title_________-outline8" style:family="presentation" style:parent-style-name="Title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outline9" style:display-name="Title_________-outline9" style:family="presentation" style:parent-style-name="Title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subtitle" style:display-name="Title_________-subtitle" style:family="presentation">
      <style:graphic-properties draw:stroke="none" draw:fill="none" draw:textarea-vertical-align="middle">
        <text:list-style style:name="Title_5f__5f__5f__5f__5f__5f__5f__5f__5f_-subtitle" style:display-name="Title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title" style:display-name="Title_________-title" style:family="presentation">
      <style:graphic-properties draw:stroke="none" draw:fill="none" draw:textarea-vertical-align="middle">
        <text:list-style style:name="Title_5f__5f__5f__5f__5f__5f__5f__5f__5f_-title" style:display-name="Title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background" style:display-name="Content 1_________-background" style:family="presentation">
      <style:graphic-properties draw:stroke="none" draw:fill="none"/>
      <style:text-properties style:letter-kerning="true"/>
    </style:style>
    <style:style style:name="Content_20_1_5f__5f__5f__5f__5f__5f__5f__5f__5f_-backgroundobjects" style:display-name="Content 1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notes" style:display-name="Content 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outline1" style:display-name="Content 1_________-outline1" style:family="presentation">
      <style:graphic-properties draw:stroke="none" draw:fill="none" draw:auto-grow-height="false" draw:fit-to-size="false" style:shrink-to-fit="true">
        <text:list-style style:name="Content_20_1_5f__5f__5f__5f__5f__5f__5f__5f__5f_-outline1" style:display-name="Content 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outline2" style:display-name="Content 1_________-outline2" style:family="presentation" style:parent-style-name="Content_20_1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outline3" style:display-name="Content 1_________-outline3" style:family="presentation" style:parent-style-name="Content_20_1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outline4" style:display-name="Content 1_________-outline4" style:family="presentation" style:parent-style-name="Content_20_1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outline5" style:display-name="Content 1_________-outline5" style:family="presentation" style:parent-style-name="Content_20_1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outline6" style:display-name="Content 1_________-outline6" style:family="presentation" style:parent-style-name="Content_20_1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outline7" style:display-name="Content 1_________-outline7" style:family="presentation" style:parent-style-name="Content_20_1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outline8" style:display-name="Content 1_________-outline8" style:family="presentation" style:parent-style-name="Content_20_1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outline9" style:display-name="Content 1_________-outline9" style:family="presentation" style:parent-style-name="Content_20_1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subtitle" style:display-name="Content 1_________-subtitle" style:family="presentation">
      <style:graphic-properties draw:stroke="none" draw:fill="none" draw:textarea-vertical-align="middle">
        <text:list-style style:name="Content_20_1_5f__5f__5f__5f__5f__5f__5f__5f__5f_-subtitle" style:display-name="Content 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title" style:display-name="Content 1_________-title" style:family="presentation">
      <style:graphic-properties draw:stroke="none" draw:fill="none" draw:textarea-vertical-align="middle">
        <text:list-style style:name="Content_20_1_5f__5f__5f__5f__5f__5f__5f__5f__5f_-title" style:display-name="Content 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_5f_-background" style:display-name="Title__________-background" style:family="presentation">
      <style:graphic-properties draw:stroke="none" draw:fill="none"/>
      <style:text-properties style:letter-kerning="true"/>
    </style:style>
    <style:style style:name="Title_5f__5f__5f__5f__5f__5f__5f__5f__5f__5f_-backgroundobjects" style:display-name="Title_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_5f_-notes" style:display-name="Title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_5f_-outline1" style:display-name="Title__________-outline1" style:family="presentation">
      <style:graphic-properties draw:stroke="none" draw:fill="none" draw:auto-grow-height="false" draw:fit-to-size="false" style:shrink-to-fit="true">
        <text:list-style style:name="Title_5f__5f__5f__5f__5f__5f__5f__5f__5f__5f_-outline1" style:display-name="Title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outline2" style:display-name="Title__________-outline2" style:family="presentation" style:parent-style-name="Title_5f_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_5f_-outline3" style:display-name="Title__________-outline3" style:family="presentation" style:parent-style-name="Title_5f_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_5f_-outline4" style:display-name="Title__________-outline4" style:family="presentation" style:parent-style-name="Title_5f_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_5f_-outline5" style:display-name="Title__________-outline5" style:family="presentation" style:parent-style-name="Title_5f_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_5f_-outline6" style:display-name="Title__________-outline6" style:family="presentation" style:parent-style-name="Title_5f_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_5f_-outline7" style:display-name="Title__________-outline7" style:family="presentation" style:parent-style-name="Title_5f_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_5f_-outline8" style:display-name="Title__________-outline8" style:family="presentation" style:parent-style-name="Title_5f_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_5f_-outline9" style:display-name="Title__________-outline9" style:family="presentation" style:parent-style-name="Title_5f_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_5f_-subtitle" style:display-name="Title__________-subtitle" style:family="presentation">
      <style:graphic-properties draw:stroke="none" draw:fill="none" draw:textarea-vertical-align="middle">
        <text:list-style style:name="Title_5f__5f__5f__5f__5f__5f__5f__5f__5f__5f_-subtitle" style:display-name="Title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title" style:display-name="Title__________-title" style:family="presentation">
      <style:graphic-properties draw:stroke="none" draw:fill="none" draw:textarea-vertical-align="middle">
        <text:list-style style:name="Title_5f__5f__5f__5f__5f__5f__5f__5f__5f__5f_-title" style:display-name="Title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background" style:display-name="Content 1__________-background" style:family="presentation">
      <style:graphic-properties draw:stroke="none" draw:fill="none"/>
      <style:text-properties style:letter-kerning="true"/>
    </style:style>
    <style:style style:name="Content_20_1_5f__5f__5f__5f__5f__5f__5f__5f__5f__5f_-backgroundobjects" style:display-name="Content 1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notes" style:display-name="Content 1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outline1" style:display-name="Content 1__________-outline1" style:family="presentation">
      <style:graphic-properties draw:stroke="none" draw:fill="none" draw:auto-grow-height="false" draw:fit-to-size="false" style:shrink-to-fit="true">
        <text:list-style style:name="Content_20_1_5f__5f__5f__5f__5f__5f__5f__5f__5f__5f_-outline1" style:display-name="Content 1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outline2" style:display-name="Content 1__________-outline2" style:family="presentation" style:parent-style-name="Content_20_1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outline3" style:display-name="Content 1__________-outline3" style:family="presentation" style:parent-style-name="Content_20_1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outline4" style:display-name="Content 1__________-outline4" style:family="presentation" style:parent-style-name="Content_20_1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outline5" style:display-name="Content 1__________-outline5" style:family="presentation" style:parent-style-name="Content_20_1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6" style:display-name="Content 1__________-outline6" style:family="presentation" style:parent-style-name="Content_20_1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7" style:display-name="Content 1__________-outline7" style:family="presentation" style:parent-style-name="Content_20_1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8" style:display-name="Content 1__________-outline8" style:family="presentation" style:parent-style-name="Content_20_1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9" style:display-name="Content 1__________-outline9" style:family="presentation" style:parent-style-name="Content_20_1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subtitle" style:display-name="Content 1__________-subtitle" style:family="presentation">
      <style:graphic-properties draw:stroke="none" draw:fill="none" draw:textarea-vertical-align="middle">
        <text:list-style style:name="Content_20_1_5f__5f__5f__5f__5f__5f__5f__5f__5f__5f_-subtitle" style:display-name="Content 1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title" style:display-name="Content 1__________-title" style:family="presentation">
      <style:graphic-properties draw:stroke="none" draw:fill="none" draw:textarea-vertical-align="middle">
        <text:list-style style:name="Content_20_1_5f__5f__5f__5f__5f__5f__5f__5f__5f__5f_-title" style:display-name="Content 1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_5f__5f_-background" style:display-name="Title___________-background" style:family="presentation">
      <style:graphic-properties draw:stroke="none" draw:fill="none"/>
      <style:text-properties style:letter-kerning="true"/>
    </style:style>
    <style:style style:name="Title_5f__5f__5f__5f__5f__5f__5f__5f__5f__5f__5f_-backgroundobjects" style:display-name="Title__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_5f__5f_-notes" style:display-name="Title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_5f__5f_-outline1" style:display-name="Title___________-outline1" style:family="presentation">
      <style:graphic-properties draw:stroke="none" draw:fill="none" draw:auto-grow-height="false" draw:fit-to-size="false" style:shrink-to-fit="true">
        <text:list-style style:name="Title_5f__5f__5f__5f__5f__5f__5f__5f__5f__5f__5f_-outline1" style:display-name="Title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outline2" style:display-name="Title___________-outline2" style:family="presentation" style:parent-style-name="Title_5f__5f_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_5f__5f_-outline3" style:display-name="Title___________-outline3" style:family="presentation" style:parent-style-name="Title_5f__5f_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_5f__5f_-outline4" style:display-name="Title___________-outline4" style:family="presentation" style:parent-style-name="Title_5f__5f_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_5f__5f_-outline5" style:display-name="Title___________-outline5" style:family="presentation" style:parent-style-name="Title_5f__5f_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_5f__5f_-outline6" style:display-name="Title___________-outline6" style:family="presentation" style:parent-style-name="Title_5f__5f_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_5f__5f_-outline7" style:display-name="Title___________-outline7" style:family="presentation" style:parent-style-name="Title_5f__5f_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_5f__5f_-outline8" style:display-name="Title___________-outline8" style:family="presentation" style:parent-style-name="Title_5f__5f_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_5f__5f_-outline9" style:display-name="Title___________-outline9" style:family="presentation" style:parent-style-name="Title_5f__5f_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_5f__5f_-subtitle" style:display-name="Title___________-subtitle" style:family="presentation">
      <style:graphic-properties draw:stroke="none" draw:fill="none" draw:textarea-vertical-align="middle">
        <text:list-style style:name="Title_5f__5f__5f__5f__5f__5f__5f__5f__5f__5f__5f_-subtitle" style:display-name="Title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title" style:display-name="Title___________-title" style:family="presentation">
      <style:graphic-properties draw:stroke="none" draw:fill="none" draw:textarea-vertical-align="middle">
        <text:list-style style:name="Title_5f__5f__5f__5f__5f__5f__5f__5f__5f__5f__5f_-title" style:display-name="Title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background" style:display-name="Content 1___________-background" style:family="presentation">
      <style:graphic-properties draw:stroke="none" draw:fill="none"/>
      <style:text-properties style:letter-kerning="true"/>
    </style:style>
    <style:style style:name="Content_20_1_5f__5f__5f__5f__5f__5f__5f__5f__5f__5f__5f_-backgroundobjects" style:display-name="Content 1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notes" style:display-name="Content 1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outline1" style:display-name="Content 1___________-outline1" style:family="presentation">
      <style:graphic-properties draw:stroke="none" draw:fill="none" draw:auto-grow-height="false" draw:fit-to-size="false" style:shrink-to-fit="true">
        <text:list-style style:name="Content_20_1_5f__5f__5f__5f__5f__5f__5f__5f__5f__5f__5f_-outline1" style:display-name="Content 1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outline2" style:display-name="Content 1___________-outline2" style:family="presentation" style:parent-style-name="Content_20_1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outline3" style:display-name="Content 1___________-outline3" style:family="presentation" style:parent-style-name="Content_20_1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outline4" style:display-name="Content 1___________-outline4" style:family="presentation" style:parent-style-name="Content_20_1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outline5" style:display-name="Content 1___________-outline5" style:family="presentation" style:parent-style-name="Content_20_1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6" style:display-name="Content 1___________-outline6" style:family="presentation" style:parent-style-name="Content_20_1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7" style:display-name="Content 1___________-outline7" style:family="presentation" style:parent-style-name="Content_20_1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8" style:display-name="Content 1___________-outline8" style:family="presentation" style:parent-style-name="Content_20_1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9" style:display-name="Content 1___________-outline9" style:family="presentation" style:parent-style-name="Content_20_1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subtitle" style:display-name="Content 1___________-subtitle" style:family="presentation">
      <style:graphic-properties draw:stroke="none" draw:fill="none" draw:textarea-vertical-align="middle">
        <text:list-style style:name="Content_20_1_5f__5f__5f__5f__5f__5f__5f__5f__5f__5f__5f_-subtitle" style:display-name="Content 1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title" style:display-name="Content 1___________-title" style:family="presentation">
      <style:graphic-properties draw:stroke="none" draw:fill="none" draw:textarea-vertical-align="middle">
        <text:list-style style:name="Content_20_1_5f__5f__5f__5f__5f__5f__5f__5f__5f__5f__5f_-title" style:display-name="Content 1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_5f__5f__5f_-background" style:display-name="Title____________-background" style:family="presentation">
      <style:graphic-properties draw:stroke="none" draw:fill="none"/>
      <style:text-properties style:letter-kerning="true"/>
    </style:style>
    <style:style style:name="Title_5f__5f__5f__5f__5f__5f__5f__5f__5f__5f__5f__5f_-backgroundobjects" style:display-name="Title___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_5f__5f__5f_-notes" style:display-name="Title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_5f__5f__5f_-outline1" style:display-name="Title____________-outline1" style:family="presentation">
      <style:graphic-properties draw:stroke="none" draw:fill="none" draw:auto-grow-height="false" draw:fit-to-size="false" style:shrink-to-fit="true">
        <text:list-style style:name="Title_5f__5f__5f__5f__5f__5f__5f__5f__5f__5f__5f__5f_-outline1" style:display-name="Title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outline2" style:display-name="Title____________-outline2" style:family="presentation" style:parent-style-name="Title_5f__5f__5f_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_5f__5f__5f_-outline3" style:display-name="Title____________-outline3" style:family="presentation" style:parent-style-name="Title_5f__5f__5f_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_5f__5f__5f_-outline4" style:display-name="Title____________-outline4" style:family="presentation" style:parent-style-name="Title_5f__5f__5f_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_5f__5f__5f_-outline5" style:display-name="Title____________-outline5" style:family="presentation" style:parent-style-name="Title_5f__5f__5f_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_5f__5f__5f_-outline6" style:display-name="Title____________-outline6" style:family="presentation" style:parent-style-name="Title_5f__5f__5f_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_5f__5f__5f_-outline7" style:display-name="Title____________-outline7" style:family="presentation" style:parent-style-name="Title_5f__5f__5f_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_5f__5f__5f_-outline8" style:display-name="Title____________-outline8" style:family="presentation" style:parent-style-name="Title_5f__5f__5f_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_5f__5f__5f_-outline9" style:display-name="Title____________-outline9" style:family="presentation" style:parent-style-name="Title_5f__5f__5f_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_5f__5f__5f_-subtitle" style:display-name="Title____________-subtitle" style:family="presentation">
      <style:graphic-properties draw:stroke="none" draw:fill="none" draw:textarea-vertical-align="middle">
        <text:list-style style:name="Title_5f__5f__5f__5f__5f__5f__5f__5f__5f__5f__5f__5f_-subtitle" style:display-name="Title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title" style:display-name="Title____________-title" style:family="presentation">
      <style:graphic-properties draw:stroke="none" draw:fill="none" draw:textarea-vertical-align="middle">
        <text:list-style style:name="Title_5f__5f__5f__5f__5f__5f__5f__5f__5f__5f__5f__5f_-title" style:display-name="Title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background" style:display-name="Content 1____________-background" style:family="presentation">
      <style:graphic-properties draw:stroke="none" draw:fill="none"/>
      <style:text-properties style:letter-kerning="true"/>
    </style:style>
    <style:style style:name="Content_20_1_5f__5f__5f__5f__5f__5f__5f__5f__5f__5f__5f__5f_-backgroundobjects" style:display-name="Content 1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notes" style:display-name="Content 1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outline1" style:display-name="Content 1____________-outline1" style:family="presentation">
      <style:graphic-properties draw:stroke="none" draw:fill="none" draw:auto-grow-height="false" draw:fit-to-size="false" style:shrink-to-fit="true">
        <text:list-style style:name="Content_20_1_5f__5f__5f__5f__5f__5f__5f__5f__5f__5f__5f__5f_-outline1" style:display-name="Content 1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outline2" style:display-name="Content 1____________-outline2" style:family="presentation" style:parent-style-name="Content_20_1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outline3" style:display-name="Content 1____________-outline3" style:family="presentation" style:parent-style-name="Content_20_1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outline4" style:display-name="Content 1____________-outline4" style:family="presentation" style:parent-style-name="Content_20_1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outline5" style:display-name="Content 1____________-outline5" style:family="presentation" style:parent-style-name="Content_20_1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6" style:display-name="Content 1____________-outline6" style:family="presentation" style:parent-style-name="Content_20_1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7" style:display-name="Content 1____________-outline7" style:family="presentation" style:parent-style-name="Content_20_1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8" style:display-name="Content 1____________-outline8" style:family="presentation" style:parent-style-name="Content_20_1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9" style:display-name="Content 1____________-outline9" style:family="presentation" style:parent-style-name="Content_20_1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subtitle" style:display-name="Content 1____________-subtitle" style:family="presentation">
      <style:graphic-properties draw:stroke="none" draw:fill="none" draw:textarea-vertical-align="middle">
        <text:list-style style:name="Content_20_1_5f__5f__5f__5f__5f__5f__5f__5f__5f__5f__5f__5f_-subtitle" style:display-name="Content 1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title" style:display-name="Content 1____________-title" style:family="presentation">
      <style:graphic-properties draw:stroke="none" draw:fill="none" draw:textarea-vertical-align="middle">
        <text:list-style style:name="Content_20_1_5f__5f__5f__5f__5f__5f__5f__5f__5f__5f__5f__5f_-title" style:display-name="Content 1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_5f__5f__5f__5f_-background" style:display-name="Title_____________-background" style:family="presentation">
      <style:graphic-properties draw:stroke="none" draw:fill="none"/>
      <style:text-properties style:letter-kerning="true"/>
    </style:style>
    <style:style style:name="Title_5f__5f__5f__5f__5f__5f__5f__5f__5f__5f__5f__5f__5f_-backgroundobjects" style:display-name="Title____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_5f__5f__5f__5f_-notes" style:display-name="Title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_5f__5f__5f__5f_-outline1" style:display-name="Title_____________-outline1" style:family="presentation">
      <style:graphic-properties draw:stroke="none" draw:fill="none" draw:auto-grow-height="false" draw:fit-to-size="false" style:shrink-to-fit="true">
        <text:list-style style:name="Title_5f__5f__5f__5f__5f__5f__5f__5f__5f__5f__5f__5f__5f_-outline1" style:display-name="Title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outline2" style:display-name="Title_____________-outline2" style:family="presentation" style:parent-style-name="Title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_5f__5f__5f__5f_-outline3" style:display-name="Title_____________-outline3" style:family="presentation" style:parent-style-name="Title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_5f__5f__5f__5f_-outline4" style:display-name="Title_____________-outline4" style:family="presentation" style:parent-style-name="Title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_5f__5f__5f__5f_-outline5" style:display-name="Title_____________-outline5" style:family="presentation" style:parent-style-name="Title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outline6" style:display-name="Title_____________-outline6" style:family="presentation" style:parent-style-name="Title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outline7" style:display-name="Title_____________-outline7" style:family="presentation" style:parent-style-name="Title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outline8" style:display-name="Title_____________-outline8" style:family="presentation" style:parent-style-name="Title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outline9" style:display-name="Title_____________-outline9" style:family="presentation" style:parent-style-name="Title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subtitle" style:display-name="Title_____________-subtitle" style:family="presentation">
      <style:graphic-properties draw:stroke="none" draw:fill="none" draw:textarea-vertical-align="middle">
        <text:list-style style:name="Title_5f__5f__5f__5f__5f__5f__5f__5f__5f__5f__5f__5f__5f_-subtitle" style:display-name="Title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title" style:display-name="Title_____________-title" style:family="presentation">
      <style:graphic-properties draw:stroke="none" draw:fill="none" draw:textarea-vertical-align="middle">
        <text:list-style style:name="Title_5f__5f__5f__5f__5f__5f__5f__5f__5f__5f__5f__5f__5f_-title" style:display-name="Title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background" style:display-name="Content 1_____________-background" style:family="presentation">
      <style:graphic-properties draw:stroke="none" draw:fill="none"/>
      <style:text-properties style:letter-kerning="true"/>
    </style:style>
    <style:style style:name="Content_20_1_5f__5f__5f__5f__5f__5f__5f__5f__5f__5f__5f__5f__5f_-backgroundobjects" style:display-name="Content 1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notes" style:display-name="Content 1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outline1" style:display-name="Content 1_____________-outline1" style:family="presentation">
      <style:graphic-properties draw:stroke="none" draw:fill="none" draw:auto-grow-height="false" draw:fit-to-size="false" style:shrink-to-fit="true">
        <text:list-style style:name="Content_20_1_5f__5f__5f__5f__5f__5f__5f__5f__5f__5f__5f__5f__5f_-outline1" style:display-name="Content 1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outline2" style:display-name="Content 1_____________-outline2" style:family="presentation" style:parent-style-name="Content_20_1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outline3" style:display-name="Content 1_____________-outline3" style:family="presentation" style:parent-style-name="Content_20_1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outline4" style:display-name="Content 1_____________-outline4" style:family="presentation" style:parent-style-name="Content_20_1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outline5" style:display-name="Content 1_____________-outline5" style:family="presentation" style:parent-style-name="Content_20_1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6" style:display-name="Content 1_____________-outline6" style:family="presentation" style:parent-style-name="Content_20_1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7" style:display-name="Content 1_____________-outline7" style:family="presentation" style:parent-style-name="Content_20_1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8" style:display-name="Content 1_____________-outline8" style:family="presentation" style:parent-style-name="Content_20_1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9" style:display-name="Content 1_____________-outline9" style:family="presentation" style:parent-style-name="Content_20_1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subtitle" style:display-name="Content 1_____________-subtitle" style:family="presentation">
      <style:graphic-properties draw:stroke="none" draw:fill="none" draw:textarea-vertical-align="middle">
        <text:list-style style:name="Content_20_1_5f__5f__5f__5f__5f__5f__5f__5f__5f__5f__5f__5f__5f_-subtitle" style:display-name="Content 1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title" style:display-name="Content 1_____________-title" style:family="presentation">
      <style:graphic-properties draw:stroke="none" draw:fill="none" draw:textarea-vertical-align="middle">
        <text:list-style style:name="Content_20_1_5f__5f__5f__5f__5f__5f__5f__5f__5f__5f__5f__5f__5f_-title" style:display-name="Content 1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_5f__5f__5f__5f__5f_-background" style:display-name="Title______________-background" style:family="presentation">
      <style:graphic-properties draw:stroke="none" draw:fill="none"/>
      <style:text-properties style:letter-kerning="true"/>
    </style:style>
    <style:style style:name="Title_5f__5f__5f__5f__5f__5f__5f__5f__5f__5f__5f__5f__5f__5f_-backgroundobjects" style:display-name="Title_____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_5f__5f__5f__5f__5f_-notes" style:display-name="Title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_5f__5f__5f__5f__5f_-outline1" style:display-name="Title______________-outline1" style:family="presentation">
      <style:graphic-properties draw:stroke="none" draw:fill="none" draw:auto-grow-height="false" draw:fit-to-size="false" style:shrink-to-fit="true">
        <text:list-style style:name="Title_5f__5f__5f__5f__5f__5f__5f__5f__5f__5f__5f__5f__5f__5f_-outline1" style:display-name="Title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outline2" style:display-name="Title______________-outline2" style:family="presentation" style:parent-style-name="Title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_5f__5f__5f__5f__5f_-outline3" style:display-name="Title______________-outline3" style:family="presentation" style:parent-style-name="Title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_5f__5f__5f__5f__5f_-outline4" style:display-name="Title______________-outline4" style:family="presentation" style:parent-style-name="Title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_5f__5f__5f__5f__5f_-outline5" style:display-name="Title______________-outline5" style:family="presentation" style:parent-style-name="Title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outline6" style:display-name="Title______________-outline6" style:family="presentation" style:parent-style-name="Title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outline7" style:display-name="Title______________-outline7" style:family="presentation" style:parent-style-name="Title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outline8" style:display-name="Title______________-outline8" style:family="presentation" style:parent-style-name="Title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outline9" style:display-name="Title______________-outline9" style:family="presentation" style:parent-style-name="Title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subtitle" style:display-name="Title______________-subtitle" style:family="presentation">
      <style:graphic-properties draw:stroke="none" draw:fill="none" draw:textarea-vertical-align="middle">
        <text:list-style style:name="Title_5f__5f__5f__5f__5f__5f__5f__5f__5f__5f__5f__5f__5f__5f_-subtitle" style:display-name="Title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title" style:display-name="Title______________-title" style:family="presentation">
      <style:graphic-properties draw:stroke="none" draw:fill="none" draw:textarea-vertical-align="middle">
        <text:list-style style:name="Title_5f__5f__5f__5f__5f__5f__5f__5f__5f__5f__5f__5f__5f__5f_-title" style:display-name="Title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background" style:display-name="Content 1______________-background" style:family="presentation">
      <style:graphic-properties draw:stroke="none" draw:fill="none"/>
      <style:text-properties style:letter-kerning="true"/>
    </style:style>
    <style:style style:name="Content_20_1_5f__5f__5f__5f__5f__5f__5f__5f__5f__5f__5f__5f__5f__5f_-backgroundobjects" style:display-name="Content 1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notes" style:display-name="Content 1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outline1" style:display-name="Content 1______________-outline1" style:family="presentation">
      <style:graphic-properties draw:stroke="none" draw:fill="none" draw:auto-grow-height="false" draw:fit-to-size="false" style:shrink-to-fit="true">
        <text:list-style style:name="Content_20_1_5f__5f__5f__5f__5f__5f__5f__5f__5f__5f__5f__5f__5f__5f_-outline1" style:display-name="Content 1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outline2" style:display-name="Content 1______________-outline2" style:family="presentation" style:parent-style-name="Content_20_1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outline3" style:display-name="Content 1______________-outline3" style:family="presentation" style:parent-style-name="Content_20_1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outline4" style:display-name="Content 1______________-outline4" style:family="presentation" style:parent-style-name="Content_20_1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outline5" style:display-name="Content 1______________-outline5" style:family="presentation" style:parent-style-name="Content_20_1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6" style:display-name="Content 1______________-outline6" style:family="presentation" style:parent-style-name="Content_20_1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7" style:display-name="Content 1______________-outline7" style:family="presentation" style:parent-style-name="Content_20_1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8" style:display-name="Content 1______________-outline8" style:family="presentation" style:parent-style-name="Content_20_1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9" style:display-name="Content 1______________-outline9" style:family="presentation" style:parent-style-name="Content_20_1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subtitle" style:display-name="Content 1______________-subtitle" style:family="presentation">
      <style:graphic-properties draw:stroke="none" draw:fill="none" draw:textarea-vertical-align="middle">
        <text:list-style style:name="Content_20_1_5f__5f__5f__5f__5f__5f__5f__5f__5f__5f__5f__5f__5f__5f_-subtitle" style:display-name="Content 1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title" style:display-name="Content 1______________-title" style:family="presentation">
      <style:graphic-properties draw:stroke="none" draw:fill="none" draw:textarea-vertical-align="middle">
        <text:list-style style:name="Content_20_1_5f__5f__5f__5f__5f__5f__5f__5f__5f__5f__5f__5f__5f__5f_-title" style:display-name="Content 1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_5f__5f__5f__5f__5f__5f_-background" style:display-name="Title_______________-background" style:family="presentation">
      <style:graphic-properties draw:stroke="none" draw:fill="none"/>
      <style:text-properties style:letter-kerning="true"/>
    </style:style>
    <style:style style:name="Title_5f__5f__5f__5f__5f__5f__5f__5f__5f__5f__5f__5f__5f__5f__5f_-backgroundobjects" style:display-name="Title______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_5f__5f__5f__5f__5f__5f_-notes" style:display-name="Title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_5f__5f__5f__5f__5f__5f_-outline1" style:display-name="Title_______________-outline1" style:family="presentation">
      <style:graphic-properties draw:stroke="none" draw:fill="none" draw:auto-grow-height="false" draw:fit-to-size="false" style:shrink-to-fit="true">
        <text:list-style style:name="Title_5f__5f__5f__5f__5f__5f__5f__5f__5f__5f__5f__5f__5f__5f__5f_-outline1" style:display-name="Title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outline2" style:display-name="Title_______________-outline2" style:family="presentation" style:parent-style-name="Title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_5f__5f__5f__5f__5f__5f_-outline3" style:display-name="Title_______________-outline3" style:family="presentation" style:parent-style-name="Title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_5f__5f__5f__5f__5f__5f_-outline4" style:display-name="Title_______________-outline4" style:family="presentation" style:parent-style-name="Title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_5f__5f__5f__5f__5f__5f_-outline5" style:display-name="Title_______________-outline5" style:family="presentation" style:parent-style-name="Title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outline6" style:display-name="Title_______________-outline6" style:family="presentation" style:parent-style-name="Title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outline7" style:display-name="Title_______________-outline7" style:family="presentation" style:parent-style-name="Title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outline8" style:display-name="Title_______________-outline8" style:family="presentation" style:parent-style-name="Title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outline9" style:display-name="Title_______________-outline9" style:family="presentation" style:parent-style-name="Title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subtitle" style:display-name="Title_______________-subtitle" style:family="presentation">
      <style:graphic-properties draw:stroke="none" draw:fill="none" draw:textarea-vertical-align="middle">
        <text:list-style style:name="Title_5f__5f__5f__5f__5f__5f__5f__5f__5f__5f__5f__5f__5f__5f__5f_-subtitle" style:display-name="Title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title" style:display-name="Title_______________-title" style:family="presentation">
      <style:graphic-properties draw:stroke="none" draw:fill="none" draw:textarea-vertical-align="middle">
        <text:list-style style:name="Title_5f__5f__5f__5f__5f__5f__5f__5f__5f__5f__5f__5f__5f__5f__5f_-title" style:display-name="Title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background" style:display-name="Content 1_______________-background" style:family="presentation">
      <style:graphic-properties draw:stroke="none" draw:fill="none"/>
      <style:text-properties style:letter-kerning="true"/>
    </style:style>
    <style:style style:name="Content_20_1_5f__5f__5f__5f__5f__5f__5f__5f__5f__5f__5f__5f__5f__5f__5f_-backgroundobjects" style:display-name="Content 1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notes" style:display-name="Content 1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outline1" style:display-name="Content 1_______________-outline1" style:family="presentation">
      <style:graphic-properties draw:stroke="none" draw:fill="none" draw:auto-grow-height="false" draw:fit-to-size="false" style:shrink-to-fit="true">
        <text:list-style style:name="Content_20_1_5f__5f__5f__5f__5f__5f__5f__5f__5f__5f__5f__5f__5f__5f__5f_-outline1" style:display-name="Content 1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outline2" style:display-name="Content 1_______________-outline2" style:family="presentation" style:parent-style-name="Content_20_1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outline3" style:display-name="Content 1_______________-outline3" style:family="presentation" style:parent-style-name="Content_20_1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outline4" style:display-name="Content 1_______________-outline4" style:family="presentation" style:parent-style-name="Content_20_1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outline5" style:display-name="Content 1_______________-outline5" style:family="presentation" style:parent-style-name="Content_20_1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6" style:display-name="Content 1_______________-outline6" style:family="presentation" style:parent-style-name="Content_20_1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7" style:display-name="Content 1_______________-outline7" style:family="presentation" style:parent-style-name="Content_20_1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8" style:display-name="Content 1_______________-outline8" style:family="presentation" style:parent-style-name="Content_20_1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9" style:display-name="Content 1_______________-outline9" style:family="presentation" style:parent-style-name="Content_20_1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subtitle" style:display-name="Content 1_______________-subtitle" style:family="presentation">
      <style:graphic-properties draw:stroke="none" draw:fill="none" draw:textarea-vertical-align="middle">
        <text:list-style style:name="Content_20_1_5f__5f__5f__5f__5f__5f__5f__5f__5f__5f__5f__5f__5f__5f__5f_-subtitle" style:display-name="Content 1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title" style:display-name="Content 1_______________-title" style:family="presentation">
      <style:graphic-properties draw:stroke="none" draw:fill="none" draw:textarea-vertical-align="middle">
        <text:list-style style:name="Content_20_1_5f__5f__5f__5f__5f__5f__5f__5f__5f__5f__5f__5f__5f__5f__5f_-title" style:display-name="Content 1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_5f__5f__5f__5f__5f__5f__5f_-background" style:display-name="Title________________-background" style:family="presentation">
      <style:graphic-properties draw:stroke="none" draw:fill="none"/>
      <style:text-properties style:letter-kerning="true"/>
    </style:style>
    <style:style style:name="Title_5f__5f__5f__5f__5f__5f__5f__5f__5f__5f__5f__5f__5f__5f__5f__5f_-backgroundobjects" style:display-name="Title_______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_5f__5f__5f__5f__5f__5f__5f_-notes" style:display-name="Title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_5f__5f__5f__5f__5f__5f__5f_-outline1" style:display-name="Title________________-outline1" style:family="presentation">
      <style:graphic-properties draw:stroke="none" draw:fill="none" draw:auto-grow-height="false" draw:fit-to-size="false" style:shrink-to-fit="true">
        <text:list-style style:name="Title_5f__5f__5f__5f__5f__5f__5f__5f__5f__5f__5f__5f__5f__5f__5f__5f_-outline1" style:display-name="Title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outline2" style:display-name="Title________________-outline2" style:family="presentation" style:parent-style-name="Title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_5f__5f__5f__5f__5f__5f__5f_-outline3" style:display-name="Title________________-outline3" style:family="presentation" style:parent-style-name="Title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_5f__5f__5f__5f__5f__5f__5f_-outline4" style:display-name="Title________________-outline4" style:family="presentation" style:parent-style-name="Title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_5f__5f__5f__5f__5f__5f__5f_-outline5" style:display-name="Title________________-outline5" style:family="presentation" style:parent-style-name="Title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outline6" style:display-name="Title________________-outline6" style:family="presentation" style:parent-style-name="Title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outline7" style:display-name="Title________________-outline7" style:family="presentation" style:parent-style-name="Title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outline8" style:display-name="Title________________-outline8" style:family="presentation" style:parent-style-name="Title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outline9" style:display-name="Title________________-outline9" style:family="presentation" style:parent-style-name="Title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subtitle" style:display-name="Title________________-subtitle" style:family="presentation">
      <style:graphic-properties draw:stroke="none" draw:fill="none" draw:textarea-vertical-align="middle">
        <text:list-style style:name="Title_5f__5f__5f__5f__5f__5f__5f__5f__5f__5f__5f__5f__5f__5f__5f__5f_-subtitle" style:display-name="Title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title" style:display-name="Title________________-title" style:family="presentation">
      <style:graphic-properties draw:stroke="none" draw:fill="none" draw:textarea-vertical-align="middle">
        <text:list-style style:name="Title_5f__5f__5f__5f__5f__5f__5f__5f__5f__5f__5f__5f__5f__5f__5f__5f_-title" style:display-name="Title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_5f_-background" style:display-name="Content 1________________-background" style:family="presentation">
      <style:graphic-properties draw:stroke="none" draw:fill="none"/>
      <style:text-properties style:letter-kerning="true"/>
    </style:style>
    <style:style style:name="Content_20_1_5f__5f__5f__5f__5f__5f__5f__5f__5f__5f__5f__5f__5f__5f__5f__5f_-backgroundobjects" style:display-name="Content 1_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_5f_-notes" style:display-name="Content 1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_5f_-outline1" style:display-name="Content 1________________-outline1" style:family="presentation">
      <style:graphic-properties draw:stroke="none" draw:fill="none" draw:auto-grow-height="false" draw:fit-to-size="false" style:shrink-to-fit="true">
        <text:list-style style:name="Content_20_1_5f__5f__5f__5f__5f__5f__5f__5f__5f__5f__5f__5f__5f__5f__5f__5f_-outline1" style:display-name="Content 1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outline2" style:display-name="Content 1________________-outline2" style:family="presentation" style:parent-style-name="Content_20_1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_5f_-outline3" style:display-name="Content 1________________-outline3" style:family="presentation" style:parent-style-name="Content_20_1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_5f_-outline4" style:display-name="Content 1________________-outline4" style:family="presentation" style:parent-style-name="Content_20_1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_5f_-outline5" style:display-name="Content 1________________-outline5" style:family="presentation" style:parent-style-name="Content_20_1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6" style:display-name="Content 1________________-outline6" style:family="presentation" style:parent-style-name="Content_20_1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7" style:display-name="Content 1________________-outline7" style:family="presentation" style:parent-style-name="Content_20_1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8" style:display-name="Content 1________________-outline8" style:family="presentation" style:parent-style-name="Content_20_1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9" style:display-name="Content 1________________-outline9" style:family="presentation" style:parent-style-name="Content_20_1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subtitle" style:display-name="Content 1________________-subtitle" style:family="presentation">
      <style:graphic-properties draw:stroke="none" draw:fill="none" draw:textarea-vertical-align="middle">
        <text:list-style style:name="Content_20_1_5f__5f__5f__5f__5f__5f__5f__5f__5f__5f__5f__5f__5f__5f__5f__5f_-subtitle" style:display-name="Content 1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title" style:display-name="Content 1________________-title" style:family="presentation">
      <style:graphic-properties draw:stroke="none" draw:fill="none" draw:textarea-vertical-align="middle">
        <text:list-style style:name="Content_20_1_5f__5f__5f__5f__5f__5f__5f__5f__5f__5f__5f__5f__5f__5f__5f__5f_-title" style:display-name="Content 1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_5f__5f__5f__5f__5f__5f__5f__5f_-background" style:display-name="Title_________________-background" style:family="presentation">
      <style:graphic-properties draw:stroke="none" draw:fill="none"/>
      <style:text-properties style:letter-kerning="true"/>
    </style:style>
    <style:style style:name="Title_5f__5f__5f__5f__5f__5f__5f__5f__5f__5f__5f__5f__5f__5f__5f__5f__5f_-backgroundobjects" style:display-name="Title________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_5f__5f__5f__5f__5f__5f__5f__5f_-notes" style:display-name="Title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_5f__5f__5f__5f__5f__5f__5f__5f_-outline1" style:display-name="Title_________________-outline1" style:family="presentation">
      <style:graphic-properties draw:stroke="none" draw:fill="none" draw:auto-grow-height="false" draw:fit-to-size="false" style:shrink-to-fit="true">
        <text:list-style style:name="Title_5f__5f__5f__5f__5f__5f__5f__5f__5f__5f__5f__5f__5f__5f__5f__5f__5f_-outline1" style:display-name="Title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_5f_-outline2" style:display-name="Title_________________-outline2" style:family="presentation" style:parent-style-name="Title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_5f__5f__5f__5f__5f__5f__5f__5f_-outline3" style:display-name="Title_________________-outline3" style:family="presentation" style:parent-style-name="Title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_5f__5f__5f__5f__5f__5f__5f__5f_-outline4" style:display-name="Title_________________-outline4" style:family="presentation" style:parent-style-name="Title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_5f__5f__5f__5f__5f__5f__5f__5f_-outline5" style:display-name="Title_________________-outline5" style:family="presentation" style:parent-style-name="Title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outline6" style:display-name="Title_________________-outline6" style:family="presentation" style:parent-style-name="Title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outline7" style:display-name="Title_________________-outline7" style:family="presentation" style:parent-style-name="Title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outline8" style:display-name="Title_________________-outline8" style:family="presentation" style:parent-style-name="Title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outline9" style:display-name="Title_________________-outline9" style:family="presentation" style:parent-style-name="Title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subtitle" style:display-name="Title_________________-subtitle" style:family="presentation">
      <style:graphic-properties draw:stroke="none" draw:fill="none" draw:textarea-vertical-align="middle">
        <text:list-style style:name="Title_5f__5f__5f__5f__5f__5f__5f__5f__5f__5f__5f__5f__5f__5f__5f__5f__5f_-subtitle" style:display-name="Title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_5f_-title" style:display-name="Title_________________-title" style:family="presentation">
      <style:graphic-properties draw:stroke="none" draw:fill="none" draw:textarea-vertical-align="middle">
        <text:list-style style:name="Title_5f__5f__5f__5f__5f__5f__5f__5f__5f__5f__5f__5f__5f__5f__5f__5f__5f_-title" style:display-name="Title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_5f__5f_-background" style:display-name="Content 1_________________-background" style:family="presentation">
      <style:graphic-properties draw:stroke="none" draw:fill="none"/>
      <style:text-properties style:letter-kerning="true"/>
    </style:style>
    <style:style style:name="Content_20_1_5f__5f__5f__5f__5f__5f__5f__5f__5f__5f__5f__5f__5f__5f__5f__5f__5f_-backgroundobjects" style:display-name="Content 1__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_5f__5f_-notes" style:display-name="Content 1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_5f__5f_-outline1" style:display-name="Content 1_________________-outline1" style:family="presentation">
      <style:graphic-properties draw:stroke="none" draw:fill="none" draw:auto-grow-height="false" draw:fit-to-size="false" style:shrink-to-fit="true">
        <text:list-style style:name="Content_20_1_5f__5f__5f__5f__5f__5f__5f__5f__5f__5f__5f__5f__5f__5f__5f__5f__5f_-outline1" style:display-name="Content 1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outline2" style:display-name="Content 1_________________-outline2" style:family="presentation" style:parent-style-name="Content_20_1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_5f__5f_-outline3" style:display-name="Content 1_________________-outline3" style:family="presentation" style:parent-style-name="Content_20_1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_5f__5f_-outline4" style:display-name="Content 1_________________-outline4" style:family="presentation" style:parent-style-name="Content_20_1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_5f__5f_-outline5" style:display-name="Content 1_________________-outline5" style:family="presentation" style:parent-style-name="Content_20_1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6" style:display-name="Content 1_________________-outline6" style:family="presentation" style:parent-style-name="Content_20_1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7" style:display-name="Content 1_________________-outline7" style:family="presentation" style:parent-style-name="Content_20_1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8" style:display-name="Content 1_________________-outline8" style:family="presentation" style:parent-style-name="Content_20_1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9" style:display-name="Content 1_________________-outline9" style:family="presentation" style:parent-style-name="Content_20_1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subtitle" style:display-name="Content 1_________________-subtitle" style:family="presentation">
      <style:graphic-properties draw:stroke="none" draw:fill="none" draw:textarea-vertical-align="middle">
        <text:list-style style:name="Content_20_1_5f__5f__5f__5f__5f__5f__5f__5f__5f__5f__5f__5f__5f__5f__5f__5f__5f_-subtitle" style:display-name="Content 1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title" style:display-name="Content 1_________________-title" style:family="presentation">
      <style:graphic-properties draw:stroke="none" draw:fill="none" draw:textarea-vertical-align="middle">
        <text:list-style style:name="Content_20_1_5f__5f__5f__5f__5f__5f__5f__5f__5f__5f__5f__5f__5f__5f__5f__5f__5f_-title" style:display-name="Content 1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_5f__5f__5f__5f__5f__5f__5f__5f__5f_-background" style:display-name="Title__________________-background" style:family="presentation">
      <style:graphic-properties draw:stroke="none" draw:fill="none"/>
      <style:text-properties style:letter-kerning="true"/>
    </style:style>
    <style:style style:name="Title_5f__5f__5f__5f__5f__5f__5f__5f__5f__5f__5f__5f__5f__5f__5f__5f__5f__5f_-backgroundobjects" style:display-name="Title_________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_5f__5f__5f__5f__5f__5f__5f__5f__5f_-notes" style:display-name="Title_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_5f__5f__5f__5f__5f__5f__5f__5f__5f_-outline1" style:display-name="Title__________________-outline1" style:family="presentation">
      <style:graphic-properties draw:stroke="none" draw:fill="none" draw:auto-grow-height="false" draw:fit-to-size="false" style:shrink-to-fit="true">
        <text:list-style style:name="Title_5f__5f__5f__5f__5f__5f__5f__5f__5f__5f__5f__5f__5f__5f__5f__5f__5f__5f_-outline1" style:display-name="Title_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_5f__5f_-outline2" style:display-name="Title__________________-outline2" style:family="presentation" style:parent-style-name="Title_5f_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_5f__5f__5f__5f__5f__5f__5f__5f__5f_-outline3" style:display-name="Title__________________-outline3" style:family="presentation" style:parent-style-name="Title_5f_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_5f__5f__5f__5f__5f__5f__5f__5f__5f_-outline4" style:display-name="Title__________________-outline4" style:family="presentation" style:parent-style-name="Title_5f_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_5f__5f__5f__5f__5f__5f__5f__5f__5f_-outline5" style:display-name="Title__________________-outline5" style:family="presentation" style:parent-style-name="Title_5f_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outline6" style:display-name="Title__________________-outline6" style:family="presentation" style:parent-style-name="Title_5f_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outline7" style:display-name="Title__________________-outline7" style:family="presentation" style:parent-style-name="Title_5f_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outline8" style:display-name="Title__________________-outline8" style:family="presentation" style:parent-style-name="Title_5f_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outline9" style:display-name="Title__________________-outline9" style:family="presentation" style:parent-style-name="Title_5f_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subtitle" style:display-name="Title__________________-subtitle" style:family="presentation">
      <style:graphic-properties draw:stroke="none" draw:fill="none" draw:textarea-vertical-align="middle">
        <text:list-style style:name="Title_5f__5f__5f__5f__5f__5f__5f__5f__5f__5f__5f__5f__5f__5f__5f__5f__5f__5f_-subtitle" style:display-name="Title_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_5f__5f_-title" style:display-name="Title__________________-title" style:family="presentation">
      <style:graphic-properties draw:stroke="none" draw:fill="none" draw:textarea-vertical-align="middle">
        <text:list-style style:name="Title_5f__5f__5f__5f__5f__5f__5f__5f__5f__5f__5f__5f__5f__5f__5f__5f__5f__5f_-title" style:display-name="Title_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_5f__5f__5f_-background" style:display-name="Content 1__________________-background" style:family="presentation">
      <style:graphic-properties draw:stroke="none" draw:fill="none"/>
      <style:text-properties style:letter-kerning="true"/>
    </style:style>
    <style:style style:name="Content_20_1_5f__5f__5f__5f__5f__5f__5f__5f__5f__5f__5f__5f__5f__5f__5f__5f__5f__5f_-backgroundobjects" style:display-name="Content 1___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_5f__5f__5f_-notes" style:display-name="Content 1_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_5f__5f__5f_-outline1" style:display-name="Content 1__________________-outline1" style:family="presentation">
      <style:graphic-properties draw:stroke="none" draw:fill="none" draw:auto-grow-height="false" draw:fit-to-size="false" style:shrink-to-fit="true">
        <text:list-style style:name="Content_20_1_5f__5f__5f__5f__5f__5f__5f__5f__5f__5f__5f__5f__5f__5f__5f__5f__5f__5f_-outline1" style:display-name="Content 1_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_5f_-outline2" style:display-name="Content 1__________________-outline2" style:family="presentation" style:parent-style-name="Content_20_1_5f_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_5f__5f__5f_-outline3" style:display-name="Content 1__________________-outline3" style:family="presentation" style:parent-style-name="Content_20_1_5f_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_5f__5f__5f_-outline4" style:display-name="Content 1__________________-outline4" style:family="presentation" style:parent-style-name="Content_20_1_5f_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_5f__5f__5f_-outline5" style:display-name="Content 1__________________-outline5" style:family="presentation" style:parent-style-name="Content_20_1_5f_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outline6" style:display-name="Content 1__________________-outline6" style:family="presentation" style:parent-style-name="Content_20_1_5f_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outline7" style:display-name="Content 1__________________-outline7" style:family="presentation" style:parent-style-name="Content_20_1_5f_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outline8" style:display-name="Content 1__________________-outline8" style:family="presentation" style:parent-style-name="Content_20_1_5f_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outline9" style:display-name="Content 1__________________-outline9" style:family="presentation" style:parent-style-name="Content_20_1_5f_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subtitle" style:display-name="Content 1__________________-subtitle" style:family="presentation">
      <style:graphic-properties draw:stroke="none" draw:fill="none" draw:textarea-vertical-align="middle">
        <text:list-style style:name="Content_20_1_5f__5f__5f__5f__5f__5f__5f__5f__5f__5f__5f__5f__5f__5f__5f__5f__5f__5f_-subtitle" style:display-name="Content 1_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_5f_-title" style:display-name="Content 1__________________-title" style:family="presentation">
      <style:graphic-properties draw:stroke="none" draw:fill="none" draw:textarea-vertical-align="middle">
        <text:list-style style:name="Content_20_1_5f__5f__5f__5f__5f__5f__5f__5f__5f__5f__5f__5f__5f__5f__5f__5f__5f__5f_-title" style:display-name="Content 1_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_5f__5f__5f__5f__5f__5f__5f__5f__5f__5f_-background" style:display-name="Title___________________-background" style:family="presentation">
      <style:graphic-properties draw:stroke="none" draw:fill="none"/>
      <style:text-properties style:letter-kerning="true"/>
    </style:style>
    <style:style style:name="Title_5f__5f__5f__5f__5f__5f__5f__5f__5f__5f__5f__5f__5f__5f__5f__5f__5f__5f__5f_-backgroundobjects" style:display-name="Title__________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_5f__5f__5f__5f__5f__5f__5f__5f__5f__5f_-notes" style:display-name="Title__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_5f__5f__5f__5f__5f__5f__5f__5f__5f__5f_-outline1" style:display-name="Title___________________-outline1" style:family="presentation">
      <style:graphic-properties draw:stroke="none" draw:fill="none" draw:auto-grow-height="false" draw:fit-to-size="false" style:shrink-to-fit="true">
        <text:list-style style:name="Title_5f__5f__5f__5f__5f__5f__5f__5f__5f__5f__5f__5f__5f__5f__5f__5f__5f__5f__5f_-outline1" style:display-name="Title__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_5f__5f__5f_-outline2" style:display-name="Title___________________-outline2" style:family="presentation" style:parent-style-name="Title_5f__5f_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_5f__5f__5f__5f__5f__5f__5f__5f__5f__5f_-outline3" style:display-name="Title___________________-outline3" style:family="presentation" style:parent-style-name="Title_5f__5f_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_5f__5f__5f__5f__5f__5f__5f__5f__5f__5f_-outline4" style:display-name="Title___________________-outline4" style:family="presentation" style:parent-style-name="Title_5f__5f_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_5f__5f__5f__5f__5f__5f__5f__5f__5f__5f_-outline5" style:display-name="Title___________________-outline5" style:family="presentation" style:parent-style-name="Title_5f__5f_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outline6" style:display-name="Title___________________-outline6" style:family="presentation" style:parent-style-name="Title_5f__5f_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outline7" style:display-name="Title___________________-outline7" style:family="presentation" style:parent-style-name="Title_5f__5f_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outline8" style:display-name="Title___________________-outline8" style:family="presentation" style:parent-style-name="Title_5f__5f_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outline9" style:display-name="Title___________________-outline9" style:family="presentation" style:parent-style-name="Title_5f__5f_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subtitle" style:display-name="Title___________________-subtitle" style:family="presentation">
      <style:graphic-properties draw:stroke="none" draw:fill="none" draw:textarea-vertical-align="middle">
        <text:list-style style:name="Title_5f__5f__5f__5f__5f__5f__5f__5f__5f__5f__5f__5f__5f__5f__5f__5f__5f__5f__5f_-subtitle" style:display-name="Title__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_5f__5f__5f_-title" style:display-name="Title___________________-title" style:family="presentation">
      <style:graphic-properties draw:stroke="none" draw:fill="none" draw:textarea-vertical-align="middle">
        <text:list-style style:name="Title_5f__5f__5f__5f__5f__5f__5f__5f__5f__5f__5f__5f__5f__5f__5f__5f__5f__5f__5f_-title" style:display-name="Title__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background" style:display-name="Content 1___________________-background" style:family="presentation">
      <style:graphic-properties draw:stroke="none" draw:fill="none"/>
      <style:text-properties style:letter-kerning="true"/>
    </style:style>
    <style:style style:name="Content_20_1_5f__5f__5f__5f__5f__5f__5f__5f__5f__5f__5f__5f__5f__5f__5f__5f__5f__5f__5f_-backgroundobjects" style:display-name="Content 1____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_5f__5f__5f__5f_-notes" style:display-name="Content 1__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outline1" style:display-name="Content 1___________________-outline1" style:family="presentation">
      <style:graphic-properties draw:stroke="none" draw:fill="none" draw:auto-grow-height="false" draw:fit-to-size="false" style:shrink-to-fit="true">
        <text:list-style style:name="Content_20_1_5f__5f__5f__5f__5f__5f__5f__5f__5f__5f__5f__5f__5f__5f__5f__5f__5f__5f__5f_-outline1" style:display-name="Content 1__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outline2" style:display-name="Content 1___________________-outline2" style:family="presentation" style:parent-style-name="Content_20_1_5f__5f_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_5f__5f__5f__5f_-outline3" style:display-name="Content 1___________________-outline3" style:family="presentation" style:parent-style-name="Content_20_1_5f__5f_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_5f__5f__5f__5f_-outline4" style:display-name="Content 1___________________-outline4" style:family="presentation" style:parent-style-name="Content_20_1_5f__5f_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_5f__5f__5f__5f_-outline5" style:display-name="Content 1___________________-outline5" style:family="presentation" style:parent-style-name="Content_20_1_5f__5f_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outline6" style:display-name="Content 1___________________-outline6" style:family="presentation" style:parent-style-name="Content_20_1_5f__5f_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outline7" style:display-name="Content 1___________________-outline7" style:family="presentation" style:parent-style-name="Content_20_1_5f__5f_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outline8" style:display-name="Content 1___________________-outline8" style:family="presentation" style:parent-style-name="Content_20_1_5f__5f_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outline9" style:display-name="Content 1___________________-outline9" style:family="presentation" style:parent-style-name="Content_20_1_5f__5f_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subtitle" style:display-name="Content 1___________________-subtitle" style:family="presentation">
      <style:graphic-properties draw:stroke="none" draw:fill="none" draw:textarea-vertical-align="middle">
        <text:list-style style:name="Content_20_1_5f__5f__5f__5f__5f__5f__5f__5f__5f__5f__5f__5f__5f__5f__5f__5f__5f__5f__5f_-subtitle" style:display-name="Content 1__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title" style:display-name="Content 1___________________-title" style:family="presentation">
      <style:graphic-properties draw:stroke="none" draw:fill="none" draw:textarea-vertical-align="middle">
        <text:list-style style:name="Content_20_1_5f__5f__5f__5f__5f__5f__5f__5f__5f__5f__5f__5f__5f__5f__5f__5f__5f__5f__5f_-title" style:display-name="Content 1__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_5f__5f__5f__5f__5f__5f__5f__5f__5f__5f__5f_-background" style:display-name="Title____________________-background" style:family="presentation">
      <style:graphic-properties draw:stroke="none" draw:fill="none"/>
      <style:text-properties style:letter-kerning="true"/>
    </style:style>
    <style:style style:name="Title_5f__5f__5f__5f__5f__5f__5f__5f__5f__5f__5f__5f__5f__5f__5f__5f__5f__5f__5f__5f_-backgroundobjects" style:display-name="Title___________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_5f__5f__5f__5f__5f__5f__5f__5f__5f__5f__5f_-notes" style:display-name="Title___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_5f__5f__5f__5f__5f__5f__5f__5f__5f__5f__5f_-outline1" style:display-name="Title____________________-outline1" style:family="presentation">
      <style:graphic-properties draw:stroke="none" draw:fill="none" draw:auto-grow-height="false" draw:fit-to-size="false" style:shrink-to-fit="true">
        <text:list-style style:name="Title_5f__5f__5f__5f__5f__5f__5f__5f__5f__5f__5f__5f__5f__5f__5f__5f__5f__5f__5f__5f_-outline1" style:display-name="Title___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_5f__5f__5f__5f_-outline2" style:display-name="Title____________________-outline2" style:family="presentation" style:parent-style-name="Title_5f__5f__5f_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_5f__5f__5f__5f__5f__5f__5f__5f__5f__5f__5f_-outline3" style:display-name="Title____________________-outline3" style:family="presentation" style:parent-style-name="Title_5f__5f__5f_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_5f__5f__5f__5f__5f__5f__5f__5f__5f__5f__5f_-outline4" style:display-name="Title____________________-outline4" style:family="presentation" style:parent-style-name="Title_5f__5f__5f_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_5f__5f__5f__5f__5f__5f__5f__5f__5f__5f__5f_-outline5" style:display-name="Title____________________-outline5" style:family="presentation" style:parent-style-name="Title_5f__5f__5f_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outline6" style:display-name="Title____________________-outline6" style:family="presentation" style:parent-style-name="Title_5f__5f__5f_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outline7" style:display-name="Title____________________-outline7" style:family="presentation" style:parent-style-name="Title_5f__5f__5f_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outline8" style:display-name="Title____________________-outline8" style:family="presentation" style:parent-style-name="Title_5f__5f__5f_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outline9" style:display-name="Title____________________-outline9" style:family="presentation" style:parent-style-name="Title_5f__5f__5f_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subtitle" style:display-name="Title____________________-subtitle" style:family="presentation">
      <style:graphic-properties draw:stroke="none" draw:fill="none" draw:textarea-vertical-align="middle">
        <text:list-style style:name="Title_5f__5f__5f__5f__5f__5f__5f__5f__5f__5f__5f__5f__5f__5f__5f__5f__5f__5f__5f__5f_-subtitle" style:display-name="Title___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_5f__5f__5f__5f_-title" style:display-name="Title____________________-title" style:family="presentation">
      <style:graphic-properties draw:stroke="none" draw:fill="none" draw:textarea-vertical-align="middle">
        <text:list-style style:name="Title_5f__5f__5f__5f__5f__5f__5f__5f__5f__5f__5f__5f__5f__5f__5f__5f__5f__5f__5f__5f_-title" style:display-name="Title___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_5f_-background" style:display-name="Content 1____________________-background" style:family="presentation">
      <style:graphic-properties draw:stroke="none" draw:fill="none"/>
      <style:text-properties style:letter-kerning="true"/>
    </style:style>
    <style:style style:name="Content_20_1_5f__5f__5f__5f__5f__5f__5f__5f__5f__5f__5f__5f__5f__5f__5f__5f__5f__5f__5f__5f_-backgroundobjects" style:display-name="Content 1_____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_5f__5f__5f__5f__5f_-notes" style:display-name="Content 1___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_5f_-outline1" style:display-name="Content 1____________________-outline1" style:family="presentation">
      <style:graphic-properties draw:stroke="none" draw:fill="none" draw:auto-grow-height="false" draw:fit-to-size="false" style:shrink-to-fit="true">
        <text:list-style style:name="Content_20_1_5f__5f__5f__5f__5f__5f__5f__5f__5f__5f__5f__5f__5f__5f__5f__5f__5f__5f__5f__5f_-outline1" style:display-name="Content 1___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_5f_-outline2" style:display-name="Content 1____________________-outline2" style:family="presentation" style:parent-style-name="Content_20_1_5f__5f__5f_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_5f__5f__5f__5f__5f_-outline3" style:display-name="Content 1____________________-outline3" style:family="presentation" style:parent-style-name="Content_20_1_5f__5f__5f_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_5f__5f__5f__5f__5f_-outline4" style:display-name="Content 1____________________-outline4" style:family="presentation" style:parent-style-name="Content_20_1_5f__5f__5f_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_5f__5f__5f__5f__5f_-outline5" style:display-name="Content 1____________________-outline5" style:family="presentation" style:parent-style-name="Content_20_1_5f__5f__5f_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outline6" style:display-name="Content 1____________________-outline6" style:family="presentation" style:parent-style-name="Content_20_1_5f__5f__5f_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outline7" style:display-name="Content 1____________________-outline7" style:family="presentation" style:parent-style-name="Content_20_1_5f__5f__5f_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outline8" style:display-name="Content 1____________________-outline8" style:family="presentation" style:parent-style-name="Content_20_1_5f__5f__5f_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outline9" style:display-name="Content 1____________________-outline9" style:family="presentation" style:parent-style-name="Content_20_1_5f__5f__5f_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subtitle" style:display-name="Content 1____________________-subtitle" style:family="presentation">
      <style:graphic-properties draw:stroke="none" draw:fill="none" draw:textarea-vertical-align="middle">
        <text:list-style style:name="Content_20_1_5f__5f__5f__5f__5f__5f__5f__5f__5f__5f__5f__5f__5f__5f__5f__5f__5f__5f__5f__5f_-subtitle" style:display-name="Content 1___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_5f_-title" style:display-name="Content 1____________________-title" style:family="presentation">
      <style:graphic-properties draw:stroke="none" draw:fill="none" draw:textarea-vertical-align="middle">
        <text:list-style style:name="Content_20_1_5f__5f__5f__5f__5f__5f__5f__5f__5f__5f__5f__5f__5f__5f__5f__5f__5f__5f__5f__5f_-title" style:display-name="Content 1___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_5f__5f__5f__5f__5f__5f__5f__5f__5f__5f__5f__5f_-background" style:display-name="Title_____________________-background" style:family="presentation">
      <style:graphic-properties draw:stroke="none" draw:fill="none"/>
      <style:text-properties style:letter-kerning="true"/>
    </style:style>
    <style:style style:name="Title_5f__5f__5f__5f__5f__5f__5f__5f__5f__5f__5f__5f__5f__5f__5f__5f__5f__5f__5f__5f__5f_-backgroundobjects" style:display-name="Title____________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_5f__5f__5f__5f__5f__5f__5f__5f__5f__5f__5f__5f_-notes" style:display-name="Title____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_5f__5f__5f__5f__5f__5f__5f__5f__5f__5f__5f__5f_-outline1" style:display-name="Title_____________________-outline1" style:family="presentation">
      <style:graphic-properties draw:stroke="none" draw:fill="none" draw:auto-grow-height="false" draw:fit-to-size="false" style:shrink-to-fit="true">
        <text:list-style style:name="Title_5f__5f__5f__5f__5f__5f__5f__5f__5f__5f__5f__5f__5f__5f__5f__5f__5f__5f__5f__5f__5f_-outline1" style:display-name="Title____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_5f__5f__5f__5f__5f_-outline2" style:display-name="Title_____________________-outline2" style:family="presentation" style:parent-style-name="Title_5f__5f__5f__5f_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_5f__5f__5f__5f__5f__5f__5f__5f__5f__5f__5f__5f_-outline3" style:display-name="Title_____________________-outline3" style:family="presentation" style:parent-style-name="Title_5f__5f__5f__5f_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_5f__5f__5f__5f__5f__5f__5f__5f__5f__5f__5f__5f_-outline4" style:display-name="Title_____________________-outline4" style:family="presentation" style:parent-style-name="Title_5f__5f__5f__5f_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_5f__5f__5f__5f__5f__5f__5f__5f__5f__5f__5f__5f_-outline5" style:display-name="Title_____________________-outline5" style:family="presentation" style:parent-style-name="Title_5f__5f__5f__5f_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_5f_-outline6" style:display-name="Title_____________________-outline6" style:family="presentation" style:parent-style-name="Title_5f__5f__5f__5f_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_5f_-outline7" style:display-name="Title_____________________-outline7" style:family="presentation" style:parent-style-name="Title_5f__5f__5f__5f_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_5f_-outline8" style:display-name="Title_____________________-outline8" style:family="presentation" style:parent-style-name="Title_5f__5f__5f__5f_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_5f_-outline9" style:display-name="Title_____________________-outline9" style:family="presentation" style:parent-style-name="Title_5f__5f__5f__5f_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_5f_-subtitle" style:display-name="Title_____________________-subtitle" style:family="presentation">
      <style:graphic-properties draw:stroke="none" draw:fill="none" draw:textarea-vertical-align="middle">
        <text:list-style style:name="Title_5f__5f__5f__5f__5f__5f__5f__5f__5f__5f__5f__5f__5f__5f__5f__5f__5f__5f__5f__5f__5f_-subtitle" style:display-name="Title____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_5f__5f__5f__5f__5f_-title" style:display-name="Title_____________________-title" style:family="presentation">
      <style:graphic-properties draw:stroke="none" draw:fill="none" draw:textarea-vertical-align="middle">
        <text:list-style style:name="Title_5f__5f__5f__5f__5f__5f__5f__5f__5f__5f__5f__5f__5f__5f__5f__5f__5f__5f__5f__5f__5f_-title" style:display-name="Title____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_5f__5f_-background" style:display-name="Content 1_____________________-background" style:family="presentation">
      <style:graphic-properties draw:stroke="none" draw:fill="none"/>
      <style:text-properties style:letter-kerning="true"/>
    </style:style>
    <style:style style:name="Content_20_1_5f__5f__5f__5f__5f__5f__5f__5f__5f__5f__5f__5f__5f__5f__5f__5f__5f__5f__5f__5f__5f_-backgroundobjects" style:display-name="Content 1______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_5f__5f__5f__5f__5f__5f_-notes" style:display-name="Content 1____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_5f__5f_-outline1" style:display-name="Content 1_____________________-outline1" style:family="presentation">
      <style:graphic-properties draw:stroke="none" draw:fill="none" draw:auto-grow-height="false" draw:fit-to-size="false" style:shrink-to-fit="true">
        <text:list-style style:name="Content_20_1_5f__5f__5f__5f__5f__5f__5f__5f__5f__5f__5f__5f__5f__5f__5f__5f__5f__5f__5f__5f__5f_-outline1" style:display-name="Content 1____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_5f__5f_-outline2" style:display-name="Content 1_____________________-outline2" style:family="presentation" style:parent-style-name="Content_20_1_5f__5f__5f__5f_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_5f__5f__5f__5f__5f__5f_-outline3" style:display-name="Content 1_____________________-outline3" style:family="presentation" style:parent-style-name="Content_20_1_5f__5f__5f__5f_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_5f__5f__5f__5f__5f__5f_-outline4" style:display-name="Content 1_____________________-outline4" style:family="presentation" style:parent-style-name="Content_20_1_5f__5f__5f__5f_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_5f__5f__5f__5f__5f__5f_-outline5" style:display-name="Content 1_____________________-outline5" style:family="presentation" style:parent-style-name="Content_20_1_5f__5f__5f__5f_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_5f_-outline6" style:display-name="Content 1_____________________-outline6" style:family="presentation" style:parent-style-name="Content_20_1_5f__5f__5f__5f_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_5f_-outline7" style:display-name="Content 1_____________________-outline7" style:family="presentation" style:parent-style-name="Content_20_1_5f__5f__5f__5f_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_5f_-outline8" style:display-name="Content 1_____________________-outline8" style:family="presentation" style:parent-style-name="Content_20_1_5f__5f__5f__5f_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_5f_-outline9" style:display-name="Content 1_____________________-outline9" style:family="presentation" style:parent-style-name="Content_20_1_5f__5f__5f__5f_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_5f_-subtitle" style:display-name="Content 1_____________________-subtitle" style:family="presentation">
      <style:graphic-properties draw:stroke="none" draw:fill="none" draw:textarea-vertical-align="middle">
        <text:list-style style:name="Content_20_1_5f__5f__5f__5f__5f__5f__5f__5f__5f__5f__5f__5f__5f__5f__5f__5f__5f__5f__5f__5f__5f_-subtitle" style:display-name="Content 1____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_5f__5f_-title" style:display-name="Content 1_____________________-title" style:family="presentation">
      <style:graphic-properties draw:stroke="none" draw:fill="none" draw:textarea-vertical-align="middle">
        <text:list-style style:name="Content_20_1_5f__5f__5f__5f__5f__5f__5f__5f__5f__5f__5f__5f__5f__5f__5f__5f__5f__5f__5f__5f__5f_-title" style:display-name="Content 1____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_5f__5f__5f__5f__5f__5f__5f__5f__5f__5f__5f__5f__5f__5f__5f__5f__5f__5f__5f__5f__5f_-background" style:display-name="Title______________________-background" style:family="presentation">
      <style:graphic-properties draw:stroke="none" draw:fill="none"/>
      <style:text-properties style:letter-kerning="true"/>
    </style:style>
    <style:style style:name="Title_5f__5f__5f__5f__5f__5f__5f__5f__5f__5f__5f__5f__5f__5f__5f__5f__5f__5f__5f__5f__5f__5f_-backgroundobjects" style:display-name="Title________________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_5f__5f__5f__5f__5f__5f__5f__5f__5f__5f__5f__5f__5f__5f__5f__5f_-notes" style:display-name="Title_____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_5f__5f__5f__5f__5f__5f__5f__5f__5f__5f__5f__5f__5f__5f__5f__5f__5f__5f__5f__5f__5f_-outline1" style:display-name="Title______________________-outline1" style:family="presentation">
      <style:graphic-properties draw:stroke="none" draw:fill="none" draw:auto-grow-height="false" draw:fit-to-size="false" style:shrink-to-fit="true">
        <text:list-style style:name="Title_5f__5f__5f__5f__5f__5f__5f__5f__5f__5f__5f__5f__5f__5f__5f__5f__5f__5f__5f__5f__5f__5f_-outline1" style:display-name="Title_____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_5f__5f__5f__5f__5f__5f_-outline2" style:display-name="Title______________________-outline2" style:family="presentation" style:parent-style-name="Title_5f__5f__5f__5f__5f_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Title_5f__5f__5f__5f__5f__5f__5f__5f__5f__5f__5f__5f__5f__5f__5f__5f__5f__5f__5f__5f__5f__5f_-outline3" style:display-name="Title______________________-outline3" style:family="presentation" style:parent-style-name="Title_5f__5f__5f__5f__5f_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Title_5f__5f__5f__5f__5f__5f__5f__5f__5f__5f__5f__5f__5f__5f__5f__5f__5f__5f__5f__5f__5f__5f_-outline4" style:display-name="Title______________________-outline4" style:family="presentation" style:parent-style-name="Title_5f__5f__5f__5f__5f_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Title_5f__5f__5f__5f__5f__5f__5f__5f__5f__5f__5f__5f__5f__5f__5f__5f__5f__5f__5f__5f__5f__5f_-outline5" style:display-name="Title______________________-outline5" style:family="presentation" style:parent-style-name="Title_5f__5f__5f__5f__5f_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_5f__5f_-outline6" style:display-name="Title______________________-outline6" style:family="presentation" style:parent-style-name="Title_5f__5f__5f__5f__5f_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_5f__5f_-outline7" style:display-name="Title______________________-outline7" style:family="presentation" style:parent-style-name="Title_5f__5f__5f__5f__5f_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_5f__5f_-outline8" style:display-name="Title______________________-outline8" style:family="presentation" style:parent-style-name="Title_5f__5f__5f__5f__5f_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_5f__5f_-outline9" style:display-name="Title______________________-outline9" style:family="presentation" style:parent-style-name="Title_5f__5f__5f__5f__5f_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Title_5f__5f__5f__5f__5f__5f__5f__5f__5f__5f__5f__5f__5f__5f__5f__5f__5f__5f__5f__5f__5f__5f_-subtitle" style:display-name="Title______________________-subtitle" style:family="presentation">
      <style:graphic-properties draw:stroke="none" draw:fill="none" draw:textarea-vertical-align="middle">
        <text:list-style style:name="Title_5f__5f__5f__5f__5f__5f__5f__5f__5f__5f__5f__5f__5f__5f__5f__5f__5f__5f__5f__5f__5f__5f_-subtitle" style:display-name="Title_____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_5f__5f__5f__5f__5f__5f__5f__5f__5f__5f__5f__5f__5f__5f__5f__5f_-title" style:display-name="Title______________________-title" style:family="presentation">
      <style:graphic-properties draw:stroke="none" draw:fill="none" draw:textarea-vertical-align="middle">
        <text:list-style style:name="Title_5f__5f__5f__5f__5f__5f__5f__5f__5f__5f__5f__5f__5f__5f__5f__5f__5f__5f__5f__5f__5f__5f_-title" style:display-name="Title_____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_5f__5f__5f_-background" style:display-name="Content 1______________________-background" style:family="presentation">
      <style:graphic-properties draw:stroke="none" draw:fill="none"/>
      <style:text-properties style:letter-kerning="true"/>
    </style:style>
    <style:style style:name="Content_20_1_5f__5f__5f__5f__5f__5f__5f__5f__5f__5f__5f__5f__5f__5f__5f__5f__5f__5f__5f__5f__5f__5f_-backgroundobjects" style:display-name="Content 1_______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_5f__5f__5f__5f__5f__5f__5f_-notes" style:display-name="Content 1_____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_5f__5f__5f_-outline1" style:display-name="Content 1______________________-outline1" style:family="presentation">
      <style:graphic-properties draw:stroke="none" draw:fill="none" draw:auto-grow-height="false" draw:fit-to-size="false" style:shrink-to-fit="true">
        <text:list-style style:name="Content_20_1_5f__5f__5f__5f__5f__5f__5f__5f__5f__5f__5f__5f__5f__5f__5f__5f__5f__5f__5f__5f__5f__5f_-outline1" style:display-name="Content 1_____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_5f__5f__5f_-outline2" style:display-name="Content 1______________________-outline2" style:family="presentation" style:parent-style-name="Content_20_1_5f__5f__5f__5f__5f_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_5f__5f__5f__5f__5f__5f__5f_-outline3" style:display-name="Content 1______________________-outline3" style:family="presentation" style:parent-style-name="Content_20_1_5f__5f__5f__5f__5f_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_5f__5f__5f__5f__5f__5f__5f_-outline4" style:display-name="Content 1______________________-outline4" style:family="presentation" style:parent-style-name="Content_20_1_5f__5f__5f__5f__5f_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_5f__5f__5f__5f__5f__5f__5f_-outline5" style:display-name="Content 1______________________-outline5" style:family="presentation" style:parent-style-name="Content_20_1_5f__5f__5f__5f__5f_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_5f__5f_-outline6" style:display-name="Content 1______________________-outline6" style:family="presentation" style:parent-style-name="Content_20_1_5f__5f__5f__5f__5f_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_5f__5f_-outline7" style:display-name="Content 1______________________-outline7" style:family="presentation" style:parent-style-name="Content_20_1_5f__5f__5f__5f__5f_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_5f__5f_-outline8" style:display-name="Content 1______________________-outline8" style:family="presentation" style:parent-style-name="Content_20_1_5f__5f__5f__5f__5f_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_5f__5f_-outline9" style:display-name="Content 1______________________-outline9" style:family="presentation" style:parent-style-name="Content_20_1_5f__5f__5f__5f__5f_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_5f__5f__5f__5f__5f_-subtitle" style:display-name="Content 1______________________-subtitle" style:family="presentation">
      <style:graphic-properties draw:stroke="none" draw:fill="none" draw:textarea-vertical-align="middle">
        <text:list-style style:name="Content_20_1_5f__5f__5f__5f__5f__5f__5f__5f__5f__5f__5f__5f__5f__5f__5f__5f__5f__5f__5f__5f__5f__5f_-subtitle" style:display-name="Content 1_____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_5f__5f__5f__5f__5f_-title" style:display-name="Content 1______________________-title" style:family="presentation">
      <style:graphic-properties draw:stroke="none" draw:fill="none" draw:textarea-vertical-align="middle">
        <text:list-style style:name="Content_20_1_5f__5f__5f__5f__5f__5f__5f__5f__5f__5f__5f__5f__5f__5f__5f__5f__5f__5f__5f__5f__5f__5f_-title" style:display-name="Content 1_____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Title_5f_-backgroundobjects">
      <style:graphic-properties draw:stroke="none" draw:fill="solid" draw:fill-color="#ffffff" draw:textarea-vertical-align="middle" draw:auto-grow-height="false" fo:min-height="4.32cm" fo:min-width="28cm"/>
    </style:style>
    <style:style style:name="Mpr21" style:family="presentation" style:parent-style-name="Title_5f_-backgroundobjects">
      <style:graphic-properties draw:stroke="none" draw:fill="none" draw:fill-color="#ffffff" draw:auto-grow-height="false" fo:min-height="1.485cm"/>
      <style:paragraph-properties style:writing-mode="lr-tb"/>
    </style:style>
    <style:style style:name="Mpr22"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Content_20_1_5f_-backgroundobjects">
      <style:graphic-properties draw:stroke="none" draw:fill="none" draw:fill-color="#ffffff" draw:auto-grow-height="false" fo:min-height="1.485cm"/>
      <style:paragraph-properties style:writing-mode="lr-tb"/>
    </style:style>
    <style:style style:name="Mpr24"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Title_5f__5f_-backgroundobjects">
      <style:graphic-properties draw:stroke="none" draw:fill="solid" draw:fill-color="#ffffff" draw:textarea-vertical-align="middle" draw:auto-grow-height="false" fo:min-height="4.32cm" fo:min-width="28cm"/>
    </style:style>
    <style:style style:name="Mpr26" style:family="presentation" style:parent-style-name="Title_5f__5f_-backgroundobjects">
      <style:graphic-properties draw:stroke="none" draw:fill="none" draw:fill-color="#ffffff" draw:auto-grow-height="false" fo:min-height="1.485cm"/>
      <style:paragraph-properties style:writing-mode="lr-tb"/>
    </style:style>
    <style:style style:name="Mpr27" style:family="presentation" style:parent-style-name="Title_5f_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ontent_20_1_5f__5f_-backgroundobjects">
      <style:graphic-properties draw:stroke="none" draw:fill="none" draw:fill-color="#ffffff" draw:auto-grow-height="false" fo:min-height="1.485cm"/>
      <style:paragraph-properties style:writing-mode="lr-tb"/>
    </style:style>
    <style:style style:name="Mpr29"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Title_5f__5f__5f_-backgroundobjects">
      <style:graphic-properties draw:stroke="none" draw:fill="solid" draw:fill-color="#ffffff" draw:textarea-vertical-align="middle" draw:auto-grow-height="false" fo:min-height="4.32cm" fo:min-width="28cm"/>
    </style:style>
    <style:style style:name="Mpr31" style:family="presentation" style:parent-style-name="Title_5f__5f__5f_-backgroundobjects">
      <style:graphic-properties draw:stroke="none" draw:fill="none" draw:fill-color="#ffffff" draw:auto-grow-height="false" fo:min-height="1.485cm"/>
      <style:paragraph-properties style:writing-mode="lr-tb"/>
    </style:style>
    <style:style style:name="Mpr32" style:family="presentation" style:parent-style-name="Title_5f__5f__5f_-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34"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Title_5f__5f__5f__5f_-backgroundobjects">
      <style:graphic-properties draw:stroke="none" draw:fill="solid" draw:fill-color="#ffffff" draw:textarea-vertical-align="middle" draw:auto-grow-height="false" fo:min-height="4.32cm" fo:min-width="28cm"/>
    </style:style>
    <style:style style:name="Mpr36" style:family="presentation" style:parent-style-name="Title_5f__5f__5f__5f_-backgroundobjects">
      <style:graphic-properties draw:stroke="none" draw:fill="none" draw:fill-color="#ffffff" draw:auto-grow-height="false" fo:min-height="1.485cm"/>
      <style:paragraph-properties style:writing-mode="lr-tb"/>
    </style:style>
    <style:style style:name="Mpr37" style:family="presentation" style:parent-style-name="Title_5f__5f__5f__5f_-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Content_20_1_5f__5f__5f__5f_-backgroundobjects">
      <style:graphic-properties draw:stroke="none" draw:fill="none" draw:fill-color="#ffffff" draw:auto-grow-height="false" fo:min-height="1.485cm"/>
      <style:paragraph-properties style:writing-mode="lr-tb"/>
    </style:style>
    <style:style style:name="Mpr39" style:family="presentation" style:parent-style-name="Content_20_1_5f__5f__5f__5f_-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Title_5f__5f__5f__5f__5f_-backgroundobjects">
      <style:graphic-properties draw:stroke="none" draw:fill="solid" draw:fill-color="#ffffff" draw:textarea-vertical-align="middle" draw:auto-grow-height="false" fo:min-height="4.32cm" fo:min-width="28cm"/>
    </style:style>
    <style:style style:name="Mpr41" style:family="presentation" style:parent-style-name="Title_5f__5f__5f__5f__5f_-backgroundobjects">
      <style:graphic-properties draw:stroke="none" draw:fill="none" draw:fill-color="#ffffff" draw:auto-grow-height="false" fo:min-height="1.485cm"/>
      <style:paragraph-properties style:writing-mode="lr-tb"/>
    </style:style>
    <style:style style:name="Mpr42" style:family="presentation" style:parent-style-name="Title_5f__5f__5f__5f__5f_-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Content_20_1_5f__5f__5f__5f__5f_-backgroundobjects">
      <style:graphic-properties draw:stroke="none" draw:fill="none" draw:fill-color="#ffffff" draw:auto-grow-height="false" fo:min-height="1.485cm"/>
      <style:paragraph-properties style:writing-mode="lr-tb"/>
    </style:style>
    <style:style style:name="Mpr44" style:family="presentation" style:parent-style-name="Content_20_1_5f__5f__5f__5f__5f_-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Title_5f__5f__5f__5f__5f__5f_-backgroundobjects">
      <style:graphic-properties draw:stroke="none" draw:fill="solid" draw:fill-color="#ffffff" draw:textarea-vertical-align="middle" draw:auto-grow-height="false" fo:min-height="4.32cm" fo:min-width="28cm"/>
    </style:style>
    <style:style style:name="Mpr46" style:family="presentation" style:parent-style-name="Title_5f__5f__5f__5f__5f__5f_-backgroundobjects">
      <style:graphic-properties draw:stroke="none" draw:fill="none" draw:fill-color="#ffffff" draw:auto-grow-height="false" fo:min-height="1.485cm"/>
      <style:paragraph-properties style:writing-mode="lr-tb"/>
    </style:style>
    <style:style style:name="Mpr47" style:family="presentation" style:parent-style-name="Title_5f__5f__5f__5f__5f__5f_-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Content_20_1_5f__5f__5f__5f__5f__5f_-backgroundobjects">
      <style:graphic-properties draw:stroke="none" draw:fill="none" draw:fill-color="#ffffff" draw:auto-grow-height="false" fo:min-height="1.485cm"/>
      <style:paragraph-properties style:writing-mode="lr-tb"/>
    </style:style>
    <style:style style:name="Mpr49" style:family="presentation" style:parent-style-name="Content_20_1_5f__5f__5f__5f__5f__5f_-backgroundobjects">
      <style:graphic-properties draw:stroke="none" draw:fill="none" draw:fill-color="#ffffff" draw:textarea-vertical-align="bottom" draw:auto-grow-height="false" fo:min-height="1.485cm"/>
      <style:paragraph-properties style:writing-mode="lr-tb"/>
    </style:style>
    <style:style style:name="Mpr50" style:family="presentation" style:parent-style-name="Title_5f__5f__5f__5f__5f__5f__5f_-backgroundobjects">
      <style:graphic-properties draw:stroke="none" draw:fill="solid" draw:fill-color="#ffffff" draw:textarea-vertical-align="middle" draw:auto-grow-height="false" fo:min-height="4.32cm" fo:min-width="28cm"/>
    </style:style>
    <style:style style:name="Mpr51" style:family="presentation" style:parent-style-name="Title_5f__5f__5f__5f__5f__5f__5f_-backgroundobjects">
      <style:graphic-properties draw:stroke="none" draw:fill="none" draw:fill-color="#ffffff" draw:auto-grow-height="false" fo:min-height="1.485cm"/>
      <style:paragraph-properties style:writing-mode="lr-tb"/>
    </style:style>
    <style:style style:name="Mpr52" style:family="presentation" style:parent-style-name="Title_5f__5f__5f__5f__5f__5f__5f_-backgroundobjects">
      <style:graphic-properties draw:stroke="none" draw:fill="none" draw:fill-color="#ffffff" draw:textarea-vertical-align="bottom" draw:auto-grow-height="false" fo:min-height="1.485cm"/>
      <style:paragraph-properties style:writing-mode="lr-tb"/>
    </style:style>
    <style:style style:name="Mpr53" style:family="presentation" style:parent-style-name="Content_20_1_5f__5f__5f__5f__5f__5f__5f_-backgroundobjects">
      <style:graphic-properties draw:stroke="none" draw:fill="none" draw:fill-color="#ffffff" draw:auto-grow-height="false" fo:min-height="1.485cm"/>
      <style:paragraph-properties style:writing-mode="lr-tb"/>
    </style:style>
    <style:style style:name="Mpr54" style:family="presentation" style:parent-style-name="Content_20_1_5f__5f__5f__5f__5f__5f__5f_-backgroundobjects">
      <style:graphic-properties draw:stroke="none" draw:fill="none" draw:fill-color="#ffffff" draw:textarea-vertical-align="bottom" draw:auto-grow-height="false" fo:min-height="1.485cm"/>
      <style:paragraph-properties style:writing-mode="lr-tb"/>
    </style:style>
    <style:style style:name="Mpr55" style:family="presentation" style:parent-style-name="Title_5f__5f__5f__5f__5f__5f__5f__5f_-backgroundobjects">
      <style:graphic-properties draw:stroke="none" draw:fill="solid" draw:fill-color="#ffffff" draw:textarea-vertical-align="middle" draw:auto-grow-height="false" fo:min-height="4.32cm" fo:min-width="28cm"/>
    </style:style>
    <style:style style:name="Mpr56" style:family="presentation" style:parent-style-name="Title_5f__5f__5f__5f__5f__5f__5f__5f_-backgroundobjects">
      <style:graphic-properties draw:stroke="none" draw:fill="none" draw:fill-color="#ffffff" draw:auto-grow-height="false" fo:min-height="1.485cm"/>
      <style:paragraph-properties style:writing-mode="lr-tb"/>
    </style:style>
    <style:style style:name="Mpr57" style:family="presentation" style:parent-style-name="Title_5f__5f__5f__5f__5f__5f__5f__5f_-backgroundobjects">
      <style:graphic-properties draw:stroke="none" draw:fill="none" draw:fill-color="#ffffff" draw:textarea-vertical-align="bottom" draw:auto-grow-height="false" fo:min-height="1.485cm"/>
      <style:paragraph-properties style:writing-mode="lr-tb"/>
    </style:style>
    <style:style style:name="Mpr58" style:family="presentation" style:parent-style-name="Content_20_1_5f__5f__5f__5f__5f__5f__5f__5f_-backgroundobjects">
      <style:graphic-properties draw:stroke="none" draw:fill="none" draw:fill-color="#ffffff" draw:auto-grow-height="false" fo:min-height="1.485cm"/>
      <style:paragraph-properties style:writing-mode="lr-tb"/>
    </style:style>
    <style:style style:name="Mpr59" style:family="presentation" style:parent-style-name="Content_20_1_5f__5f__5f__5f__5f__5f__5f__5f_-backgroundobjects">
      <style:graphic-properties draw:stroke="none" draw:fill="none" draw:fill-color="#ffffff" draw:textarea-vertical-align="bottom" draw:auto-grow-height="false" fo:min-height="1.485cm"/>
      <style:paragraph-properties style:writing-mode="lr-tb"/>
    </style:style>
    <style:style style:name="Mpr60" style:family="presentation" style:parent-style-name="Title_5f__5f__5f__5f__5f__5f__5f__5f__5f_-backgroundobjects">
      <style:graphic-properties draw:stroke="none" draw:fill="solid" draw:fill-color="#ffffff" draw:textarea-vertical-align="middle" draw:auto-grow-height="false" fo:min-height="4.32cm" fo:min-width="28cm"/>
    </style:style>
    <style:style style:name="Mpr61" style:family="presentation" style:parent-style-name="Title_5f__5f__5f__5f__5f__5f__5f__5f__5f_-backgroundobjects">
      <style:graphic-properties draw:stroke="none" draw:fill="none" draw:fill-color="#ffffff" draw:auto-grow-height="false" fo:min-height="1.485cm"/>
      <style:paragraph-properties style:writing-mode="lr-tb"/>
    </style:style>
    <style:style style:name="Mpr62" style:family="presentation" style:parent-style-name="Title_5f__5f__5f__5f__5f__5f__5f__5f__5f_-backgroundobjects">
      <style:graphic-properties draw:stroke="none" draw:fill="none" draw:fill-color="#ffffff" draw:textarea-vertical-align="bottom" draw:auto-grow-height="false" fo:min-height="1.485cm"/>
      <style:paragraph-properties style:writing-mode="lr-tb"/>
    </style:style>
    <style:style style:name="Mpr63" style:family="presentation" style:parent-style-name="Content_20_1_5f__5f__5f__5f__5f__5f__5f__5f__5f_-backgroundobjects">
      <style:graphic-properties draw:stroke="none" draw:fill="none" draw:fill-color="#ffffff" draw:auto-grow-height="false" fo:min-height="1.485cm"/>
      <style:paragraph-properties style:writing-mode="lr-tb"/>
    </style:style>
    <style:style style:name="Mpr64" style:family="presentation" style:parent-style-name="Content_20_1_5f__5f__5f__5f__5f__5f__5f__5f__5f_-backgroundobjects">
      <style:graphic-properties draw:stroke="none" draw:fill="none" draw:fill-color="#ffffff" draw:textarea-vertical-align="bottom" draw:auto-grow-height="false" fo:min-height="1.485cm"/>
      <style:paragraph-properties style:writing-mode="lr-tb"/>
    </style:style>
    <style:style style:name="Mpr65" style:family="presentation" style:parent-style-name="Title_5f__5f__5f__5f__5f__5f__5f__5f__5f__5f_-backgroundobjects">
      <style:graphic-properties draw:stroke="none" draw:fill="solid" draw:fill-color="#ffffff" draw:textarea-vertical-align="middle" draw:auto-grow-height="false" fo:min-height="4.32cm" fo:min-width="28cm"/>
    </style:style>
    <style:style style:name="Mpr66" style:family="presentation" style:parent-style-name="Title_5f__5f__5f__5f__5f__5f__5f__5f__5f__5f_-backgroundobjects">
      <style:graphic-properties draw:stroke="none" draw:fill="none" draw:fill-color="#ffffff" draw:auto-grow-height="false" fo:min-height="1.485cm"/>
      <style:paragraph-properties style:writing-mode="lr-tb"/>
    </style:style>
    <style:style style:name="Mpr67" style:family="presentation" style:parent-style-name="Title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68" style:family="presentation" style:parent-style-name="Content_20_1_5f__5f__5f__5f__5f__5f__5f__5f__5f__5f_-backgroundobjects">
      <style:graphic-properties draw:stroke="none" draw:fill="none" draw:fill-color="#ffffff" draw:auto-grow-height="false" fo:min-height="1.485cm"/>
      <style:paragraph-properties style:writing-mode="lr-tb"/>
    </style:style>
    <style:style style:name="Mpr69" style:family="presentation" style:parent-style-name="Content_20_1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70" style:family="presentation" style:parent-style-name="Title_5f__5f__5f__5f__5f__5f__5f__5f__5f__5f__5f_-backgroundobjects">
      <style:graphic-properties draw:stroke="none" draw:fill="solid" draw:fill-color="#ffffff" draw:textarea-vertical-align="middle" draw:auto-grow-height="false" fo:min-height="4.32cm" fo:min-width="28cm"/>
    </style:style>
    <style:style style:name="Mpr71" style:family="presentation" style:parent-style-name="Title_5f__5f__5f__5f__5f__5f__5f__5f__5f__5f__5f_-backgroundobjects">
      <style:graphic-properties draw:stroke="none" draw:fill="none" draw:fill-color="#ffffff" draw:auto-grow-height="false" fo:min-height="1.485cm"/>
      <style:paragraph-properties style:writing-mode="lr-tb"/>
    </style:style>
    <style:style style:name="Mpr72" style:family="presentation" style:parent-style-name="Title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73" style:family="presentation" style:parent-style-name="Content_20_1_5f__5f__5f__5f__5f__5f__5f__5f__5f__5f__5f_-backgroundobjects">
      <style:graphic-properties draw:stroke="none" draw:fill="none" draw:fill-color="#ffffff" draw:auto-grow-height="false" fo:min-height="1.485cm"/>
      <style:paragraph-properties style:writing-mode="lr-tb"/>
    </style:style>
    <style:style style:name="Mpr74" style:family="presentation" style:parent-style-name="Content_20_1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75" style:family="presentation" style:parent-style-name="Title_5f__5f__5f__5f__5f__5f__5f__5f__5f__5f__5f__5f_-backgroundobjects">
      <style:graphic-properties draw:stroke="none" draw:fill="solid" draw:fill-color="#ffffff" draw:textarea-vertical-align="middle" draw:auto-grow-height="false" fo:min-height="4.32cm" fo:min-width="28cm"/>
    </style:style>
    <style:style style:name="Mpr76" style:family="presentation" style:parent-style-name="Title_5f__5f__5f__5f__5f__5f__5f__5f__5f__5f__5f__5f_-backgroundobjects">
      <style:graphic-properties draw:stroke="none" draw:fill="none" draw:fill-color="#ffffff" draw:auto-grow-height="false" fo:min-height="1.485cm"/>
      <style:paragraph-properties style:writing-mode="lr-tb"/>
    </style:style>
    <style:style style:name="Mpr77" style:family="presentation" style:parent-style-name="Title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Content_20_1_5f__5f__5f__5f__5f__5f__5f__5f__5f__5f__5f__5f_-backgroundobjects">
      <style:graphic-properties draw:stroke="none" draw:fill="none" draw:fill-color="#ffffff" draw:auto-grow-height="false" fo:min-height="1.485cm"/>
      <style:paragraph-properties style:writing-mode="lr-tb"/>
    </style:style>
    <style:style style:name="Mpr79" style:family="presentation" style:parent-style-name="Content_20_1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80" style:family="presentation" style:parent-style-name="Title_5f__5f__5f__5f__5f__5f__5f__5f__5f__5f__5f__5f__5f_-backgroundobjects">
      <style:graphic-properties draw:stroke="none" draw:fill="solid" draw:fill-color="#ffffff" draw:textarea-vertical-align="middle" draw:auto-grow-height="false" fo:min-height="4.32cm" fo:min-width="28cm"/>
    </style:style>
    <style:style style:name="Mpr81" style:family="presentation" style:parent-style-name="Title_5f__5f__5f__5f__5f__5f__5f__5f__5f__5f__5f__5f__5f_-backgroundobjects">
      <style:graphic-properties draw:stroke="none" draw:fill="none" draw:fill-color="#ffffff" draw:auto-grow-height="false" fo:min-height="1.485cm"/>
      <style:paragraph-properties style:writing-mode="lr-tb"/>
    </style:style>
    <style:style style:name="Mpr82" style:family="presentation" style:parent-style-name="Title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83" style:family="presentation" style:parent-style-name="Content_20_1_5f__5f__5f__5f__5f__5f__5f__5f__5f__5f__5f__5f__5f_-backgroundobjects">
      <style:graphic-properties draw:stroke="none" draw:fill="none" draw:fill-color="#ffffff" draw:auto-grow-height="false" fo:min-height="1.485cm"/>
      <style:paragraph-properties style:writing-mode="lr-tb"/>
    </style:style>
    <style:style style:name="Mpr84" style:family="presentation" style:parent-style-name="Content_20_1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85" style:family="presentation" style:parent-style-name="Title_5f__5f__5f__5f__5f__5f__5f__5f__5f__5f__5f__5f__5f__5f_-backgroundobjects">
      <style:graphic-properties draw:stroke="none" draw:fill="solid" draw:fill-color="#ffffff" draw:textarea-vertical-align="middle" draw:auto-grow-height="false" fo:min-height="4.32cm" fo:min-width="28cm"/>
    </style:style>
    <style:style style:name="Mpr86" style:family="presentation" style:parent-style-name="Title_5f__5f__5f__5f__5f__5f__5f__5f__5f__5f__5f__5f__5f__5f_-backgroundobjects">
      <style:graphic-properties draw:stroke="none" draw:fill="none" draw:fill-color="#ffffff" draw:auto-grow-height="false" fo:min-height="1.485cm"/>
      <style:paragraph-properties style:writing-mode="lr-tb"/>
    </style:style>
    <style:style style:name="Mpr87" style:family="presentation" style:parent-style-name="Title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88" style:family="presentation" style:parent-style-name="Content_20_1_5f__5f__5f__5f__5f__5f__5f__5f__5f__5f__5f__5f__5f__5f_-backgroundobjects">
      <style:graphic-properties draw:stroke="none" draw:fill="none" draw:fill-color="#ffffff" draw:auto-grow-height="false" fo:min-height="1.485cm"/>
      <style:paragraph-properties style:writing-mode="lr-tb"/>
    </style:style>
    <style:style style:name="Mpr89" style:family="presentation" style:parent-style-name="Content_20_1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90" style:family="presentation" style:parent-style-name="Title_5f__5f__5f__5f__5f__5f__5f__5f__5f__5f__5f__5f__5f__5f__5f_-backgroundobjects">
      <style:graphic-properties draw:stroke="none" draw:fill="solid" draw:fill-color="#ffffff" draw:textarea-vertical-align="middle" draw:auto-grow-height="false" fo:min-height="4.32cm" fo:min-width="28cm"/>
    </style:style>
    <style:style style:name="Mpr91" style:family="presentation" style:parent-style-name="Title_5f__5f__5f__5f__5f__5f__5f__5f__5f__5f__5f__5f__5f__5f__5f_-backgroundobjects">
      <style:graphic-properties draw:stroke="none" draw:fill="none" draw:fill-color="#ffffff" draw:auto-grow-height="false" fo:min-height="1.485cm"/>
      <style:paragraph-properties style:writing-mode="lr-tb"/>
    </style:style>
    <style:style style:name="Mpr92" style:family="presentation" style:parent-style-name="Title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93" style:family="presentation" style:parent-style-name="Content_20_1_5f__5f__5f__5f__5f__5f__5f__5f__5f__5f__5f__5f__5f__5f__5f_-backgroundobjects">
      <style:graphic-properties draw:stroke="none" draw:fill="none" draw:fill-color="#ffffff" draw:auto-grow-height="false" fo:min-height="1.485cm"/>
      <style:paragraph-properties style:writing-mode="lr-tb"/>
    </style:style>
    <style:style style:name="Mpr94" style:family="presentation" style:parent-style-name="Content_20_1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95" style:family="presentation" style:parent-style-name="Title_5f__5f__5f__5f__5f__5f__5f__5f__5f__5f__5f__5f__5f__5f__5f__5f_-backgroundobjects">
      <style:graphic-properties draw:stroke="none" draw:fill="solid" draw:fill-color="#ffffff" draw:textarea-vertical-align="middle" draw:auto-grow-height="false" fo:min-height="4.32cm" fo:min-width="28cm"/>
    </style:style>
    <style:style style:name="Mpr96" style:family="presentation" style:parent-style-name="Title_5f__5f__5f__5f__5f__5f__5f__5f__5f__5f__5f__5f__5f__5f__5f__5f_-backgroundobjects">
      <style:graphic-properties draw:stroke="none" draw:fill="none" draw:fill-color="#ffffff" draw:auto-grow-height="false" fo:min-height="1.485cm"/>
      <style:paragraph-properties style:writing-mode="lr-tb"/>
    </style:style>
    <style:style style:name="Mpr97" style:family="presentation" style:parent-style-name="Title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98" style:family="presentation" style:parent-style-name="Content_20_1_5f__5f__5f__5f__5f__5f__5f__5f__5f__5f__5f__5f__5f__5f__5f__5f_-backgroundobjects">
      <style:graphic-properties draw:stroke="none" draw:fill="none" draw:fill-color="#ffffff" draw:auto-grow-height="false" fo:min-height="1.485cm"/>
      <style:paragraph-properties style:writing-mode="lr-tb"/>
    </style:style>
    <style:style style:name="Mpr99" style:family="presentation" style:parent-style-name="Content_20_1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100" style:family="presentation" style:parent-style-name="Title_5f__5f__5f__5f__5f__5f__5f__5f__5f__5f__5f__5f__5f__5f__5f__5f__5f_-backgroundobjects">
      <style:graphic-properties draw:stroke="none" draw:fill="solid" draw:fill-color="#ffffff" draw:textarea-vertical-align="middle" draw:auto-grow-height="false" fo:min-height="4.32cm" fo:min-width="28cm"/>
    </style:style>
    <style:style style:name="Mpr101" style:family="presentation" style:parent-style-name="Title_5f__5f__5f__5f__5f__5f__5f__5f__5f__5f__5f__5f__5f__5f__5f__5f__5f_-backgroundobjects">
      <style:graphic-properties draw:stroke="none" draw:fill="none" draw:fill-color="#ffffff" draw:auto-grow-height="false" fo:min-height="1.485cm"/>
      <style:paragraph-properties style:writing-mode="lr-tb"/>
    </style:style>
    <style:style style:name="Mpr102" style:family="presentation" style:parent-style-name="Title_5f_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103" style:family="presentation" style:parent-style-name="Content_20_1_5f__5f__5f__5f__5f__5f__5f__5f__5f__5f__5f__5f__5f__5f__5f__5f__5f_-backgroundobjects">
      <style:graphic-properties draw:stroke="none" draw:fill="none" draw:fill-color="#ffffff" draw:auto-grow-height="false" fo:min-height="1.485cm"/>
      <style:paragraph-properties style:writing-mode="lr-tb"/>
    </style:style>
    <style:style style:name="Mpr104" style:family="presentation" style:parent-style-name="Content_20_1_5f_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105" style:family="presentation" style:parent-style-name="Title_5f__5f__5f__5f__5f__5f__5f__5f__5f__5f__5f__5f__5f__5f__5f__5f__5f__5f_-backgroundobjects">
      <style:graphic-properties draw:stroke="none" draw:fill="solid" draw:fill-color="#ffffff" draw:textarea-vertical-align="middle" draw:auto-grow-height="false" fo:min-height="4.32cm" fo:min-width="28cm"/>
    </style:style>
    <style:style style:name="Mpr106" style:family="presentation" style:parent-style-name="Title_5f__5f__5f__5f__5f__5f__5f__5f__5f__5f__5f__5f__5f__5f__5f__5f__5f__5f_-backgroundobjects">
      <style:graphic-properties draw:stroke="none" draw:fill="none" draw:fill-color="#ffffff" draw:auto-grow-height="false" fo:min-height="1.485cm"/>
      <style:paragraph-properties style:writing-mode="lr-tb"/>
    </style:style>
    <style:style style:name="Mpr107" style:family="presentation" style:parent-style-name="Title_5f__5f_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108" style:family="presentation" style:parent-style-name="Content_20_1_5f__5f__5f__5f__5f__5f__5f__5f__5f__5f__5f__5f__5f__5f__5f__5f__5f__5f_-backgroundobjects">
      <style:graphic-properties draw:stroke="none" draw:fill="none" draw:fill-color="#ffffff" draw:auto-grow-height="false" fo:min-height="1.485cm"/>
      <style:paragraph-properties style:writing-mode="lr-tb"/>
    </style:style>
    <style:style style:name="Mpr109" style:family="presentation" style:parent-style-name="Content_20_1_5f__5f_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110" style:family="presentation" style:parent-style-name="Title_5f__5f__5f__5f__5f__5f__5f__5f__5f__5f__5f__5f__5f__5f__5f__5f__5f__5f__5f_-backgroundobjects">
      <style:graphic-properties draw:stroke="none" draw:fill="solid" draw:fill-color="#ffffff" draw:textarea-vertical-align="middle" draw:auto-grow-height="false" fo:min-height="4.32cm" fo:min-width="28cm"/>
    </style:style>
    <style:style style:name="Mpr111" style:family="presentation" style:parent-style-name="Title_5f__5f__5f__5f__5f__5f__5f__5f__5f__5f__5f__5f__5f__5f__5f__5f__5f__5f__5f_-backgroundobjects">
      <style:graphic-properties draw:stroke="none" draw:fill="none" draw:fill-color="#ffffff" draw:auto-grow-height="false" fo:min-height="1.485cm"/>
      <style:paragraph-properties style:writing-mode="lr-tb"/>
    </style:style>
    <style:style style:name="Mpr112" style:family="presentation" style:parent-style-name="Title_5f__5f__5f_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113" style:family="presentation" style:parent-style-name="Content_20_1_5f__5f__5f__5f__5f__5f__5f__5f__5f__5f__5f__5f__5f__5f__5f__5f__5f__5f__5f_-backgroundobjects">
      <style:graphic-properties draw:stroke="none" draw:fill="none" draw:fill-color="#ffffff" draw:auto-grow-height="false" fo:min-height="1.485cm"/>
      <style:paragraph-properties style:writing-mode="lr-tb"/>
    </style:style>
    <style:style style:name="Mpr114" style:family="presentation" style:parent-style-name="Content_20_1_5f__5f__5f_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115" style:family="presentation" style:parent-style-name="Title_5f__5f__5f__5f__5f__5f__5f__5f__5f__5f__5f__5f__5f__5f__5f__5f__5f__5f__5f__5f_-backgroundobjects">
      <style:graphic-properties draw:stroke="none" draw:fill="solid" draw:fill-color="#ffffff" draw:textarea-vertical-align="middle" draw:auto-grow-height="false" fo:min-height="4.32cm" fo:min-width="28cm"/>
    </style:style>
    <style:style style:name="Mpr116" style:family="presentation" style:parent-style-name="Title_5f__5f__5f__5f__5f__5f__5f__5f__5f__5f__5f__5f__5f__5f__5f__5f__5f__5f__5f__5f_-backgroundobjects">
      <style:graphic-properties draw:stroke="none" draw:fill="none" draw:fill-color="#ffffff" draw:auto-grow-height="false" fo:min-height="1.485cm"/>
      <style:paragraph-properties style:writing-mode="lr-tb"/>
    </style:style>
    <style:style style:name="Mpr117" style:family="presentation" style:parent-style-name="Title_5f__5f__5f__5f_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118" style:family="presentation" style:parent-style-name="Content_20_1_5f__5f__5f__5f__5f__5f__5f__5f__5f__5f__5f__5f__5f__5f__5f__5f__5f__5f__5f__5f_-backgroundobjects">
      <style:graphic-properties draw:stroke="none" draw:fill="none" draw:fill-color="#ffffff" draw:auto-grow-height="false" fo:min-height="1.485cm"/>
      <style:paragraph-properties style:writing-mode="lr-tb"/>
    </style:style>
    <style:style style:name="Mpr119" style:family="presentation" style:parent-style-name="Content_20_1_5f__5f__5f__5f_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120" style:family="presentation" style:parent-style-name="Title_5f__5f__5f__5f__5f__5f__5f__5f__5f__5f__5f__5f__5f__5f__5f__5f__5f__5f__5f__5f__5f_-backgroundobjects">
      <style:graphic-properties draw:stroke="none" draw:fill="solid" draw:fill-color="#ffffff" draw:textarea-vertical-align="middle" draw:auto-grow-height="false" fo:min-height="4.32cm" fo:min-width="28cm"/>
    </style:style>
    <style:style style:name="Mpr121" style:family="presentation" style:parent-style-name="Title_5f__5f__5f__5f__5f__5f__5f__5f__5f__5f__5f__5f__5f__5f__5f__5f__5f__5f__5f__5f__5f_-backgroundobjects">
      <style:graphic-properties draw:stroke="none" draw:fill="none" draw:fill-color="#ffffff" draw:auto-grow-height="false" fo:min-height="1.485cm"/>
      <style:paragraph-properties style:writing-mode="lr-tb"/>
    </style:style>
    <style:style style:name="Mpr122" style:family="presentation" style:parent-style-name="Title_5f__5f__5f__5f__5f_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123" style:family="presentation" style:parent-style-name="Content_20_1_5f__5f__5f__5f__5f__5f__5f__5f__5f__5f__5f__5f__5f__5f__5f__5f__5f__5f__5f__5f__5f_-backgroundobjects">
      <style:graphic-properties draw:stroke="none" draw:fill="none" draw:fill-color="#ffffff" draw:auto-grow-height="false" fo:min-height="1.485cm"/>
      <style:paragraph-properties style:writing-mode="lr-tb"/>
    </style:style>
    <style:style style:name="Mpr124" style:family="presentation" style:parent-style-name="Content_20_1_5f__5f__5f__5f__5f_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125" style:family="presentation" style:parent-style-name="Title_5f__5f__5f__5f__5f__5f__5f__5f__5f__5f__5f__5f__5f__5f__5f__5f__5f__5f__5f__5f__5f__5f_-backgroundobjects">
      <style:graphic-properties draw:stroke="none" draw:fill="solid" draw:fill-color="#ffffff" draw:textarea-vertical-align="middle" draw:auto-grow-height="false" fo:min-height="4.32cm" fo:min-width="28cm"/>
    </style:style>
    <style:style style:name="Mpr126" style:family="presentation" style:parent-style-name="Title_5f__5f__5f__5f__5f__5f__5f__5f__5f__5f__5f__5f__5f__5f__5f__5f__5f__5f__5f__5f__5f__5f_-backgroundobjects">
      <style:graphic-properties draw:stroke="none" draw:fill="none" draw:fill-color="#ffffff" draw:auto-grow-height="false" fo:min-height="1.485cm"/>
      <style:paragraph-properties style:writing-mode="lr-tb"/>
    </style:style>
    <style:style style:name="Mpr127" style:family="presentation" style:parent-style-name="Title_5f__5f__5f__5f__5f__5f_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128" style:family="presentation" style:parent-style-name="Content_20_1_5f__5f__5f__5f__5f__5f__5f__5f__5f__5f__5f__5f__5f__5f__5f__5f__5f__5f__5f__5f__5f__5f_-backgroundobjects">
      <style:graphic-properties draw:stroke="none" draw:fill="none" draw:fill-color="#ffffff" draw:auto-grow-height="false" fo:min-height="1.485cm"/>
      <style:paragraph-properties style:writing-mode="lr-tb"/>
    </style:style>
    <style:style style:name="Mpr129" style:family="presentation" style:parent-style-name="Content_20_1_5f__5f__5f__5f__5f__5f__5f__5f__5f__5f_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 style:display-name="Title_" style:page-layout-name="PM1" draw:style-name="Mdp1">
      <draw:custom-shape presentation:style-name="Mpr2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title" draw:layer="backgroundobjects" svg:width="25.199cm" svg:height="2.629cm" svg:x="1.301cm" svg:y="1.3cm" presentation:class="title" presentation:placeholder="true">
        <draw:text-box/>
      </draw:frame>
      <draw:frame presentation:style-name="Title_5f_-outline1" draw:layer="backgroundobjects" svg:width="25.199cm" svg:height="9.134cm" svg:x="1.301cm" svg:y="5cm" presentation:class="outline" presentation:placeholder="true">
        <draw:text-box/>
      </draw:frame>
      <presentation:notes style:page-layout-name="PM0">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 style:display-name="Title__" style:page-layout-name="PM1" draw:style-name="Mdp1">
      <draw:custom-shape presentation:style-name="Mpr25"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title" draw:layer="backgroundobjects" svg:width="25.199cm" svg:height="2.629cm" svg:x="1.301cm" svg:y="1.3cm" presentation:class="title" presentation:placeholder="true">
        <draw:text-box/>
      </draw:frame>
      <draw:frame presentation:style-name="Title_5f__5f_-outline1" draw:layer="backgroundobjects" svg:width="25.199cm" svg:height="9.134cm" svg:x="1.301cm" svg:y="5cm" presentation:class="outline" presentation:placeholder="true">
        <draw:text-box/>
      </draw:frame>
      <presentation:notes style:page-layout-name="PM0">
        <draw:page-thumbnail presentation:style-name="Title_5f__5f_-title" draw:layer="backgroundobjects" svg:width="19.798cm" svg:height="11.136cm" svg:x="0.6cm" svg:y="2.257cm" presentation:class="page"/>
        <draw:frame presentation:style-name="Title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 style:display-name="Title___" style:page-layout-name="PM1" draw:style-name="Mdp1">
      <draw:custom-shape presentation:style-name="Mpr3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title" draw:layer="backgroundobjects" svg:width="25.199cm" svg:height="2.629cm" svg:x="1.301cm" svg:y="1.3cm" presentation:class="title" presentation:placeholder="true">
        <draw:text-box/>
      </draw:frame>
      <draw:frame presentation:style-name="Title_5f__5f__5f_-outline1" draw:layer="backgroundobjects" svg:width="25.199cm" svg:height="9.134cm" svg:x="1.301cm" svg:y="5cm" presentation:class="outline" presentation:placeholder="true">
        <draw:text-box/>
      </draw:frame>
      <presentation:notes style:page-layout-name="PM0">
        <draw:page-thumbnail presentation:style-name="Title_5f__5f__5f_-title" draw:layer="backgroundobjects" svg:width="19.798cm" svg:height="11.136cm" svg:x="0.6cm" svg:y="2.257cm" presentation:class="page"/>
        <draw:frame presentation:style-name="Title_5f__5f__5f_-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 style:display-name="Title____" style:page-layout-name="PM1" draw:style-name="Mdp1">
      <draw:custom-shape presentation:style-name="Mpr35"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title" draw:layer="backgroundobjects" svg:width="25.199cm" svg:height="2.629cm" svg:x="1.301cm" svg:y="1.3cm" presentation:class="title" presentation:placeholder="true">
        <draw:text-box/>
      </draw:frame>
      <draw:frame presentation:style-name="Title_5f__5f__5f__5f_-outline1" draw:layer="backgroundobjects" svg:width="25.199cm" svg:height="9.134cm" svg:x="1.301cm" svg:y="5cm" presentation:class="outline" presentation:placeholder="true">
        <draw:text-box/>
      </draw:frame>
      <presentation:notes style:page-layout-name="PM0">
        <draw:page-thumbnail presentation:style-name="Title_5f__5f__5f__5f_-title" draw:layer="backgroundobjects" svg:width="19.798cm" svg:height="11.136cm" svg:x="0.6cm" svg:y="2.257cm" presentation:class="page"/>
        <draw:frame presentation:style-name="Title_5f__5f__5f__5f_-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 style:display-name="Content 1____" style:page-layout-name="PM1" draw:style-name="Mdp1">
      <draw:frame presentation:style-name="Content_20_1_5f__5f__5f__5f_-title" draw:layer="backgroundobjects" svg:width="25.199cm" svg:height="2.629cm" svg:x="1.3cm" svg:y="1.3cm" presentation:class="title" presentation:placeholder="true">
        <draw:text-box/>
      </draw:frame>
      <draw:frame presentation:style-name="Content_20_1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 style:display-name="Title_____" style:page-layout-name="PM1" draw:style-name="Mdp1">
      <draw:custom-shape presentation:style-name="Mpr4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title" draw:layer="backgroundobjects" svg:width="25.199cm" svg:height="2.629cm" svg:x="1.301cm" svg:y="1.3cm" presentation:class="title" presentation:placeholder="true">
        <draw:text-box/>
      </draw:frame>
      <draw:frame presentation:style-name="Title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title" draw:layer="backgroundobjects" svg:width="19.798cm" svg:height="11.136cm" svg:x="0.6cm" svg:y="2.257cm" presentation:class="page"/>
        <draw:frame presentation:style-name="Title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 style:display-name="Content 1_____" style:page-layout-name="PM1" draw:style-name="Mdp1">
      <draw:frame presentation:style-name="Content_20_1_5f__5f__5f__5f__5f_-title" draw:layer="backgroundobjects" svg:width="25.199cm" svg:height="2.629cm" svg:x="1.3cm" svg:y="1.3cm" presentation:class="title" presentation:placeholder="true">
        <draw:text-box/>
      </draw:frame>
      <draw:frame presentation:style-name="Content_20_1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title" draw:layer="backgroundobjects" svg:width="0.001cm" svg:height="0.001cm" svg:x="0cm" svg:y="2.257cm" presentation:class="page"/>
        <draw:frame presentation:style-name="Content_20_1_5f__5f__5f__5f_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 style:display-name="Title______" style:page-layout-name="PM1" draw:style-name="Mdp1">
      <draw:custom-shape presentation:style-name="Mpr45"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title" draw:layer="backgroundobjects" svg:width="25.199cm" svg:height="2.629cm" svg:x="1.301cm" svg:y="1.3cm" presentation:class="title" presentation:placeholder="true">
        <draw:text-box/>
      </draw:frame>
      <draw:frame presentation:style-name="Title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title" draw:layer="backgroundobjects" svg:width="19.798cm" svg:height="11.136cm" svg:x="0.6cm" svg:y="2.257cm" presentation:class="page"/>
        <draw:frame presentation:style-name="Title_5f__5f__5f__5f__5f__5f_-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 style:display-name="Content 1______" style:page-layout-name="PM1" draw:style-name="Mdp1">
      <draw:frame presentation:style-name="Content_20_1_5f__5f__5f__5f__5f__5f_-title" draw:layer="backgroundobjects" svg:width="25.199cm" svg:height="2.629cm" svg:x="1.3cm" svg:y="1.3cm" presentation:class="title" presentation:placeholder="true">
        <draw:text-box/>
      </draw:frame>
      <draw:frame presentation:style-name="Content_20_1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title" draw:layer="backgroundobjects" svg:width="0.001cm" svg:height="0.001cm" svg:x="0cm" svg:y="2.257cm" presentation:class="page"/>
        <draw:frame presentation:style-name="Content_20_1_5f__5f__5f__5f__5f__5f_-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 style:display-name="Title_______" style:page-layout-name="PM1" draw:style-name="Mdp1">
      <draw:custom-shape presentation:style-name="Mpr5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title" draw:layer="backgroundobjects" svg:width="25.199cm" svg:height="2.629cm" svg:x="1.301cm" svg:y="1.3cm" presentation:class="title" presentation:placeholder="true">
        <draw:text-box/>
      </draw:frame>
      <draw:frame presentation:style-name="Title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title" draw:layer="backgroundobjects" svg:width="19.798cm" svg:height="11.136cm" svg:x="0.6cm" svg:y="2.257cm" presentation:class="page"/>
        <draw:frame presentation:style-name="Title_5f__5f__5f__5f__5f__5f_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 style:display-name="Content 1_______" style:page-layout-name="PM1" draw:style-name="Mdp1">
      <draw:frame presentation:style-name="Content_20_1_5f__5f__5f__5f__5f__5f__5f_-title" draw:layer="backgroundobjects" svg:width="25.199cm" svg:height="2.629cm" svg:x="1.3cm" svg:y="1.3cm" presentation:class="title" presentation:placeholder="true">
        <draw:text-box/>
      </draw:frame>
      <draw:frame presentation:style-name="Content_20_1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title" draw:layer="backgroundobjects" svg:width="0.001cm" svg:height="0.001cm" svg:x="0cm" svg:y="2.257cm" presentation:class="page"/>
        <draw:frame presentation:style-name="Content_20_1_5f__5f__5f__5f__5f__5f__5f_-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 style:display-name="Title________" style:page-layout-name="PM1" draw:style-name="Mdp1">
      <draw:custom-shape presentation:style-name="Mpr55"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title" draw:layer="backgroundobjects" svg:width="25.199cm" svg:height="2.629cm" svg:x="1.301cm" svg:y="1.3cm" presentation:class="title" presentation:placeholder="true">
        <draw:text-box/>
      </draw:frame>
      <draw:frame presentation:style-name="Title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title" draw:layer="backgroundobjects" svg:width="19.798cm" svg:height="11.136cm" svg:x="0.6cm" svg:y="2.257cm" presentation:class="page"/>
        <draw:frame presentation:style-name="Title_5f__5f__5f__5f__5f__5f__5f__5f_-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 style:display-name="Content 1________" style:page-layout-name="PM1" draw:style-name="Mdp1">
      <draw:frame presentation:style-name="Content_20_1_5f__5f__5f__5f__5f__5f__5f__5f_-title" draw:layer="backgroundobjects" svg:width="25.199cm" svg:height="2.629cm" svg:x="1.3cm" svg:y="1.3cm" presentation:class="title" presentation:placeholder="true">
        <draw:text-box/>
      </draw:frame>
      <draw:frame presentation:style-name="Content_20_1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title" draw:layer="backgroundobjects" svg:width="0.001cm" svg:height="0.001cm" svg:x="0cm" svg:y="2.257cm" presentation:class="page"/>
        <draw:frame presentation:style-name="Content_20_1_5f__5f__5f__5f__5f__5f__5f__5f_-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text:span text:style-name="MT1"><presentation:header/></text:span></text:p>
          </draw:text-box>
        </draw:frame>
        <draw:frame presentation:style-name="Mpr58" draw:text-style-name="MP4" draw:layer="backgroundobjects" svg:width="9.113cm" svg:height="1.484cm" svg:x="11.886cm" svg:y="0cm" presentation:class="date-time">
          <draw:text-box>
            <text:p text:style-name="MP3"><text:span text:style-name="MT1"><presentation:date-time/></text:span></text:p>
          </draw:text-box>
        </draw:frame>
        <draw:frame presentation:style-name="Mpr59" draw:text-style-name="MP2" draw:layer="backgroundobjects" svg:width="9.113cm" svg:height="1.484cm" svg:x="0cm" svg:y="28.215cm" presentation:class="footer">
          <draw:text-box>
            <text:p text:style-name="MP1"><text:span text:style-name="MT1"><presentation:footer/></text:span></text:p>
          </draw:text-box>
        </draw:frame>
        <draw:frame presentation:style-name="Mpr5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 style:display-name="Title_________" style:page-layout-name="PM1" draw:style-name="Mdp1">
      <draw:custom-shape presentation:style-name="Mpr6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title" draw:layer="backgroundobjects" svg:width="25.199cm" svg:height="2.629cm" svg:x="1.301cm" svg:y="1.3cm" presentation:class="title" presentation:placeholder="true">
        <draw:text-box/>
      </draw:frame>
      <draw:frame presentation:style-name="Title_5f_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_5f_-title" draw:layer="backgroundobjects" svg:width="19.798cm" svg:height="11.136cm" svg:x="0.6cm" svg:y="2.257cm" presentation:class="page"/>
        <draw:frame presentation:style-name="Title_5f__5f__5f__5f__5f__5f__5f__5f__5f_-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 style:display-name="Content 1_________" style:page-layout-name="PM1" draw:style-name="Mdp1">
      <draw:frame presentation:style-name="Content_20_1_5f__5f__5f__5f__5f__5f__5f__5f__5f_-title" draw:layer="backgroundobjects" svg:width="25.199cm" svg:height="2.629cm" svg:x="1.3cm" svg:y="1.3cm" presentation:class="title" presentation:placeholder="true">
        <draw:text-box/>
      </draw:frame>
      <draw:frame presentation:style-name="Content_20_1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title" draw:layer="backgroundobjects" svg:width="0.001cm" svg:height="0.001cm" svg:x="0cm" svg:y="2.257cm" presentation:class="page"/>
        <draw:frame presentation:style-name="Content_20_1_5f__5f__5f__5f__5f__5f__5f__5f__5f_-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_5f_" style:display-name="Title__________" style:page-layout-name="PM1" draw:style-name="Mdp1">
      <draw:custom-shape presentation:style-name="Mpr65"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_5f_-title" draw:layer="backgroundobjects" svg:width="25.199cm" svg:height="2.629cm" svg:x="1.301cm" svg:y="1.3cm" presentation:class="title" presentation:placeholder="true">
        <draw:text-box/>
      </draw:frame>
      <draw:frame presentation:style-name="Title_5f__5f_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_5f__5f_-title" draw:layer="backgroundobjects" svg:width="19.798cm" svg:height="11.136cm" svg:x="0.6cm" svg:y="2.257cm" presentation:class="page"/>
        <draw:frame presentation:style-name="Title_5f__5f__5f__5f__5f__5f__5f__5f__5f__5f_-notes" draw:layer="backgroundobjects" svg:width="16.799cm" svg:height="13.364cm" svg:x="2.1cm" svg:y="14.107cm" presentation:class="notes" presentation:placeholder="true">
          <draw:text-box/>
        </draw:frame>
        <draw:frame presentation:style-name="Mpr66" draw:text-style-name="MP2" draw:layer="backgroundobjects" svg:width="9.113cm" svg:height="1.484cm" svg:x="0cm" svg:y="0cm" presentation:class="header">
          <draw:text-box>
            <text:p text:style-name="MP1"><text:span text:style-name="MT1"><presentation:header/></text:span></text:p>
          </draw:text-box>
        </draw:frame>
        <draw:frame presentation:style-name="Mpr66" draw:text-style-name="MP4" draw:layer="backgroundobjects" svg:width="9.113cm" svg:height="1.484cm" svg:x="11.886cm" svg:y="0cm" presentation:class="date-time">
          <draw:text-box>
            <text:p text:style-name="MP3"><text:span text:style-name="MT1"><presentation:date-time/></text:span></text:p>
          </draw:text-box>
        </draw:frame>
        <draw:frame presentation:style-name="Mpr67" draw:text-style-name="MP2" draw:layer="backgroundobjects" svg:width="9.113cm" svg:height="1.484cm" svg:x="0cm" svg:y="28.215cm" presentation:class="footer">
          <draw:text-box>
            <text:p text:style-name="MP1"><text:span text:style-name="MT1"><presentation:footer/></text:span></text:p>
          </draw:text-box>
        </draw:frame>
        <draw:frame presentation:style-name="Mpr6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 style:display-name="Content 1__________" style:page-layout-name="PM1" draw:style-name="Mdp1">
      <draw:frame presentation:style-name="Content_20_1_5f__5f__5f__5f__5f__5f__5f__5f__5f__5f_-title" draw:layer="backgroundobjects" svg:width="25.199cm" svg:height="2.629cm" svg:x="1.3cm" svg:y="1.3cm" presentation:class="title" presentation:placeholder="true">
        <draw:text-box/>
      </draw:frame>
      <draw:frame presentation:style-name="Content_20_1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title" draw:layer="backgroundobjects" svg:width="0.001cm" svg:height="0.001cm" svg:x="0cm" svg:y="2.257cm" presentation:class="page"/>
        <draw:frame presentation:style-name="Content_20_1_5f__5f__5f__5f__5f__5f__5f__5f__5f__5f_-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_5f__5f_" style:display-name="Title___________" style:page-layout-name="PM1" draw:style-name="Mdp1">
      <draw:custom-shape presentation:style-name="Mpr7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_5f__5f_-title" draw:layer="backgroundobjects" svg:width="25.199cm" svg:height="2.629cm" svg:x="1.301cm" svg:y="1.3cm" presentation:class="title" presentation:placeholder="true">
        <draw:text-box/>
      </draw:frame>
      <draw:frame presentation:style-name="Title_5f__5f__5f_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_5f__5f__5f_-title" draw:layer="backgroundobjects" svg:width="19.798cm" svg:height="11.136cm" svg:x="0.6cm" svg:y="2.257cm" presentation:class="page"/>
        <draw:frame presentation:style-name="Title_5f__5f__5f__5f__5f__5f__5f__5f__5f__5f__5f_-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 style:display-name="Content 1___________" style:page-layout-name="PM1" draw:style-name="Mdp1">
      <draw:frame presentation:style-name="Content_20_1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title" draw:layer="backgroundobjects" svg:width="0.001cm" svg:height="0.001cm" svg:x="0cm" svg:y="2.257cm" presentation:class="page"/>
        <draw:frame presentation:style-name="Content_20_1_5f__5f__5f__5f__5f__5f__5f__5f__5f__5f__5f_-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text:span text:style-name="MT1"><presentation:header/></text:span></text:p>
          </draw:text-box>
        </draw:frame>
        <draw:frame presentation:style-name="Mpr73" draw:text-style-name="MP4" draw:layer="backgroundobjects" svg:width="9.113cm" svg:height="1.484cm" svg:x="11.886cm" svg:y="0cm" presentation:class="date-time">
          <draw:text-box>
            <text:p text:style-name="MP3"><text:span text:style-name="MT1"><presentation:date-time/></text:span></text:p>
          </draw:text-box>
        </draw:frame>
        <draw:frame presentation:style-name="Mpr74" draw:text-style-name="MP2" draw:layer="backgroundobjects" svg:width="9.113cm" svg:height="1.484cm" svg:x="0cm" svg:y="28.215cm" presentation:class="footer">
          <draw:text-box>
            <text:p text:style-name="MP1"><text:span text:style-name="MT1"><presentation:footer/></text:span></text:p>
          </draw:text-box>
        </draw:frame>
        <draw:frame presentation:style-name="Mpr7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_5f__5f__5f_" style:display-name="Title____________" style:page-layout-name="PM1" draw:style-name="Mdp1">
      <draw:custom-shape presentation:style-name="Mpr75"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_5f__5f__5f_-title" draw:layer="backgroundobjects" svg:width="25.199cm" svg:height="2.629cm" svg:x="1.301cm" svg:y="1.3cm" presentation:class="title" presentation:placeholder="true">
        <draw:text-box/>
      </draw:frame>
      <draw:frame presentation:style-name="Title_5f__5f__5f__5f_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_5f__5f__5f__5f_-title" draw:layer="backgroundobjects" svg:width="19.798cm" svg:height="11.136cm" svg:x="0.6cm" svg:y="2.257cm" presentation:class="page"/>
        <draw:frame presentation:style-name="Title_5f__5f__5f__5f__5f__5f__5f__5f__5f__5f__5f__5f_-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 style:display-name="Content 1____________" style:page-layout-name="PM1" draw:style-name="Mdp1">
      <draw:frame presentation:style-name="Content_20_1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title" draw:layer="backgroundobjects" svg:width="0.001cm" svg:height="0.001cm" svg:x="0cm" svg:y="2.257cm" presentation:class="page"/>
        <draw:frame presentation:style-name="Content_20_1_5f__5f__5f__5f__5f__5f__5f__5f__5f__5f__5f__5f_-notes" draw:layer="backgroundobjects" svg:width="16.799cm" svg:height="13.364cm" svg:x="2.1cm" svg:y="14.107cm" presentation:class="notes" presentation:placeholder="true">
          <draw:text-box/>
        </draw:frame>
        <draw:frame presentation:style-name="Mpr78" draw:text-style-name="MP2" draw:layer="backgroundobjects" svg:width="9.113cm" svg:height="1.484cm" svg:x="0cm" svg:y="0cm" presentation:class="header">
          <draw:text-box>
            <text:p text:style-name="MP1"><text:span text:style-name="MT1"><presentation:header/></text:span></text:p>
          </draw:text-box>
        </draw:frame>
        <draw:frame presentation:style-name="Mpr78" draw:text-style-name="MP4" draw:layer="backgroundobjects" svg:width="9.113cm" svg:height="1.484cm" svg:x="11.886cm" svg:y="0cm" presentation:class="date-time">
          <draw:text-box>
            <text:p text:style-name="MP3"><text:span text:style-name="MT1"><presentation:date-time/></text:span></text:p>
          </draw:text-box>
        </draw:frame>
        <draw:frame presentation:style-name="Mpr79" draw:text-style-name="MP2" draw:layer="backgroundobjects" svg:width="9.113cm" svg:height="1.484cm" svg:x="0cm" svg:y="28.215cm" presentation:class="footer">
          <draw:text-box>
            <text:p text:style-name="MP1"><text:span text:style-name="MT1"><presentation:footer/></text:span></text:p>
          </draw:text-box>
        </draw:frame>
        <draw:frame presentation:style-name="Mpr7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_5f__5f__5f__5f_" style:display-name="Title_____________" style:page-layout-name="PM1" draw:style-name="Mdp1">
      <draw:custom-shape presentation:style-name="Mpr8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_5f__5f__5f__5f_-title" draw:layer="backgroundobjects" svg:width="25.199cm" svg:height="2.629cm" svg:x="1.301cm" svg:y="1.3cm" presentation:class="title" presentation:placeholder="true">
        <draw:text-box/>
      </draw:frame>
      <draw:frame presentation:style-name="Title_5f__5f__5f__5f__5f_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_5f__5f__5f__5f__5f_-title" draw:layer="backgroundobjects" svg:width="19.798cm" svg:height="11.136cm" svg:x="0.6cm" svg:y="2.257cm" presentation:class="page"/>
        <draw:frame presentation:style-name="Title_5f__5f__5f__5f__5f__5f__5f__5f__5f__5f__5f__5f__5f_-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_5f_" style:display-name="Content 1_____________" style:page-layout-name="PM1" draw:style-name="Mdp1">
      <draw:frame presentation:style-name="Content_20_1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title" draw:layer="backgroundobjects" svg:width="0.001cm" svg:height="0.001cm" svg:x="0cm" svg:y="2.257cm" presentation:class="page"/>
        <draw:frame presentation:style-name="Content_20_1_5f__5f__5f__5f__5f__5f__5f__5f__5f__5f__5f__5f__5f_-notes" draw:layer="backgroundobjects" svg:width="16.799cm" svg:height="13.364cm" svg:x="2.1cm" svg:y="14.107cm" presentation:class="notes" presentation:placeholder="true">
          <draw:text-box/>
        </draw:frame>
        <draw:frame presentation:style-name="Mpr83" draw:text-style-name="MP2" draw:layer="backgroundobjects" svg:width="9.113cm" svg:height="1.484cm" svg:x="0cm" svg:y="0cm" presentation:class="header">
          <draw:text-box>
            <text:p text:style-name="MP1"><text:span text:style-name="MT1"><presentation:header/></text:span></text:p>
          </draw:text-box>
        </draw:frame>
        <draw:frame presentation:style-name="Mpr83" draw:text-style-name="MP4" draw:layer="backgroundobjects" svg:width="9.113cm" svg:height="1.484cm" svg:x="11.886cm" svg:y="0cm" presentation:class="date-time">
          <draw:text-box>
            <text:p text:style-name="MP3"><text:span text:style-name="MT1"><presentation:date-time/></text:span></text:p>
          </draw:text-box>
        </draw:frame>
        <draw:frame presentation:style-name="Mpr84" draw:text-style-name="MP2" draw:layer="backgroundobjects" svg:width="9.113cm" svg:height="1.484cm" svg:x="0cm" svg:y="28.215cm" presentation:class="footer">
          <draw:text-box>
            <text:p text:style-name="MP1"><text:span text:style-name="MT1"><presentation:footer/></text:span></text:p>
          </draw:text-box>
        </draw:frame>
        <draw:frame presentation:style-name="Mpr8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_5f__5f__5f__5f__5f_" style:display-name="Title______________" style:page-layout-name="PM1" draw:style-name="Mdp1">
      <draw:custom-shape presentation:style-name="Mpr85"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_5f__5f__5f__5f__5f_-title" draw:layer="backgroundobjects" svg:width="25.199cm" svg:height="2.629cm" svg:x="1.301cm" svg:y="1.3cm" presentation:class="title" presentation:placeholder="true">
        <draw:text-box/>
      </draw:frame>
      <draw:frame presentation:style-name="Title_5f__5f__5f__5f__5f__5f__5f__5f__5f__5f__5f__5f__5f__5f_-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_5f__5f__5f__5f__5f__5f__5f__5f__5f__5f__5f__5f__5f__5f_-title" draw:layer="backgroundobjects" svg:width="19.798cm" svg:height="11.136cm" svg:x="0.6cm" svg:y="2.257cm" presentation:class="page"/>
        <draw:frame presentation:style-name="Title_5f__5f__5f__5f__5f__5f__5f__5f__5f__5f__5f__5f__5f__5f_-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_5f__5f_" style:display-name="Content 1______________" style:page-layout-name="PM1" draw:style-name="Mdp1">
      <draw:frame presentation:style-name="Content_20_1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_5f__5f__5f__5f__5f__5f__5f_-title" draw:layer="backgroundobjects" svg:width="0.001cm" svg:height="0.001cm" svg:x="0cm" svg:y="2.257cm" presentation:class="page"/>
        <draw:frame presentation:style-name="Content_20_1_5f__5f__5f__5f__5f__5f__5f__5f__5f__5f__5f__5f__5f__5f_-notes" draw:layer="backgroundobjects" svg:width="16.799cm" svg:height="13.364cm" svg:x="2.1cm" svg:y="14.107cm" presentation:class="notes" presentation:placeholder="true">
          <draw:text-box/>
        </draw:frame>
        <draw:frame presentation:style-name="Mpr88" draw:text-style-name="MP2" draw:layer="backgroundobjects" svg:width="9.113cm" svg:height="1.484cm" svg:x="0cm" svg:y="0cm" presentation:class="header">
          <draw:text-box>
            <text:p text:style-name="MP1"><text:span text:style-name="MT1"><presentation:header/></text:span></text:p>
          </draw:text-box>
        </draw:frame>
        <draw:frame presentation:style-name="Mpr88" draw:text-style-name="MP4" draw:layer="backgroundobjects" svg:width="9.113cm" svg:height="1.484cm" svg:x="11.886cm" svg:y="0cm" presentation:class="date-time">
          <draw:text-box>
            <text:p text:style-name="MP3"><text:span text:style-name="MT1"><presentation:date-time/></text:span></text:p>
          </draw:text-box>
        </draw:frame>
        <draw:frame presentation:style-name="Mpr89" draw:text-style-name="MP2" draw:layer="backgroundobjects" svg:width="9.113cm" svg:height="1.484cm" svg:x="0cm" svg:y="28.215cm" presentation:class="footer">
          <draw:text-box>
            <text:p text:style-name="MP1"><text:span text:style-name="MT1"><presentation:footer/></text:span></text:p>
          </draw:text-box>
        </draw:frame>
        <draw:frame presentation:style-name="Mpr8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_5f__5f__5f__5f__5f__5f_" style:display-name="Title_______________" style:page-layout-name="PM1" draw:style-name="Mdp1">
      <draw:custom-shape presentation:style-name="Mpr9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_5f__5f__5f__5f__5f__5f_-title" draw:layer="backgroundobjects" svg:width="25.199cm" svg:height="2.629cm" svg:x="1.301cm" svg:y="1.3cm" presentation:class="title" presentation:placeholder="true">
        <draw:text-box/>
      </draw:frame>
      <draw:frame presentation:style-name="Title_5f__5f__5f__5f__5f__5f__5f_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_5f__5f__5f__5f__5f__5f__5f_-title" draw:layer="backgroundobjects" svg:width="19.798cm" svg:height="11.136cm" svg:x="0.6cm" svg:y="2.257cm" presentation:class="page"/>
        <draw:frame presentation:style-name="Title_5f__5f__5f__5f__5f__5f__5f__5f__5f__5f__5f__5f__5f__5f__5f_-notes" draw:layer="backgroundobjects" svg:width="16.799cm" svg:height="13.364cm" svg:x="2.1cm" svg:y="14.107cm" presentation:class="notes" presentation:placeholder="true">
          <draw:text-box/>
        </draw:frame>
        <draw:frame presentation:style-name="Mpr91" draw:text-style-name="MP2" draw:layer="backgroundobjects" svg:width="9.113cm" svg:height="1.484cm" svg:x="0cm" svg:y="0cm" presentation:class="header">
          <draw:text-box>
            <text:p text:style-name="MP1"><text:span text:style-name="MT1"><presentation:header/></text:span></text:p>
          </draw:text-box>
        </draw:frame>
        <draw:frame presentation:style-name="Mpr91" draw:text-style-name="MP4" draw:layer="backgroundobjects" svg:width="9.113cm" svg:height="1.484cm" svg:x="11.886cm" svg:y="0cm" presentation:class="date-time">
          <draw:text-box>
            <text:p text:style-name="MP3"><text:span text:style-name="MT1"><presentation:date-time/></text:span></text:p>
          </draw:text-box>
        </draw:frame>
        <draw:frame presentation:style-name="Mpr92" draw:text-style-name="MP2" draw:layer="backgroundobjects" svg:width="9.113cm" svg:height="1.484cm" svg:x="0cm" svg:y="28.215cm" presentation:class="footer">
          <draw:text-box>
            <text:p text:style-name="MP1"><text:span text:style-name="MT1"><presentation:footer/></text:span></text:p>
          </draw:text-box>
        </draw:frame>
        <draw:frame presentation:style-name="Mpr9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_5f__5f__5f_" style:display-name="Content 1_______________" style:page-layout-name="PM1" draw:style-name="Mdp1">
      <draw:frame presentation:style-name="Content_20_1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title" draw:layer="backgroundobjects" svg:width="0.001cm" svg:height="0.001cm" svg:x="0cm" svg:y="2.257cm" presentation:class="page"/>
        <draw:frame presentation:style-name="Content_20_1_5f__5f__5f__5f__5f__5f__5f__5f__5f__5f__5f__5f__5f__5f__5f_-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_5f__5f__5f__5f__5f__5f__5f_" style:display-name="Title________________" style:page-layout-name="PM1" draw:style-name="Mdp1">
      <draw:custom-shape presentation:style-name="Mpr95"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_5f__5f__5f__5f__5f__5f__5f_-title" draw:layer="backgroundobjects" svg:width="25.199cm" svg:height="2.629cm" svg:x="1.301cm" svg:y="1.3cm" presentation:class="title" presentation:placeholder="true">
        <draw:text-box/>
      </draw:frame>
      <draw:frame presentation:style-name="Title_5f__5f__5f__5f__5f__5f__5f__5f_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_5f__5f__5f__5f__5f__5f__5f__5f_-title" draw:layer="backgroundobjects" svg:width="19.798cm" svg:height="11.136cm" svg:x="0.6cm" svg:y="2.257cm" presentation:class="page"/>
        <draw:frame presentation:style-name="Title_5f__5f__5f__5f__5f__5f__5f__5f__5f__5f__5f__5f__5f__5f__5f__5f_-notes" draw:layer="backgroundobjects" svg:width="16.799cm" svg:height="13.364cm" svg:x="2.1cm" svg:y="14.107cm" presentation:class="notes" presentation:placeholder="true">
          <draw:text-box/>
        </draw:frame>
        <draw:frame presentation:style-name="Mpr96" draw:text-style-name="MP2" draw:layer="backgroundobjects" svg:width="9.113cm" svg:height="1.484cm" svg:x="0cm" svg:y="0cm" presentation:class="header">
          <draw:text-box>
            <text:p text:style-name="MP1"><text:span text:style-name="MT1"><presentation:header/></text:span></text:p>
          </draw:text-box>
        </draw:frame>
        <draw:frame presentation:style-name="Mpr96" draw:text-style-name="MP4" draw:layer="backgroundobjects" svg:width="9.113cm" svg:height="1.484cm" svg:x="11.886cm" svg:y="0cm" presentation:class="date-time">
          <draw:text-box>
            <text:p text:style-name="MP3"><text:span text:style-name="MT1"><presentation:date-time/></text:span></text:p>
          </draw:text-box>
        </draw:frame>
        <draw:frame presentation:style-name="Mpr97" draw:text-style-name="MP2" draw:layer="backgroundobjects" svg:width="9.113cm" svg:height="1.484cm" svg:x="0cm" svg:y="28.215cm" presentation:class="footer">
          <draw:text-box>
            <text:p text:style-name="MP1"><text:span text:style-name="MT1"><presentation:footer/></text:span></text:p>
          </draw:text-box>
        </draw:frame>
        <draw:frame presentation:style-name="Mpr9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_5f__5f__5f__5f_" style:display-name="Content 1________________" style:page-layout-name="PM1" draw:style-name="Mdp1">
      <draw:frame presentation:style-name="Content_20_1_5f_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_5f_-title" draw:layer="backgroundobjects" svg:width="0.001cm" svg:height="0.001cm" svg:x="0cm" svg:y="2.257cm" presentation:class="page"/>
        <draw:frame presentation:style-name="Content_20_1_5f__5f__5f__5f__5f__5f__5f__5f__5f__5f__5f__5f__5f__5f__5f__5f_-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_5f__5f__5f__5f__5f__5f__5f__5f_" style:display-name="Title_________________" style:page-layout-name="PM1" draw:style-name="Mdp1">
      <draw:custom-shape presentation:style-name="Mpr10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_5f__5f__5f__5f__5f__5f__5f__5f_-title" draw:layer="backgroundobjects" svg:width="25.199cm" svg:height="2.629cm" svg:x="1.301cm" svg:y="1.3cm" presentation:class="title" presentation:placeholder="true">
        <draw:text-box/>
      </draw:frame>
      <draw:frame presentation:style-name="Title_5f__5f__5f__5f__5f__5f__5f__5f__5f_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_5f__5f__5f__5f__5f__5f__5f__5f__5f_-title" draw:layer="backgroundobjects" svg:width="19.798cm" svg:height="11.136cm" svg:x="0.6cm" svg:y="2.257cm" presentation:class="page"/>
        <draw:frame presentation:style-name="Title_5f__5f__5f__5f__5f__5f__5f__5f__5f__5f__5f__5f__5f__5f__5f__5f__5f_-notes" draw:layer="backgroundobjects" svg:width="16.799cm" svg:height="13.364cm" svg:x="2.1cm" svg:y="14.107cm" presentation:class="notes" presentation:placeholder="true">
          <draw:text-box/>
        </draw:frame>
        <draw:frame presentation:style-name="Mpr101" draw:text-style-name="MP2" draw:layer="backgroundobjects" svg:width="9.113cm" svg:height="1.484cm" svg:x="0cm" svg:y="0cm" presentation:class="header">
          <draw:text-box>
            <text:p text:style-name="MP1"><text:span text:style-name="MT1"><presentation:header/></text:span></text:p>
          </draw:text-box>
        </draw:frame>
        <draw:frame presentation:style-name="Mpr101" draw:text-style-name="MP4" draw:layer="backgroundobjects" svg:width="9.113cm" svg:height="1.484cm" svg:x="11.886cm" svg:y="0cm" presentation:class="date-time">
          <draw:text-box>
            <text:p text:style-name="MP3"><text:span text:style-name="MT1"><presentation:date-time/></text:span></text:p>
          </draw:text-box>
        </draw:frame>
        <draw:frame presentation:style-name="Mpr102" draw:text-style-name="MP2" draw:layer="backgroundobjects" svg:width="9.113cm" svg:height="1.484cm" svg:x="0cm" svg:y="28.215cm" presentation:class="footer">
          <draw:text-box>
            <text:p text:style-name="MP1"><text:span text:style-name="MT1"><presentation:footer/></text:span></text:p>
          </draw:text-box>
        </draw:frame>
        <draw:frame presentation:style-name="Mpr10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_5f__5f__5f__5f__5f_" style:display-name="Content 1_________________" style:page-layout-name="PM1" draw:style-name="Mdp1">
      <draw:frame presentation:style-name="Content_20_1_5f__5f_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_5f__5f_-title" draw:layer="backgroundobjects" svg:width="0.001cm" svg:height="0.001cm" svg:x="0cm" svg:y="2.257cm" presentation:class="page"/>
        <draw:frame presentation:style-name="Content_20_1_5f__5f__5f__5f__5f__5f__5f__5f__5f__5f__5f__5f__5f__5f__5f__5f__5f_-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_5f__5f__5f__5f__5f__5f__5f__5f__5f_" style:display-name="Title__________________" style:page-layout-name="PM1" draw:style-name="Mdp1">
      <draw:custom-shape presentation:style-name="Mpr105"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_5f__5f__5f__5f__5f__5f__5f__5f__5f_-title" draw:layer="backgroundobjects" svg:width="25.199cm" svg:height="2.629cm" svg:x="1.301cm" svg:y="1.3cm" presentation:class="title" presentation:placeholder="true">
        <draw:text-box/>
      </draw:frame>
      <draw:frame presentation:style-name="Title_5f__5f__5f__5f__5f__5f__5f__5f__5f__5f_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_5f__5f__5f__5f__5f__5f__5f__5f__5f__5f_-title" draw:layer="backgroundobjects" svg:width="19.798cm" svg:height="11.136cm" svg:x="0.6cm" svg:y="2.257cm" presentation:class="page"/>
        <draw:frame presentation:style-name="Title_5f__5f__5f__5f__5f__5f__5f__5f__5f__5f__5f__5f__5f__5f__5f__5f__5f__5f_-notes" draw:layer="backgroundobjects" svg:width="16.799cm" svg:height="13.364cm" svg:x="2.1cm" svg:y="14.107cm" presentation:class="notes" presentation:placeholder="true">
          <draw:text-box/>
        </draw:frame>
        <draw:frame presentation:style-name="Mpr106" draw:text-style-name="MP2" draw:layer="backgroundobjects" svg:width="9.113cm" svg:height="1.484cm" svg:x="0cm" svg:y="0cm" presentation:class="header">
          <draw:text-box>
            <text:p text:style-name="MP1"><text:span text:style-name="MT1"><presentation:header/></text:span></text:p>
          </draw:text-box>
        </draw:frame>
        <draw:frame presentation:style-name="Mpr106" draw:text-style-name="MP4" draw:layer="backgroundobjects" svg:width="9.113cm" svg:height="1.484cm" svg:x="11.886cm" svg:y="0cm" presentation:class="date-time">
          <draw:text-box>
            <text:p text:style-name="MP3"><text:span text:style-name="MT1"><presentation:date-time/></text:span></text:p>
          </draw:text-box>
        </draw:frame>
        <draw:frame presentation:style-name="Mpr107" draw:text-style-name="MP2" draw:layer="backgroundobjects" svg:width="9.113cm" svg:height="1.484cm" svg:x="0cm" svg:y="28.215cm" presentation:class="footer">
          <draw:text-box>
            <text:p text:style-name="MP1"><text:span text:style-name="MT1"><presentation:footer/></text:span></text:p>
          </draw:text-box>
        </draw:frame>
        <draw:frame presentation:style-name="Mpr10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_5f__5f__5f__5f__5f__5f_" style:display-name="Content 1__________________" style:page-layout-name="PM1" draw:style-name="Mdp1">
      <draw:frame presentation:style-name="Content_20_1_5f__5f__5f_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_5f__5f__5f_-title" draw:layer="backgroundobjects" svg:width="0.001cm" svg:height="0.001cm" svg:x="0cm" svg:y="2.257cm" presentation:class="page"/>
        <draw:frame presentation:style-name="Content_20_1_5f__5f__5f__5f__5f__5f__5f__5f__5f__5f__5f__5f__5f__5f__5f__5f__5f__5f_-notes" draw:layer="backgroundobjects" svg:width="16.799cm" svg:height="13.364cm" svg:x="2.1cm" svg:y="14.107cm" presentation:class="notes" presentation:placeholder="true">
          <draw:text-box/>
        </draw:frame>
        <draw:frame presentation:style-name="Mpr108" draw:text-style-name="MP2" draw:layer="backgroundobjects" svg:width="9.113cm" svg:height="1.484cm" svg:x="0cm" svg:y="0cm" presentation:class="header">
          <draw:text-box>
            <text:p text:style-name="MP1"><text:span text:style-name="MT1"><presentation:header/></text:span></text:p>
          </draw:text-box>
        </draw:frame>
        <draw:frame presentation:style-name="Mpr108" draw:text-style-name="MP4" draw:layer="backgroundobjects" svg:width="9.113cm" svg:height="1.484cm" svg:x="11.886cm" svg:y="0cm" presentation:class="date-time">
          <draw:text-box>
            <text:p text:style-name="MP3"><text:span text:style-name="MT1"><presentation:date-time/></text:span></text:p>
          </draw:text-box>
        </draw:frame>
        <draw:frame presentation:style-name="Mpr109" draw:text-style-name="MP2" draw:layer="backgroundobjects" svg:width="9.113cm" svg:height="1.484cm" svg:x="0cm" svg:y="28.215cm" presentation:class="footer">
          <draw:text-box>
            <text:p text:style-name="MP1"><text:span text:style-name="MT1"><presentation:footer/></text:span></text:p>
          </draw:text-box>
        </draw:frame>
        <draw:frame presentation:style-name="Mpr10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_5f__5f__5f__5f__5f__5f__5f__5f__5f__5f_" style:display-name="Title___________________" style:page-layout-name="PM1" draw:style-name="Mdp1">
      <draw:custom-shape presentation:style-name="Mpr11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_5f__5f__5f__5f__5f__5f__5f__5f__5f__5f_-title" draw:layer="backgroundobjects" svg:width="25.199cm" svg:height="2.629cm" svg:x="1.301cm" svg:y="1.3cm" presentation:class="title" presentation:placeholder="true">
        <draw:text-box/>
      </draw:frame>
      <draw:frame presentation:style-name="Title_5f__5f__5f__5f__5f__5f__5f__5f__5f__5f__5f_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_5f__5f__5f__5f__5f__5f__5f__5f__5f__5f__5f_-title" draw:layer="backgroundobjects" svg:width="19.798cm" svg:height="11.136cm" svg:x="0.6cm" svg:y="2.257cm" presentation:class="page"/>
        <draw:frame presentation:style-name="Title_5f__5f__5f__5f__5f__5f__5f__5f__5f__5f__5f__5f__5f__5f__5f__5f__5f__5f__5f_-notes" draw:layer="backgroundobjects" svg:width="16.799cm" svg:height="13.364cm" svg:x="2.1cm" svg:y="14.107cm" presentation:class="notes" presentation:placeholder="true">
          <draw:text-box/>
        </draw:frame>
        <draw:frame presentation:style-name="Mpr111" draw:text-style-name="MP2" draw:layer="backgroundobjects" svg:width="9.113cm" svg:height="1.484cm" svg:x="0cm" svg:y="0cm" presentation:class="header">
          <draw:text-box>
            <text:p text:style-name="MP1"><text:span text:style-name="MT1"><presentation:header/></text:span></text:p>
          </draw:text-box>
        </draw:frame>
        <draw:frame presentation:style-name="Mpr111" draw:text-style-name="MP4" draw:layer="backgroundobjects" svg:width="9.113cm" svg:height="1.484cm" svg:x="11.886cm" svg:y="0cm" presentation:class="date-time">
          <draw:text-box>
            <text:p text:style-name="MP3"><text:span text:style-name="MT1"><presentation:date-time/></text:span></text:p>
          </draw:text-box>
        </draw:frame>
        <draw:frame presentation:style-name="Mpr112" draw:text-style-name="MP2" draw:layer="backgroundobjects" svg:width="9.113cm" svg:height="1.484cm" svg:x="0cm" svg:y="28.215cm" presentation:class="footer">
          <draw:text-box>
            <text:p text:style-name="MP1"><text:span text:style-name="MT1"><presentation:footer/></text:span></text:p>
          </draw:text-box>
        </draw:frame>
        <draw:frame presentation:style-name="Mpr1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_5f__5f__5f__5f__5f__5f__5f_" style:display-name="Content 1___________________" style:page-layout-name="PM1" draw:style-name="Mdp1">
      <draw:frame presentation:style-name="Content_20_1_5f__5f__5f__5f_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_5f__5f__5f__5f__5f__5f__5f__5f__5f__5f__5f__5f_-title" draw:layer="backgroundobjects" svg:width="0.001cm" svg:height="0.001cm" svg:x="0cm" svg:y="2.257cm" presentation:class="page"/>
        <draw:frame presentation:style-name="Content_20_1_5f__5f__5f__5f__5f__5f__5f__5f__5f__5f__5f__5f__5f__5f__5f__5f__5f__5f__5f_-notes" draw:layer="backgroundobjects" svg:width="16.799cm" svg:height="13.364cm" svg:x="2.1cm" svg:y="14.107cm" presentation:class="notes" presentation:placeholder="true">
          <draw:text-box/>
        </draw:frame>
        <draw:frame presentation:style-name="Mpr113" draw:text-style-name="MP2" draw:layer="backgroundobjects" svg:width="9.113cm" svg:height="1.484cm" svg:x="0cm" svg:y="0cm" presentation:class="header">
          <draw:text-box>
            <text:p text:style-name="MP1"><text:span text:style-name="MT1"><presentation:header/></text:span></text:p>
          </draw:text-box>
        </draw:frame>
        <draw:frame presentation:style-name="Mpr113" draw:text-style-name="MP4" draw:layer="backgroundobjects" svg:width="9.113cm" svg:height="1.484cm" svg:x="11.886cm" svg:y="0cm" presentation:class="date-time">
          <draw:text-box>
            <text:p text:style-name="MP3"><text:span text:style-name="MT1"><presentation:date-time/></text:span></text:p>
          </draw:text-box>
        </draw:frame>
        <draw:frame presentation:style-name="Mpr114" draw:text-style-name="MP2" draw:layer="backgroundobjects" svg:width="9.113cm" svg:height="1.484cm" svg:x="0cm" svg:y="28.215cm" presentation:class="footer">
          <draw:text-box>
            <text:p text:style-name="MP1"><text:span text:style-name="MT1"><presentation:footer/></text:span></text:p>
          </draw:text-box>
        </draw:frame>
        <draw:frame presentation:style-name="Mpr1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_5f__5f__5f__5f__5f__5f__5f__5f__5f__5f__5f_" style:display-name="Title____________________" style:page-layout-name="PM1" draw:style-name="Mdp1">
      <draw:custom-shape presentation:style-name="Mpr115"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_5f__5f__5f__5f__5f__5f__5f__5f__5f__5f__5f_-title" draw:layer="backgroundobjects" svg:width="25.199cm" svg:height="2.629cm" svg:x="1.301cm" svg:y="1.3cm" presentation:class="title" presentation:placeholder="true">
        <draw:text-box/>
      </draw:frame>
      <draw:frame presentation:style-name="Title_5f__5f__5f__5f__5f__5f__5f__5f__5f__5f__5f__5f_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_5f__5f__5f__5f__5f__5f__5f__5f__5f__5f__5f__5f_-title" draw:layer="backgroundobjects" svg:width="19.798cm" svg:height="11.136cm" svg:x="0.6cm" svg:y="2.257cm" presentation:class="page"/>
        <draw:frame presentation:style-name="Title_5f__5f__5f__5f__5f__5f__5f__5f__5f__5f__5f__5f__5f__5f__5f__5f__5f__5f__5f__5f_-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_5f__5f__5f__5f__5f__5f__5f__5f_" style:display-name="Content 1____________________" style:page-layout-name="PM1" draw:style-name="Mdp1">
      <draw:frame presentation:style-name="Content_20_1_5f__5f__5f__5f__5f_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_5f__5f__5f__5f__5f_-title" draw:layer="backgroundobjects" svg:width="0.001cm" svg:height="0.001cm" svg:x="0cm" svg:y="2.257cm" presentation:class="page"/>
        <draw:frame presentation:style-name="Content_20_1_5f__5f__5f__5f__5f__5f__5f__5f__5f__5f__5f__5f__5f__5f__5f__5f__5f__5f__5f__5f_-notes" draw:layer="backgroundobjects" svg:width="16.799cm" svg:height="13.364cm" svg:x="2.1cm" svg:y="14.107cm" presentation:class="notes" presentation:placeholder="true">
          <draw:text-box/>
        </draw:frame>
        <draw:frame presentation:style-name="Mpr118" draw:text-style-name="MP2" draw:layer="backgroundobjects" svg:width="9.113cm" svg:height="1.484cm" svg:x="0cm" svg:y="0cm" presentation:class="header">
          <draw:text-box>
            <text:p text:style-name="MP1"><text:span text:style-name="MT1"><presentation:header/></text:span></text:p>
          </draw:text-box>
        </draw:frame>
        <draw:frame presentation:style-name="Mpr118" draw:text-style-name="MP4" draw:layer="backgroundobjects" svg:width="9.113cm" svg:height="1.484cm" svg:x="11.886cm" svg:y="0cm" presentation:class="date-time">
          <draw:text-box>
            <text:p text:style-name="MP3"><text:span text:style-name="MT1"><presentation:date-time/></text:span></text:p>
          </draw:text-box>
        </draw:frame>
        <draw:frame presentation:style-name="Mpr119" draw:text-style-name="MP2" draw:layer="backgroundobjects" svg:width="9.113cm" svg:height="1.484cm" svg:x="0cm" svg:y="28.215cm" presentation:class="footer">
          <draw:text-box>
            <text:p text:style-name="MP1"><text:span text:style-name="MT1"><presentation:footer/></text:span></text:p>
          </draw:text-box>
        </draw:frame>
        <draw:frame presentation:style-name="Mpr1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_5f__5f__5f__5f__5f__5f__5f__5f__5f__5f__5f__5f_" style:display-name="Title_____________________" style:page-layout-name="PM1" draw:style-name="Mdp1">
      <draw:custom-shape presentation:style-name="Mpr12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_5f__5f__5f__5f__5f__5f__5f__5f__5f__5f__5f__5f_-title" draw:layer="backgroundobjects" svg:width="25.199cm" svg:height="2.629cm" svg:x="1.301cm" svg:y="1.3cm" presentation:class="title" presentation:placeholder="true">
        <draw:text-box/>
      </draw:frame>
      <draw:frame presentation:style-name="Title_5f__5f__5f__5f__5f__5f__5f__5f__5f__5f__5f__5f__5f_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_5f__5f__5f__5f__5f__5f__5f__5f__5f__5f__5f__5f__5f_-title" draw:layer="backgroundobjects" svg:width="19.798cm" svg:height="11.136cm" svg:x="0.6cm" svg:y="2.257cm" presentation:class="page"/>
        <draw:frame presentation:style-name="Title_5f__5f__5f__5f__5f__5f__5f__5f__5f__5f__5f__5f__5f__5f__5f__5f__5f__5f__5f__5f__5f_-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_5f__5f__5f__5f__5f__5f__5f__5f__5f_" style:display-name="Content 1_____________________" style:page-layout-name="PM1" draw:style-name="Mdp1">
      <draw:frame presentation:style-name="Content_20_1_5f__5f__5f__5f__5f__5f_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_5f__5f__5f__5f__5f__5f_-title" draw:layer="backgroundobjects" svg:width="0.001cm" svg:height="0.001cm" svg:x="0cm" svg:y="2.257cm" presentation:class="page"/>
        <draw:frame presentation:style-name="Content_20_1_5f__5f__5f__5f__5f__5f__5f__5f__5f__5f__5f__5f__5f__5f__5f__5f__5f__5f__5f__5f__5f_-notes" draw:layer="backgroundobjects" svg:width="16.799cm" svg:height="13.364cm" svg:x="2.1cm" svg:y="14.107cm" presentation:class="notes" presentation:placeholder="true">
          <draw:text-box/>
        </draw:frame>
        <draw:frame presentation:style-name="Mpr123" draw:text-style-name="MP2" draw:layer="backgroundobjects" svg:width="9.113cm" svg:height="1.484cm" svg:x="0cm" svg:y="0cm" presentation:class="header">
          <draw:text-box>
            <text:p text:style-name="MP1"><text:span text:style-name="MT1"><presentation:header/></text:span></text:p>
          </draw:text-box>
        </draw:frame>
        <draw:frame presentation:style-name="Mpr123" draw:text-style-name="MP4" draw:layer="backgroundobjects" svg:width="9.113cm" svg:height="1.484cm" svg:x="11.886cm" svg:y="0cm" presentation:class="date-time">
          <draw:text-box>
            <text:p text:style-name="MP3"><text:span text:style-name="MT1"><presentation:date-time/></text:span></text:p>
          </draw:text-box>
        </draw:frame>
        <draw:frame presentation:style-name="Mpr124" draw:text-style-name="MP2" draw:layer="backgroundobjects" svg:width="9.113cm" svg:height="1.484cm" svg:x="0cm" svg:y="28.215cm" presentation:class="footer">
          <draw:text-box>
            <text:p text:style-name="MP1"><text:span text:style-name="MT1"><presentation:footer/></text:span></text:p>
          </draw:text-box>
        </draw:frame>
        <draw:frame presentation:style-name="Mpr12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_5f__5f__5f__5f__5f__5f__5f__5f__5f__5f__5f__5f__5f__5f__5f__5f__5f__5f__5f__5f__5f_" style:display-name="Title______________________" style:page-layout-name="PM1" draw:style-name="Mdp1">
      <draw:custom-shape presentation:style-name="Mpr125"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_5f__5f__5f__5f__5f__5f__5f__5f__5f__5f__5f__5f__5f__5f__5f__5f__5f__5f__5f__5f__5f_-title" draw:layer="backgroundobjects" svg:width="25.199cm" svg:height="2.629cm" svg:x="1.301cm" svg:y="1.3cm" presentation:class="title" presentation:placeholder="true">
        <draw:text-box/>
      </draw:frame>
      <draw:frame presentation:style-name="Title_5f__5f__5f__5f__5f__5f__5f__5f__5f__5f__5f__5f__5f__5f__5f__5f__5f__5f__5f__5f__5f__5f_-outline1" draw:layer="backgroundobjects" svg:width="25.199cm" svg:height="9.134cm" svg:x="1.301cm" svg:y="5cm" presentation:class="outline" presentation:placeholder="true">
        <draw:text-box/>
      </draw:frame>
      <presentation:notes style:page-layout-name="PM0">
        <draw:page-thumbnail presentation:style-name="Title_5f__5f__5f__5f__5f__5f__5f__5f__5f__5f__5f__5f__5f__5f__5f__5f__5f__5f__5f__5f__5f__5f_-title" draw:layer="backgroundobjects" svg:width="19.798cm" svg:height="11.136cm" svg:x="0.6cm" svg:y="2.257cm" presentation:class="page"/>
        <draw:frame presentation:style-name="Title_5f__5f__5f__5f__5f__5f__5f__5f__5f__5f__5f__5f__5f__5f__5f__5f__5f__5f__5f__5f__5f__5f_-notes" draw:layer="backgroundobjects" svg:width="16.799cm" svg:height="13.364cm" svg:x="2.1cm" svg:y="14.107cm" presentation:class="notes" presentation:placeholder="true">
          <draw:text-box/>
        </draw:frame>
        <draw:frame presentation:style-name="Mpr126" draw:text-style-name="MP2" draw:layer="backgroundobjects" svg:width="9.113cm" svg:height="1.484cm" svg:x="0cm" svg:y="0cm" presentation:class="header">
          <draw:text-box>
            <text:p text:style-name="MP1"><text:span text:style-name="MT1"><presentation:header/></text:span></text:p>
          </draw:text-box>
        </draw:frame>
        <draw:frame presentation:style-name="Mpr126" draw:text-style-name="MP4" draw:layer="backgroundobjects" svg:width="9.113cm" svg:height="1.484cm" svg:x="11.886cm" svg:y="0cm" presentation:class="date-time">
          <draw:text-box>
            <text:p text:style-name="MP3"><text:span text:style-name="MT1"><presentation:date-time/></text:span></text:p>
          </draw:text-box>
        </draw:frame>
        <draw:frame presentation:style-name="Mpr127" draw:text-style-name="MP2" draw:layer="backgroundobjects" svg:width="9.113cm" svg:height="1.484cm" svg:x="0cm" svg:y="28.215cm" presentation:class="footer">
          <draw:text-box>
            <text:p text:style-name="MP1"><text:span text:style-name="MT1"><presentation:footer/></text:span></text:p>
          </draw:text-box>
        </draw:frame>
        <draw:frame presentation:style-name="Mpr12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_5f__5f__5f__5f__5f__5f__5f__5f__5f__5f__5f__5f__5f__5f__5f__5f_" style:display-name="Content 1______________________" style:page-layout-name="PM1" draw:style-name="Mdp1">
      <draw:frame presentation:style-name="Content_20_1_5f__5f__5f__5f__5f__5f__5f_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_5f_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_5f__5f__5f__5f__5f__5f__5f_-title" draw:layer="backgroundobjects" svg:width="0.001cm" svg:height="0.001cm" svg:x="0cm" svg:y="2.257cm" presentation:class="page"/>
        <draw:frame presentation:style-name="Content_20_1_5f__5f__5f__5f__5f__5f__5f__5f__5f__5f__5f__5f__5f__5f__5f__5f__5f__5f__5f__5f__5f__5f_-notes" draw:layer="backgroundobjects" svg:width="16.799cm" svg:height="13.364cm" svg:x="2.1cm" svg:y="14.107cm" presentation:class="notes" presentation:placeholder="true">
          <draw:text-box/>
        </draw:frame>
        <draw:frame presentation:style-name="Mpr128" draw:text-style-name="MP2" draw:layer="backgroundobjects" svg:width="9.113cm" svg:height="1.484cm" svg:x="0cm" svg:y="0cm" presentation:class="header">
          <draw:text-box>
            <text:p text:style-name="MP1"><text:span text:style-name="MT1"><presentation:header/></text:span></text:p>
          </draw:text-box>
        </draw:frame>
        <draw:frame presentation:style-name="Mpr128" draw:text-style-name="MP4" draw:layer="backgroundobjects" svg:width="9.113cm" svg:height="1.484cm" svg:x="11.886cm" svg:y="0cm" presentation:class="date-time">
          <draw:text-box>
            <text:p text:style-name="MP3"><text:span text:style-name="MT1"><presentation:date-time/></text:span></text:p>
          </draw:text-box>
        </draw:frame>
        <draw:frame presentation:style-name="Mpr129" draw:text-style-name="MP2" draw:layer="backgroundobjects" svg:width="9.113cm" svg:height="1.484cm" svg:x="0cm" svg:y="28.215cm" presentation:class="footer">
          <draw:text-box>
            <text:p text:style-name="MP1"><text:span text:style-name="MT1"><presentation:footer/></text:span></text:p>
          </draw:text-box>
        </draw:frame>
        <draw:frame presentation:style-name="Mpr1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3.2$Linux_X86_64 LibreOffice_project/30$Build-2</meta:generator>
    <meta:creation-date>2022-06-09T05:24:45.589833957</meta:creation-date>
    <meta:editing-duration>PT37M28S</meta:editing-duration>
    <meta:editing-cycles>8</meta:editing-cycles>
    <dc:date>2022-06-09T06:45:39.629048515</dc:date>
    <meta:document-statistic meta:object-count="1722"/>
  </office:meta>
</office:document-meta>
</file>